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Corbel" svg:font-family="Corbel"/>
  </office:font-face-decls>
  <office:automatic-styles>
    <style:style style:name="ce1" style:family="table-cell" style:parent-style-name="Default" style:data-style-name="N0"/>
    <style:style style:name="ce2" style:family="table-cell" style:parent-style-name="Title" style:data-style-name="N0">
      <style:table-cell-properties style:vertical-align="middle" fo:background-color="transparent" style:repeat-content="false"/>
      <style:paragraph-properties fo:text-align="start" fo:margin-left="0.353cm"/>
      <style:text-properties fo:color="#4F998E" fo:font-size="26pt" style:font-size-asian="26pt" style:font-size-complex="26pt" fo:font-weight="bold" style:font-weight-asian="bold" style:font-weight-complex="bold"/>
    </style:style>
    <style:style style:name="ce3" style:family="table-cell" style:parent-style-name="Default" style:data-style-name="N0">
      <style:table-cell-properties style:vertical-align="middle" fo:background-color="transparent"/>
      <style:text-properties fo:color="#FFFFFF" fo:font-size="26pt" style:font-size-asian="26pt" style:font-size-complex="26pt" fo:font-weight="bold" style:font-weight-asian="bold" style:font-weight-complex="bold"/>
    </style:style>
    <style:style style:name="ce4" style:family="table-cell" style:parent-style-name="Default" style:data-style-name="N0">
      <style:table-cell-properties fo:background-color="transparent"/>
    </style:style>
    <style:style style:name="ce5" style:family="table-cell" style:parent-style-name="Heading_32_1" style:data-style-name="N0">
      <style:table-cell-properties style:vertical-align="middle" fo:background-color="#CCEBE8" style:repeat-content="false"/>
      <style:paragraph-properties fo:text-align="start" fo:margin-left="0.353cm"/>
      <style:text-properties fo:color="#3E9D94" fo:font-size="14pt" style:font-size-asian="14pt" style:font-size-complex="14pt" fo:font-weight="bold" style:font-weight-asian="bold" style:font-weight-complex="bold"/>
    </style:style>
    <style:style style:name="ce6" style:family="table-cell" style:parent-style-name="Default" style:data-style-name="N0">
      <style:table-cell-properties fo:background-color="#CCEBE8"/>
      <style:text-properties fo:color="#4F998E" fo:font-size="14pt" style:font-size-asian="14pt" style:font-size-complex="14pt"/>
    </style:style>
    <style:style style:name="ce7" style:family="table-cell" style:parent-style-name="Default" style:data-style-name="N37">
      <style:table-cell-properties style:vertical-align="automatic" fo:wrap-option="wrap" fo:background-color="#CCEBE8" style:repeat-content="false"/>
      <style:paragraph-properties fo:text-align="center"/>
      <style:text-properties fo:color="#4F998E" fo:font-size="12pt" style:font-size-asian="12pt" style:font-size-complex="12pt"/>
    </style:style>
    <style:style style:name="ce8" style:family="table-cell" style:parent-style-name="Default" style:data-style-name="N38">
      <style:table-cell-properties style:vertical-align="middle" fo:background-color="#CCEBE8"/>
      <style:text-properties fo:color="#CC3104" fo:font-size="16pt" style:font-size-asian="16pt" style:font-size-complex="16pt" fo:font-weight="bold" style:font-weight-asian="bold" style:font-weight-complex="bold"/>
    </style:style>
    <style:style style:name="ce9" style:family="table-cell" style:parent-style-name="Default" style:data-style-name="N0">
      <style:table-cell-properties fo:background-color="#CCEBE8"/>
    </style:style>
    <style:style style:name="ce10" style:family="table-cell" style:parent-style-name="Heading_32_2" style:data-style-name="N0">
      <style:table-cell-properties style:vertical-align="middle" fo:background-color="#CCEBE8" style:repeat-content="false"/>
      <style:paragraph-properties fo:text-align="end" fo:margin-right="0cm"/>
      <style:text-properties fo:color="#3E9D94" fo:font-size="14pt" style:font-size-asian="14pt" style:font-size-complex="14pt" fo:font-weight="bold" style:font-weight-asian="bold" style:font-weight-complex="bold"/>
    </style:style>
    <style:style style:name="ce11" style:family="table-cell" style:parent-style-name="Default" style:data-style-name="N36">
      <style:table-cell-properties style:vertical-align="middle" fo:background-color="#CCEBE8"/>
      <style:text-properties fo:color="#83874B" fo:font-size="16pt" style:font-size-asian="16pt" style:font-size-complex="16pt" fo:font-weight="bold" style:font-weight-asian="bold" style:font-weight-complex="bold"/>
    </style:style>
    <style:style style:name="ce12" style:family="table-cell" style:parent-style-name="Default" style:data-style-name="N0">
      <style:table-cell-properties fo:background-color="#CCEBE8"/>
      <style:text-properties fo:color="#4F998E"/>
    </style:style>
    <style:style style:name="ce13" style:family="table-cell" style:parent-style-name="Heading_32_3" style:data-style-name="N0">
      <style:table-cell-properties style:vertical-align="automatic" fo:background-color="transparent" style:repeat-content="false"/>
      <style:paragraph-properties fo:text-align="end" fo:margin-right="0.353cm"/>
      <style:text-properties fo:color="#3E9D94" style:font-name="Corbel" style:font-name-asian="Corbel" style:font-name-complex="Corbel" fo:font-size="10pt" style:font-size-asian="10pt" style:font-size-complex="10pt" fo:font-weight="bold" style:font-weight-asian="bold" style:font-weight-complex="bold"/>
    </style:style>
    <style:style style:name="ce14" style:family="table-cell" style:parent-style-name="Default" style:data-style-name="N0">
      <style:table-cell-properties fo:background-color="transparent"/>
      <style:text-properties fo:color="#FF0000"/>
    </style:style>
    <style:style style:name="ce15" style:family="table-cell" style:parent-style-name="Default" style:data-style-name="N0">
      <style:table-cell-properties style:vertical-align="middle" fo:background-color="transparent" style:repeat-content="false"/>
      <style:paragraph-properties fo:text-align="start" fo:margin-left="1.765cm"/>
      <style:text-properties fo:color="#3A7269" fo:font-size="10pt" style:font-size-asian="10pt" style:font-size-complex="10pt"/>
    </style:style>
    <style:style style:name="ce16" style:family="table-cell" style:parent-style-name="Default" style:data-style-name="N0">
      <style:table-cell-properties style:vertical-align="middle" fo:wrap-option="wrap" fo:background-color="transparent" style:repeat-content="false"/>
      <style:paragraph-properties fo:text-align="center"/>
      <style:text-properties fo:color="#FFFFFF" style:font-name="Corbel" style:font-name-asian="Corbel" style:font-name-complex="Corbel" fo:font-size="10pt" style:font-size-asian="10pt" style:font-size-complex="10pt"/>
    </style:style>
    <style:style style:name="ce17" style:family="table-cell" style:parent-style-name="Default" style:data-style-name="N0">
      <style:table-cell-properties style:vertical-align="middle" fo:wrap-option="wrap" fo:background-color="transparent" style:repeat-content="false"/>
      <style:paragraph-properties fo:text-align="start" fo:margin-left="0cm"/>
      <style:text-properties fo:color="#FFFFFF" style:font-name="Corbel" style:font-name-asian="Corbel" style:font-name-complex="Corbel" fo:font-size="10pt" style:font-size-asian="10pt" style:font-size-complex="10pt"/>
    </style:style>
    <style:style style:name="ce18" style:family="table-cell" style:parent-style-name="Default" style:data-style-name="N0">
      <style:table-cell-properties style:vertical-align="middle" fo:wrap-option="wrap" fo:background-color="transparent" style:repeat-content="false"/>
      <style:paragraph-properties fo:text-align="start" fo:margin-left="0.353cm"/>
      <style:text-properties fo:color="#FFFFFF" style:font-name="Corbel" style:font-name-asian="Corbel" style:font-name-complex="Corbel" fo:font-size="10pt" style:font-size-asian="10pt" style:font-size-complex="10pt"/>
    </style:style>
    <style:style style:name="ce19" style:family="table-cell" style:parent-style-name="Default" style:data-style-name="N0">
      <style:table-cell-properties fo:background-color="transparent"/>
    </style:style>
    <style:style style:name="ce20" style:family="table-cell" style:parent-style-name="Default" style:data-style-name="N0">
      <style:table-cell-properties style:vertical-align="middle" fo:wrap-option="wrap" fo:background-color="transparent" style:repeat-content="false"/>
      <style:paragraph-properties fo:text-align="center"/>
    </style:style>
    <style:style style:name="ce21" style:family="table-cell" style:parent-style-name="Default" style:data-style-name="N0">
      <style:table-cell-properties style:vertical-align="middle" fo:wrap-option="wrap" fo:background-color="transparent"/>
    </style:style>
    <style:style style:name="ce22" style:family="table-cell" style:parent-style-name="Default" style:data-style-name="N0">
      <style:table-cell-properties style:vertical-align="middle" fo:wrap-option="wrap" fo:background-color="transparent" style:repeat-content="false"/>
      <style:paragraph-properties fo:text-align="start" fo:margin-left="0cm"/>
    </style:style>
    <style:style style:name="ce23" style:family="table-cell" style:parent-style-name="Default" style:data-style-name="N36">
      <style:table-cell-properties style:vertical-align="middle" fo:wrap-option="wrap" fo:background-color="transparent" style:repeat-content="false"/>
      <style:paragraph-properties fo:text-align="start" fo:margin-left="0cm"/>
    </style:style>
    <style:style style:name="ce24" style:family="table-cell" style:parent-style-name="Default" style:data-style-name="N0">
      <style:table-cell-properties style:vertical-align="middle" fo:wrap-option="wrap" fo:background-color="transparent" style:repeat-content="false"/>
      <style:paragraph-properties fo:text-align="center"/>
    </style:style>
    <style:style style:name="ce25" style:family="table-cell" style:parent-style-name="Default" style:data-style-name="N36">
      <style:table-cell-properties style:vertical-align="middle" fo:wrap-option="wrap" fo:background-color="transparent" style:repeat-content="false"/>
      <style:paragraph-properties fo:text-align="center"/>
    </style:style>
    <style:style style:name="ce26" style:family="table-cell" style:parent-style-name="Default" style:data-style-name="N38">
      <style:table-cell-properties style:vertical-align="middle" fo:wrap-option="wrap" fo:background-color="transparent" style:repeat-content="false"/>
      <style:paragraph-properties fo:text-align="end" fo:margin-right="0.353cm"/>
    </style:style>
    <style:style style:name="ce27" style:family="table-cell" style:parent-style-name="Default" style:data-style-name="N38">
      <style:table-cell-properties style:vertical-align="middle" fo:background-color="transparent" style:repeat-content="false"/>
      <style:paragraph-properties fo:text-align="end" fo:margin-right="0.353cm"/>
    </style:style>
    <style:style style:name="ce28" style:family="table-cell" style:parent-style-name="Default" style:data-style-name="N0">
      <style:table-cell-properties style:vertical-align="middle" fo:wrap-option="wrap" fo:background-color="transparent" style:repeat-content="false"/>
      <style:paragraph-properties fo:text-align="start" fo:margin-left="0.353cm"/>
    </style:style>
    <style:style style:name="ce29" style:family="table-cell" style:parent-style-name="Default" style:data-style-name="N0">
      <style:table-cell-properties style:vertical-align="middle" fo:background-color="transparent" style:repeat-content="false"/>
      <style:paragraph-properties fo:text-align="center"/>
    </style:style>
    <style:style style:name="ce30" style:family="table-cell" style:parent-style-name="Default" style:data-style-name="N0">
      <style:table-cell-properties style:vertical-align="middle" fo:background-color="transparent"/>
    </style:style>
    <style:style style:name="ce31" style:family="table-cell" style:parent-style-name="Default" style:data-style-name="N36">
      <style:table-cell-properties style:vertical-align="middle" fo:background-color="transparent" style:repeat-content="false"/>
      <style:paragraph-properties fo:text-align="center"/>
    </style:style>
    <style:style style:name="ce32" style:family="table-cell" style:parent-style-name="Default" style:data-style-name="N0">
      <style:table-cell-properties style:vertical-align="middle" style:repeat-content="false"/>
      <style:paragraph-properties fo:text-align="center"/>
    </style:style>
    <style:style style:name="ce33" style:family="table-cell" style:parent-style-name="Default" style:data-style-name="N0">
      <style:table-cell-properties style:vertical-align="middle" fo:background-color="transparent"/>
      <style:text-properties fo:color="#FFFFFF" fo:font-size="10pt" style:font-size-asian="10pt" style:font-size-complex="10pt" fo:font-weight="bold" style:font-weight-asian="bold" style:font-weight-complex="bold"/>
    </style:style>
    <style:style style:name="ce34" style:family="table-cell" style:parent-style-name="Default" style:data-style-name="N0">
      <style:table-cell-properties style:vertical-align="middle" fo:background-color="transparent"/>
      <style:text-properties fo:font-size="10pt" style:font-size-asian="10pt" style:font-size-complex="10pt" fo:font-weight="bold" style:font-weight-asian="bold" style:font-weight-complex="bold"/>
    </style:style>
    <style:style style:name="ce35" style:family="table-cell" style:parent-style-name="Default" style:data-style-name="N0">
      <style:table-cell-properties style:vertical-align="middle" fo:background-color="transparent"/>
      <style:text-properties fo:font-size="10pt" style:font-size-asian="10pt" style:font-size-complex="10pt"/>
    </style:style>
    <style:style style:name="ce36" style:family="table-cell" style:parent-style-name="Default" style:data-style-name="N0">
      <style:table-cell-properties fo:background-color="transparent"/>
      <style:text-properties fo:font-size="10pt" style:font-size-asian="10pt" style:font-size-complex="10pt"/>
    </style:style>
    <style:style style:name="ce37" style:family="table-cell" style:parent-style-name="Default" style:data-style-name="N38">
      <style:table-cell-properties style:vertical-align="middle" fo:background-color="transparent" style:repeat-content="false"/>
      <style:paragraph-properties fo:text-align="end" fo:margin-right="0.353cm"/>
      <style:text-properties fo:font-size="10pt" style:font-size-asian="10pt" style:font-size-complex="10pt"/>
    </style:style>
    <style:style style:name="ce38" style:family="table-cell" style:parent-style-name="Default" style:data-style-name="N37">
      <style:table-cell-properties style:vertical-align="middle" fo:background-color="transparent" style:repeat-content="false"/>
      <style:paragraph-properties fo:text-align="end" fo:margin-right="0.353cm"/>
      <style:text-properties fo:font-size="10pt" style:font-size-asian="10pt" style:font-size-complex="10pt" fo:font-weight="bold" style:font-weight-asian="bold" style:font-weight-complex="bold"/>
    </style:style>
    <style:style style:name="ce39" style:family="table-cell" style:parent-style-name="Default" style:data-style-name="N36">
      <style:table-cell-properties style:vertical-align="middle" fo:background-color="#CCEBE8" style:repeat-content="false"/>
      <style:paragraph-properties fo:text-align="start" fo:margin-left="0.706cm"/>
      <style:text-properties fo:color="#CC3104" fo:font-size="16pt" style:font-size-asian="16pt" style:font-size-complex="16pt" fo:font-weight="bold" style:font-weight-asian="bold" style:font-weight-complex="bold"/>
    </style:style>
    <style:style style:name="ce40" style:family="table-cell" style:parent-style-name="Heading_32_3" style:data-style-name="N39">
      <style:table-cell-properties fo:border-top="none" fo:border-bottom="thick solid #FFFFFF" fo:border-left="none" fo:border-right="none" style:vertical-align="middle" fo:background-color="#F2F2F2" style:repeat-content="false"/>
      <style:paragraph-properties fo:text-align="start" fo:margin-left="0cm"/>
      <style:text-properties fo:color="#3E9D94" style:font-name="Corbel" style:font-name-asian="Corbel" style:font-name-complex="Corbel" fo:font-size="10pt" style:font-size-asian="10pt" style:font-size-complex="10pt" fo:font-weight="bold" style:font-weight-asian="bold" style:font-weight-complex="bold"/>
    </style:style>
    <style:style style:name="ce41" style:family="table-cell" style:parent-style-name="Default" style:data-style-name="N0">
      <style:table-cell-properties fo:border-top="none" fo:border-bottom="thick solid #FFFFFF" fo:border-left="none" fo:border-right="none" style:vertical-align="middle" fo:wrap-option="wrap" fo:background-color="#F2F2F2" style:repeat-content="false"/>
      <style:paragraph-properties fo:text-align="start" fo:margin-left="0.353cm"/>
      <style:text-properties fo:color="#274B46" fo:font-size="11pt" style:font-size-asian="11pt" style:font-size-complex="11pt"/>
    </style:style>
    <style:style style:name="ce42" style:family="table-cell" style:parent-style-name="Default" style:data-style-name="N0">
      <style:table-cell-properties fo:border-top="none" fo:border-bottom="thick solid #FFFFFF" fo:border-left="none" fo:border-right="none" style:vertical-align="middle" fo:background-color="#F2F2F2" style:repeat-content="false"/>
      <style:paragraph-properties fo:text-align="start" fo:margin-left="0.353cm"/>
      <style:text-properties fo:color="#274B46" fo:font-size="11pt" style:font-size-asian="11pt" style:font-size-complex="11pt"/>
    </style:style>
    <style:style style:name="ce43" style:family="table-cell" style:parent-style-name="Default" style:data-style-name="N40">
      <style:table-cell-properties fo:border-top="thick solid #FFFFFF" fo:border-bottom="thick solid #FFFFFF" fo:border-left="none" fo:border-right="none" style:vertical-align="middle" fo:background-color="#F2F2F2" style:repeat-content="false"/>
      <style:paragraph-properties fo:text-align="start" fo:margin-left="0.353cm"/>
      <style:text-properties fo:color="#274B46" fo:font-size="11pt" style:font-size-asian="11pt" style:font-size-complex="11pt"/>
    </style:style>
    <style:style style:name="ce44" style:family="table-cell" style:parent-style-name="Heading_32_3" style:data-style-name="N39">
      <style:table-cell-properties fo:border-top="thick solid #FFFFFF" fo:border-bottom="thick solid #FFFFFF" fo:border-left="none" fo:border-right="none" style:vertical-align="middle" fo:background-color="#F2F2F2"/>
      <style:text-properties fo:color="#3E9D94" style:font-name="Corbel" style:font-name-asian="Corbel" style:font-name-complex="Corbel" fo:font-size="10pt" style:font-size-asian="10pt" style:font-size-complex="10pt" fo:font-weight="bold" style:font-weight-asian="bold" style:font-weight-complex="bold"/>
    </style:style>
    <style:style style:name="ce45" style:family="table-cell" style:parent-style-name="Default" style:data-style-name="N0">
      <style:table-cell-properties fo:border-top="thick solid #FFFFFF" fo:border-bottom="thick solid #FFFFFF" fo:border-left="none" fo:border-right="none" style:vertical-align="middle" fo:wrap-option="wrap" fo:background-color="#F2F2F2" style:repeat-content="false"/>
      <style:paragraph-properties fo:text-align="start" fo:margin-left="0.353cm"/>
      <style:text-properties fo:color="#274B46" fo:font-size="11pt" style:font-size-asian="11pt" style:font-size-complex="11pt"/>
    </style:style>
    <style:style style:name="ce46" style:family="table-cell" style:parent-style-name="Default" style:data-style-name="N0">
      <style:table-cell-properties fo:border-top="thick solid #FFFFFF" fo:border-bottom="thick solid #FFFFFF" fo:border-left="none" fo:border-right="none" style:vertical-align="middle" fo:background-color="#F2F2F2" style:repeat-content="false"/>
      <style:paragraph-properties fo:text-align="start" fo:margin-left="0.353cm"/>
      <style:text-properties fo:color="#274B46" fo:font-size="11pt" style:font-size-asian="11pt" style:font-size-complex="11pt"/>
    </style:style>
    <style:style style:name="ce47" style:family="table-cell" style:parent-style-name="Default" style:data-style-name="N0">
      <style:table-cell-properties style:vertical-align="middle" fo:background-color="#FFFFFF" style:repeat-content="false"/>
      <style:paragraph-properties fo:text-align="start" fo:margin-left="0.353cm"/>
      <style:text-properties fo:color="#4F998E" fo:font-size="22pt" style:font-size-asian="22pt" style:font-size-complex="22pt"/>
    </style:style>
    <style:style style:name="ce48" style:family="table-cell" style:parent-style-name="Default" style:data-style-name="N0">
      <style:table-cell-properties style:vertical-align="middle" fo:wrap-option="wrap" fo:background-color="#CCEBE8" style:repeat-content="false"/>
      <style:paragraph-properties fo:text-align="start" fo:margin-left="1.059cm"/>
      <style:text-properties fo:color="#4F998E" fo:font-size="10pt" style:font-size-asian="10pt" style:font-size-complex="10pt"/>
    </style:style>
    <style:style style:name="ce49" style:family="table-cell" style:parent-style-name="Default" style:data-style-name="N0">
      <style:table-cell-properties style:vertical-align="middle" fo:background-color="transparent" style:repeat-content="false"/>
      <style:paragraph-properties fo:text-align="start" fo:margin-left="0.706cm"/>
      <style:text-properties fo:font-size="11pt" style:font-size-asian="11pt" style:font-size-complex="11pt" fo:font-weight="bold" style:font-weight-asian="bold" style:font-weight-complex="bold"/>
    </style:style>
    <style:style style:name="ce50" style:family="table-cell" style:parent-style-name="Default" style:data-style-name="N0">
      <style:table-cell-properties style:vertical-align="middle" style:repeat-content="false"/>
      <style:paragraph-properties fo:text-align="start" fo:margin-left="1.059cm"/>
    </style:style>
    <style:style style:name="ce51" style:family="table-cell" style:parent-style-name="Default" style:data-style-name="N0">
      <style:table-cell-properties style:vertical-align="middle" fo:background-color="transparent" style:repeat-content="false"/>
      <style:paragraph-properties fo:text-align="start" fo:margin-left="1.059cm"/>
    </style:style>
    <style:style style:name="T1" style:family="text" style:parent-style-name="Default">
      <style:text-properties fo:color="#4F998E" style:text-line-through-style="none" style:font-name="Calibri" style:font-name-asian="Calibri" style:font-name-complex="Calibri" fo:font-size="22pt" style:font-size-asian="22pt" style:font-size-complex="22pt" fo:font-style="normal" style:font-style-asian="normal" style:font-style-complex="normal" style:text-underline-style="none" style:text-underline-type="none" fo:font-weight="normal" style:font-weight-asian="normal" style:font-weight-complex="normal" style:text-outline="false" fo:text-shadow="none" style:font-family-generic="swiss" style:font-charset="x-symbol"/>
    </style:style>
    <style:style style:name="T2" style:family="text" style:parent-style-name="Default">
      <style:text-properties fo:color="#4F998E" style:text-line-through-style="none" style:font-name="Calibri" style:font-name-asian="Calibri" style:font-name-complex="Calibri" fo:font-size="22pt" style:font-size-asian="22pt" style:font-size-complex="22pt" fo:font-style="normal" style:font-style-asian="normal" style:font-style-complex="normal" style:text-underline-style="none" style:text-underline-type="none" fo:font-weight="bold" style:font-weight-asian="bold" style:font-weight-complex="bold" style:text-outline="false" fo:text-shadow="none" style:font-family-generic="swiss" style:font-charset="x-symbol"/>
    </style:style>
    <style:style style:name="co1" style:family="table-column">
      <style:table-column-properties fo:break-before="auto" style:column-width="1.87854166666667cm"/>
    </style:style>
    <style:style style:name="co2" style:family="table-column">
      <style:table-column-properties fo:break-before="auto" style:column-width="3.30729166666667cm"/>
    </style:style>
    <style:style style:name="co3" style:family="table-column">
      <style:table-column-properties fo:break-before="auto" style:column-width="4.365625cm"/>
    </style:style>
    <style:style style:name="co4" style:family="table-column">
      <style:table-column-properties fo:break-before="auto" style:column-width="3.175cm"/>
    </style:style>
    <style:style style:name="co5" style:family="table-column">
      <style:table-column-properties fo:break-before="auto" style:column-width="2.48708333333333cm"/>
    </style:style>
    <style:style style:name="co6" style:family="table-column">
      <style:table-column-properties fo:break-before="auto" style:column-width="2.619375cm"/>
    </style:style>
    <style:style style:name="co7" style:family="table-column">
      <style:table-column-properties fo:break-before="auto" style:column-width="2.460625cm"/>
    </style:style>
    <style:style style:name="co8" style:family="table-column">
      <style:table-column-properties fo:break-before="auto" style:column-width="2.778125cm"/>
    </style:style>
    <style:style style:name="co9" style:family="table-column">
      <style:table-column-properties fo:break-before="auto" style:column-width="4.206875cm"/>
    </style:style>
    <style:style style:name="co10" style:family="table-column">
      <style:table-column-properties fo:break-before="auto" style:column-width="1.984375cm"/>
    </style:style>
    <style:style style:name="co11" style:family="table-column">
      <style:table-column-properties fo:break-before="auto" style:column-width="1.48166666666667cm"/>
    </style:style>
    <style:style style:name="co12" style:family="table-column">
      <style:table-column-properties fo:break-before="auto" style:column-width="9.63083333333333cm"/>
    </style:style>
    <style:style style:name="ro1" style:family="table-row">
      <style:table-row-properties style:row-height="64.5pt" style:use-optimal-row-height="false" fo:break-before="auto"/>
    </style:style>
    <style:style style:name="ro2" style:family="table-row">
      <style:table-row-properties style:row-height="29.25pt" style:use-optimal-row-height="false" fo:break-before="auto"/>
    </style:style>
    <style:style style:name="ro3" style:family="table-row">
      <style:table-row-properties style:row-height="28.5pt" style:use-optimal-row-height="false" fo:break-before="auto"/>
    </style:style>
    <style:style style:name="ro4" style:family="table-row">
      <style:table-row-properties style:row-height="18pt" style:use-optimal-row-height="false" fo:break-before="auto"/>
    </style:style>
    <style:style style:name="ro5" style:family="table-row">
      <style:table-row-properties style:row-height="69pt" style:use-optimal-row-height="false" fo:break-before="auto"/>
    </style:style>
    <style:style style:name="ro6" style:family="table-row">
      <style:table-row-properties style:row-height="34.5pt" style:use-optimal-row-height="false" fo:break-before="auto"/>
    </style:style>
    <style:style style:name="ro7" style:family="table-row">
      <style:table-row-properties style:row-height="31.5pt" style:use-optimal-row-height="false" fo:break-before="auto"/>
    </style:style>
    <style:style style:name="ro8" style:family="table-row">
      <style:table-row-properties style:row-height="25.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family="graphic" style:name="a20">
      <style:graphic-properties fo:wrap-option="wrap" fo:padding-top="0in" fo:padding-bottom="0in" fo:padding-left="0in" fo:padding-right="0in" draw:textarea-vertical-align="top" draw:textarea-horizontal-align="left" draw:fill="solid" draw:fill-color="#3e9e94" draw:opacity="100%" draw:stroke="none" draw:auto-grow-width="false" draw:auto-grow-height="false"/>
      <style:paragraph-properties style:font-independent-line-spacing="false" style:writing-mode="lr-tb"/>
    </style:style>
    <style:style style:family="text" style:name="a21">
      <style:text-properties fo:font-variant="normal" fo:text-transform="none" fo:color="#3e9e94"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text" style:name="a2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
      <style:graphic-properties fo:wrap-option="wrap" fo:padding-top="0in" fo:padding-bottom="0in" fo:padding-left="0in" fo:padding-right="0in" draw:textarea-vertical-align="top" draw:textarea-horizontal-align="left" draw:fill="solid" draw:fill-color="#4f998e" draw:opacity="100%" draw:stroke="none" draw:auto-grow-width="false" draw:auto-grow-height="false"/>
      <style:paragraph-properties style:font-independent-line-spacing="false" style:writing-mode="lr-tb"/>
    </style:style>
    <style:style style:family="paragraph" style:name="a1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
      <style:graphic-properties fo:wrap-option="wrap" fo:padding-top="0in" fo:padding-bottom="0in" fo:padding-left="0in" fo:padding-right="0in" draw:textarea-vertical-align="top" draw:textarea-horizontal-align="left" draw:fill="solid" draw:fill-color="#3e9e94" draw:opacity="100%" draw:stroke="none" draw:auto-grow-width="false" draw:auto-grow-height="false"/>
      <style:paragraph-properties style:font-independent-line-spacing="false" style:writing-mode="lr-tb"/>
    </style:style>
    <style:style style:family="text" style:name="a1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
      <style:graphic-properties fo:wrap-option="wrap" fo:padding-top="0in" fo:padding-bottom="0in" fo:padding-left="0in" fo:padding-right="0in" draw:textarea-vertical-align="top" draw:textarea-horizontal-align="left" draw:fill="solid" draw:fill-color="#3e9e94" draw:opacity="100%" draw:stroke="none" draw:auto-grow-width="false" draw:auto-grow-height="false"/>
      <style:paragraph-properties style:font-independent-line-spacing="false" style:writing-mode="lr-tb"/>
    </style:style>
    <style:style style:family="text" style:name="a15">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
      <style:graphic-properties fo:wrap-option="wrap" fo:padding-top="0in" fo:padding-bottom="0in" fo:padding-left="0in" fo:padding-right="0in" draw:textarea-vertical-align="top" draw:textarea-horizontal-align="left" draw:fill="solid" draw:fill-color="#3e9e94" draw:opacity="100%" draw:stroke="none" draw:auto-grow-width="false" draw:auto-grow-height="false"/>
      <style:paragraph-properties style:font-independent-line-spacing="false" style:writing-mode="lr-tb"/>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
      <style:graphic-properties fo:wrap-option="wrap" fo:padding-top="0in" fo:padding-bottom="0in" fo:padding-left="0in" fo:padding-right="0in" draw:textarea-vertical-align="top" draw:textarea-horizontal-align="left" draw:fill="solid" draw:fill-color="#3e9e94" draw:opacity="100%" draw:stroke="none" draw:auto-grow-width="false" draw:auto-grow-height="false"/>
      <style:paragraph-properties style:font-independent-line-spacing="false" style:writing-mode="lr-tb"/>
    </style:style>
    <style:style style:family="text" style:name="a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
      <style:graphic-properties fo:wrap-option="wrap" fo:padding-top="0in" fo:padding-bottom="0in" fo:padding-left="0in" fo:padding-right="0in" draw:textarea-vertical-align="top" draw:textarea-horizontal-align="left" draw:fill="solid" draw:fill-color="#3e9e94" draw:opacity="100%" draw:stroke="none" draw:auto-grow-width="false" draw:auto-grow-height="false"/>
      <style:paragraph-properties style:font-independent-line-spacing="false" style:writing-mode="lr-tb"/>
    </style:style>
    <style:style style:family="text" style:name="a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
      <style:graphic-properties fo:wrap-option="wrap" fo:padding-top="0in" fo:padding-bottom="0in" fo:padding-left="0in" fo:padding-right="0in" draw:textarea-vertical-align="top" draw:textarea-horizontal-align="left" draw:fill="solid" draw:fill-color="#3e9e94" draw:opacity="100%" draw:stroke="none" draw:auto-grow-width="false" draw:auto-grow-height="false"/>
      <style:paragraph-properties style:font-independent-line-spacing="false" style:writing-mode="lr-tb"/>
    </style:style>
    <style:style style:family="text" style:name="a9">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office:automatic-styles>
  <office:body>
    <office:spreadsheet>
      <table:calculation-settings table:case-sensitive="false" table:search-criteria-must-apply-to-whole-cell="true" table:use-wildcards="true" table:use-regular-expressions="false" table:automatic-find-labels="false"/>
      <table:content-validations>
        <table:content-validation table:name="val1" table:condition="of:cell-content-is-in-list($$RoomList)" table:base-cell-address="Home_Contents_Inventory_List.B12">
          <table:help-message/>
          <table:error-message table:title="Whoops!" table:display="true" table:message-type="warning">
            <text:p>The room you entered hasn't been added to the Room Lookup sheet, Room/Area list. You can click Yes to use your entry but it won't automatically be added to the drop down list.<text:s/></text:p>
          </table:error-message>
        </table:content-validation>
        <table:content-validation table:name="val2">
          <table:help-message table:display="true"/>
          <table:error-message table:title="Invalid Data" table:display="true">
            <text:p>Please select an entry from the list. To add or change items, use the Room/Area table on the Room Lookup worksheet.<text:s/></text:p>
          </table:error-message>
        </table:content-validation>
      </table:content-validations>
      <table:table table:name="Home_Contents_Inventory_List" table:style-name="ta1">
        <table:table-column table:style-name="co1" table:default-cell-style-name="ce4"/>
        <table:table-column table:style-name="co2" table:default-cell-style-name="ce4"/>
        <table:table-column table:style-name="co3" table:default-cell-style-name="ce4"/>
        <table:table-column table:style-name="co4" table:default-cell-style-name="ce4"/>
        <table:table-column table:style-name="co5" table:default-cell-style-name="ce4"/>
        <table:table-column table:style-name="co6" table:default-cell-style-name="ce4"/>
        <table:table-column table:style-name="co3" table:default-cell-style-name="ce4"/>
        <table:table-column table:style-name="co7" table:default-cell-style-name="ce4"/>
        <table:table-column table:style-name="co8" table:default-cell-style-name="ce4"/>
        <table:table-column table:style-name="co9" table:default-cell-style-name="ce4"/>
        <table:table-column table:style-name="co10" table:default-cell-style-name="ce1"/>
        <table:table-column table:style-name="co11" table:default-cell-style-name="ce1"/>
        <table:table-column table:style-name="co11" table:number-columns-repeated="16372" table:default-cell-style-name="ce4"/>
        <table:table-row table:style-name="ro1">
          <table:table-cell office:value-type="string" table:style-name="ce2">
            <text:p>ODS Sample File - OpenDocument Spreadsheet</text:p>
          </table:table-cell>
          <table:table-cell table:number-columns-repeated="5" table:style-name="ce3"/>
          <table:table-cell table:style-name="ce3">
            <draw:frame draw:z-index="10" draw:id="id9" draw:style-name="a23" draw:name="Data Entry Tip" svg:x="0.54167in" svg:y="0.3125in" svg:width="4.88542in" svg:height="0.36458in">
              <draw:text-box>
                <text:p text:style-name="a22" text:class-names="" text:cond-style-name=""><text:span text:style-name="a21" text:class-names="">To add new table rows for inventory items, select the last cell in the table above the Totals row, such as cell K16, and then press the Tab key. This note will not print.</text:span></text:p>
              </draw:text-box>
              <svg:title>Data entry tip</svg:title>
              <svg:desc>To add new table rows for inventory items, select the last cell in the table above the Totals row, such as cell K16, and then press the Tab key. 
(This note will not print.)
</svg:desc>
            </draw:frame>
          </table:table-cell>
          <table:table-cell table:number-columns-repeated="2" table:style-name="ce3"/>
          <table:table-cell table:style-name="ce4"/>
          <table:table-cell table:style-name="ce4">
            <draw:custom-shape svg:x="0.09375in" svg:y="0.21876in" svg:width="0.41969in" svg:height="0.37854in" draw:z-index="9" draw:id="id8" draw:style-name="a20" draw:name="House icon">
              <svg:title>House icon</svg:title>
              <svg:desc>""</svg:desc>
              <text:p text:style-name="a19" text:class-names="" text:cond-style-name=""><text:span text:style-name="a18" text:class-names=""/></text:p>
              <draw:enhanced-geometry xmlns:dr3d="urn:oasis:names:tc:opendocument:xmlns:dr3d:1.0" draw:type="non-primitive" svg:viewBox="0 0 565 516" draw:enhanced-path="M ?f3 ?f4 L ?f5 ?f4 ?f6 ?f7 ?f8 ?f9 ?f10 ?f11 ?f10 ?f12 ?f8 ?f13 ?f6 ?f14 ?f5 ?f15 ?f3 ?f16 ?f17 ?f16 ?f11 ?f15 ?f18 ?f14 ?f19 ?f13 ?f20 ?f12 ?f20 ?f11 ?f19 ?f9 ?f18 ?f7 ?f11 ?f4 ?f17 ?f4 ?f3 ?f4 Z M ?f21 ?f22 L ?f23 ?f22 ?f24 ?f25 ?f26 ?f27 ?f28 ?f9 ?f28 ?f29 ?f26 ?f30 ?f24 ?f31 ?f23 ?f32 ?f21 ?f32 ?f33 ?f32 ?f34 ?f32 ?f35 ?f31 ?f36 ?f30 ?f37 ?f29 ?f37 ?f9 ?f36 ?f27 ?f35 ?f25 ?f34 ?f22 ?f33 ?f22 ?f21 ?f22 Z M ?f38 ?f0 L ?f39 ?f40 ?f41 ?f42 ?f41 ?f43 ?f41 ?f44 ?f45 ?f46 ?f47 ?f48 ?f49 ?f50 ?f51 ?f50 ?f52 ?f50 ?f53 ?f50 ?f54 ?f48 ?f55 ?f46 ?f56 ?f44 ?f57 ?f43 ?f57 ?f58 ?f59 ?f60 ?f1 ?f61 ?f1 ?f62 ?f1 ?f62 ?f1 ?f63 ?f59 ?f22 ?f64 ?f65 ?f66 ?f67 ?f68 ?f67 ?f69 ?f67 ?f70 ?f71 ?f72 ?f18 ?f2 ?f73 ?f74 ?f73 ?f75 ?f18 ?f75 ?f20 ?f75 ?f76 ?f77 ?f77 ?f78 ?f79 ?f80 ?f2 ?f81 ?f2 ?f82 ?f2 ?f83 ?f2 ?f43 ?f79 ?f84 ?f77 ?f84 ?f76 ?f84 ?f85 ?f84 ?f11 ?f44 ?f17 ?f86 ?f17 ?f46 ?f11 ?f87 ?f71 ?f88 ?f67 ?f89 ?f67 ?f90 ?f67 ?f91 ?f65 ?f92 ?f22 ?f93 ?f63 ?f0 ?f62 ?f93 ?f61 ?f92 ?f60 ?f94 ?f40 ?f67 ?f0 ?f38 ?f0 Z N" draw:text-areas="?f269 ?f271 ?f270 ?f272" draw:glue-points="?f273 ?f274 ?f275 ?f276 ?f277 ?f278 ?f279 ?f280 ?f281 ?f282 ?f283 ?f284 ?f285 ?f286 ?f287 ?f288 ?f289 ?f290 ?f291 ?f274 ?f292 ?f293 ?f294 ?f295 ?f296 ?f276 ?f297 ?f298 ?f299 ?f300 ?f301 ?f300 ?f302 ?f303 ?f304 ?f305 ?f306 ?f307 ?f308 ?f293 ?f292 ?f293 ?f309 ?f310 ?f311 ?f312 ?f313 ?f314 ?f315 ?f316 ?f317 ?f316 ?f318 ?f319 ?f320 ?f321 ?f322 ?f323 ?f324 ?f325 ?f324 ?f326 ?f327 ?f293 ?f328 ?f329 ?f330 ?f329 ?f331 ?f332 ?f333 ?f334 ?f335 ?f336 ?f337 ?f338 ?f339 ?f340 ?f341 ?f340 ?f342 ?f343 ?f344 ?f345 ?f344 ?f288 ?f346 ?f347 ?f348 ?f349 ?f350 ?f329 ?f351 ?f352 ?f353 ?f354 ?f353 ?f325 ?f355 ?f310 ?f356 ?f357" draw:glue-point-leaving-directions="-90, -90, -90, -90, -90, -90, -90, -90, -90, -90, -90, -90, -90, -90, -90, -90, -90, -90, -90, -90, -90, -90, -90, -90, -90, -90, -90, -90, -90, -90, -90, -90, -90, -90, -90, -90, -90, -90, -90, -90, -90, -90, -90, -90, -90, -90, -90, -90, -90, -90, -90">
                <draw:equation draw:name="f0" draw:formula="0"/>
                <draw:equation draw:name="f1" draw:formula="565"/>
                <draw:equation draw:name="f2" draw:formula="516"/>
                <draw:equation draw:name="f3" draw:formula="152"/>
                <draw:equation draw:name="f4" draw:formula="257"/>
                <draw:equation draw:name="f5" draw:formula="149"/>
                <draw:equation draw:name="f6" draw:formula="147"/>
                <draw:equation draw:name="f7" draw:formula="259"/>
                <draw:equation draw:name="f8" draw:formula="146"/>
                <draw:equation draw:name="f9" draw:formula="261"/>
                <draw:equation draw:name="f10" draw:formula="145"/>
                <draw:equation draw:name="f11" draw:formula="264"/>
                <draw:equation draw:name="f12" draw:formula="481"/>
                <draw:equation draw:name="f13" draw:formula="484"/>
                <draw:equation draw:name="f14" draw:formula="486"/>
                <draw:equation draw:name="f15" draw:formula="487"/>
                <draw:equation draw:name="f16" draw:formula="488"/>
                <draw:equation draw:name="f17" draw:formula="262"/>
                <draw:equation draw:name="f18" draw:formula="267"/>
                <draw:equation draw:name="f19" draw:formula="268"/>
                <draw:equation draw:name="f20" draw:formula="269"/>
                <draw:equation draw:name="f21" draw:formula="332"/>
                <draw:equation draw:name="f22" draw:formula="254"/>
                <draw:equation draw:name="f23" draw:formula="330"/>
                <draw:equation draw:name="f24" draw:formula="327"/>
                <draw:equation draw:name="f25" draw:formula="256"/>
                <draw:equation draw:name="f26" draw:formula="326"/>
                <draw:equation draw:name="f27" draw:formula="258"/>
                <draw:equation draw:name="f28" draw:formula="325"/>
                <draw:equation draw:name="f29" draw:formula="361"/>
                <draw:equation draw:name="f30" draw:formula="364"/>
                <draw:equation draw:name="f31" draw:formula="366"/>
                <draw:equation draw:name="f32" draw:formula="368"/>
                <draw:equation draw:name="f33" draw:formula="417"/>
                <draw:equation draw:name="f34" draw:formula="420"/>
                <draw:equation draw:name="f35" draw:formula="422"/>
                <draw:equation draw:name="f36" draw:formula="423"/>
                <draw:equation draw:name="f37" draw:formula="424"/>
                <draw:equation draw:name="f38" draw:formula="287"/>
                <draw:equation draw:name="f39" draw:formula="295"/>
                <draw:equation draw:name="f40" draw:formula="4"/>
                <draw:equation draw:name="f41" draw:formula="401"/>
                <draw:equation draw:name="f42" draw:formula="100"/>
                <draw:equation draw:name="f43" draw:formula="58"/>
                <draw:equation draw:name="f44" draw:formula="54"/>
                <draw:equation draw:name="f45" draw:formula="403"/>
                <draw:equation draw:name="f46" draw:formula="51"/>
                <draw:equation draw:name="f47" draw:formula="405"/>
                <draw:equation draw:name="f48" draw:formula="49"/>
                <draw:equation draw:name="f49" draw:formula="408"/>
                <draw:equation draw:name="f50" draw:formula="47"/>
                <draw:equation draw:name="f51" draw:formula="412"/>
                <draw:equation draw:name="f52" draw:formula="468"/>
                <draw:equation draw:name="f53" draw:formula="471"/>
                <draw:equation draw:name="f54" draw:formula="474"/>
                <draw:equation draw:name="f55" draw:formula="477"/>
                <draw:equation draw:name="f56" draw:formula="478"/>
                <draw:equation draw:name="f57" draw:formula="479"/>
                <draw:equation draw:name="f58" draw:formula="170"/>
                <draw:equation draw:name="f59" draw:formula="563"/>
                <draw:equation draw:name="f60" draw:formula="245"/>
                <draw:equation draw:name="f61" draw:formula="247"/>
                <draw:equation draw:name="f62" draw:formula="249"/>
                <draw:equation draw:name="f63" draw:formula="252"/>
                <draw:equation draw:name="f64" draw:formula="539"/>
                <draw:equation draw:name="f65" draw:formula="276"/>
                <draw:equation draw:name="f66" draw:formula="537"/>
                <draw:equation draw:name="f67" draw:formula="278"/>
                <draw:equation draw:name="f68" draw:formula="534"/>
                <draw:equation draw:name="f69" draw:formula="531"/>
                <draw:equation draw:name="f70" draw:formula="529"/>
                <draw:equation draw:name="f71" draw:formula="277"/>
                <draw:equation draw:name="f72" draw:formula="518"/>
                <draw:equation draw:name="f73" draw:formula="265"/>
                <draw:equation draw:name="f74" draw:formula="515"/>
                <draw:equation draw:name="f75" draw:formula="513"/>
                <draw:equation draw:name="f76" draw:formula="509"/>
                <draw:equation draw:name="f77" draw:formula="512"/>
                <draw:equation draw:name="f78" draw:formula="511"/>
                <draw:equation draw:name="f79" draw:formula="514"/>
                <draw:equation draw:name="f80" draw:formula="508"/>
                <draw:equation draw:name="f81" draw:formula="506"/>
                <draw:equation draw:name="f82" draw:formula="63"/>
                <draw:equation draw:name="f83" draw:formula="60"/>
                <draw:equation draw:name="f84" draw:formula="56"/>
                <draw:equation draw:name="f85" draw:formula="266"/>
                <draw:equation draw:name="f86" draw:formula="53"/>
                <draw:equation draw:name="f87" draw:formula="37"/>
                <draw:equation draw:name="f88" draw:formula="34"/>
                <draw:equation draw:name="f89" draw:formula="32"/>
                <draw:equation draw:name="f90" draw:formula="28"/>
                <draw:equation draw:name="f91" draw:formula="25"/>
                <draw:equation draw:name="f92" draw:formula="2"/>
                <draw:equation draw:name="f93" draw:formula="1"/>
                <draw:equation draw:name="f94" draw:formula="271"/>
                <draw:equation draw:name="f95" draw:formula="?f2 - ?f0"/>
                <draw:equation draw:name="f96" draw:formula="?f1 - ?f0"/>
                <draw:equation draw:name="f97" draw:formula="?f96 / 565"/>
                <draw:equation draw:name="f98" draw:formula="?f95 / 516"/>
                <draw:equation draw:name="f99" draw:formula="149 * ?f96"/>
                <draw:equation draw:name="f100" draw:formula="257 * ?f95"/>
                <draw:equation draw:name="f101" draw:formula="146 * ?f96"/>
                <draw:equation draw:name="f102" draw:formula="261 * ?f95"/>
                <draw:equation draw:name="f103" draw:formula="145 * ?f96"/>
                <draw:equation draw:name="f104" draw:formula="481 * ?f95"/>
                <draw:equation draw:name="f105" draw:formula="147 * ?f96"/>
                <draw:equation draw:name="f106" draw:formula="486 * ?f95"/>
                <draw:equation draw:name="f107" draw:formula="152 * ?f96"/>
                <draw:equation draw:name="f108" draw:formula="488 * ?f95"/>
                <draw:equation draw:name="f109" draw:formula="264 * ?f96"/>
                <draw:equation draw:name="f110" draw:formula="487 * ?f95"/>
                <draw:equation draw:name="f111" draw:formula="268 * ?f96"/>
                <draw:equation draw:name="f112" draw:formula="484 * ?f95"/>
                <draw:equation draw:name="f113" draw:formula="269 * ?f96"/>
                <draw:equation draw:name="f114" draw:formula="264 * ?f95"/>
                <draw:equation draw:name="f115" draw:formula="267 * ?f96"/>
                <draw:equation draw:name="f116" draw:formula="259 * ?f95"/>
                <draw:equation draw:name="f117" draw:formula="262 * ?f96"/>
                <draw:equation draw:name="f118" draw:formula="332 * ?f96"/>
                <draw:equation draw:name="f119" draw:formula="254 * ?f95"/>
                <draw:equation draw:name="f120" draw:formula="327 * ?f96"/>
                <draw:equation draw:name="f121" draw:formula="256 * ?f95"/>
                <draw:equation draw:name="f122" draw:formula="325 * ?f96"/>
                <draw:equation draw:name="f123" draw:formula="326 * ?f96"/>
                <draw:equation draw:name="f124" draw:formula="364 * ?f95"/>
                <draw:equation draw:name="f125" draw:formula="330 * ?f96"/>
                <draw:equation draw:name="f126" draw:formula="368 * ?f95"/>
                <draw:equation draw:name="f127" draw:formula="417 * ?f96"/>
                <draw:equation draw:name="f128" draw:formula="422 * ?f96"/>
                <draw:equation draw:name="f129" draw:formula="366 * ?f95"/>
                <draw:equation draw:name="f130" draw:formula="424 * ?f96"/>
                <draw:equation draw:name="f131" draw:formula="361 * ?f95"/>
                <draw:equation draw:name="f132" draw:formula="423 * ?f96"/>
                <draw:equation draw:name="f133" draw:formula="258 * ?f95"/>
                <draw:equation draw:name="f134" draw:formula="420 * ?f96"/>
                <draw:equation draw:name="f135" draw:formula="295 * ?f96"/>
                <draw:equation draw:name="f136" draw:formula="4 * ?f95"/>
                <draw:equation draw:name="f137" draw:formula="401 * ?f96"/>
                <draw:equation draw:name="f138" draw:formula="58 * ?f95"/>
                <draw:equation draw:name="f139" draw:formula="403 * ?f96"/>
                <draw:equation draw:name="f140" draw:formula="51 * ?f95"/>
                <draw:equation draw:name="f141" draw:formula="408 * ?f96"/>
                <draw:equation draw:name="f142" draw:formula="47 * ?f95"/>
                <draw:equation draw:name="f143" draw:formula="468 * ?f96"/>
                <draw:equation draw:name="f144" draw:formula="474 * ?f96"/>
                <draw:equation draw:name="f145" draw:formula="49 * ?f95"/>
                <draw:equation draw:name="f146" draw:formula="478 * ?f96"/>
                <draw:equation draw:name="f147" draw:formula="54 * ?f95"/>
                <draw:equation draw:name="f148" draw:formula="479 * ?f96"/>
                <draw:equation draw:name="f149" draw:formula="170 * ?f95"/>
                <draw:equation draw:name="f150" draw:formula="565 * ?f96"/>
                <draw:equation draw:name="f151" draw:formula="247 * ?f95"/>
                <draw:equation draw:name="f152" draw:formula="249 * ?f95"/>
                <draw:equation draw:name="f153" draw:formula="563 * ?f96"/>
                <draw:equation draw:name="f154" draw:formula="537 * ?f96"/>
                <draw:equation draw:name="f155" draw:formula="278 * ?f95"/>
                <draw:equation draw:name="f156" draw:formula="531 * ?f96"/>
                <draw:equation draw:name="f157" draw:formula="518 * ?f96"/>
                <draw:equation draw:name="f158" draw:formula="267 * ?f95"/>
                <draw:equation draw:name="f159" draw:formula="515 * ?f96"/>
                <draw:equation draw:name="f160" draw:formula="265 * ?f95"/>
                <draw:equation draw:name="f161" draw:formula="513 * ?f96"/>
                <draw:equation draw:name="f162" draw:formula="269 * ?f95"/>
                <draw:equation draw:name="f163" draw:formula="512 * ?f96"/>
                <draw:equation draw:name="f164" draw:formula="512 * ?f95"/>
                <draw:equation draw:name="f165" draw:formula="508 * ?f96"/>
                <draw:equation draw:name="f166" draw:formula="516 * ?f95"/>
                <draw:equation draw:name="f167" draw:formula="63 * ?f96"/>
                <draw:equation draw:name="f168" draw:formula="58 * ?f96"/>
                <draw:equation draw:name="f169" draw:formula="514 * ?f95"/>
                <draw:equation draw:name="f170" draw:formula="56 * ?f96"/>
                <draw:equation draw:name="f171" draw:formula="509 * ?f95"/>
                <draw:equation draw:name="f172" draw:formula="53 * ?f96"/>
                <draw:equation draw:name="f173" draw:formula="262 * ?f95"/>
                <draw:equation draw:name="f174" draw:formula="37 * ?f96"/>
                <draw:equation draw:name="f175" draw:formula="277 * ?f95"/>
                <draw:equation draw:name="f176" draw:formula="32 * ?f96"/>
                <draw:equation draw:name="f177" draw:formula="25 * ?f96"/>
                <draw:equation draw:name="f178" draw:formula="276 * ?f95"/>
                <draw:equation draw:name="f179" draw:formula="1 * ?f96"/>
                <draw:equation draw:name="f180" draw:formula="252 * ?f95"/>
                <draw:equation draw:name="f181" draw:formula="271 * ?f96"/>
                <draw:equation draw:name="f182" draw:formula="287 * ?f96"/>
                <draw:equation draw:name="f183" draw:formula="0 * ?f95"/>
                <draw:equation draw:name="f184" draw:formula="?f99 / 565"/>
                <draw:equation draw:name="f185" draw:formula="?f100 / 516"/>
                <draw:equation draw:name="f186" draw:formula="?f101 / 565"/>
                <draw:equation draw:name="f187" draw:formula="?f102 / 516"/>
                <draw:equation draw:name="f188" draw:formula="?f103 / 565"/>
                <draw:equation draw:name="f189" draw:formula="?f104 / 516"/>
                <draw:equation draw:name="f190" draw:formula="?f105 / 565"/>
                <draw:equation draw:name="f191" draw:formula="?f106 / 516"/>
                <draw:equation draw:name="f192" draw:formula="?f107 / 565"/>
                <draw:equation draw:name="f193" draw:formula="?f108 / 516"/>
                <draw:equation draw:name="f194" draw:formula="?f109 / 565"/>
                <draw:equation draw:name="f195" draw:formula="?f110 / 516"/>
                <draw:equation draw:name="f196" draw:formula="?f111 / 565"/>
                <draw:equation draw:name="f197" draw:formula="?f112 / 516"/>
                <draw:equation draw:name="f198" draw:formula="?f113 / 565"/>
                <draw:equation draw:name="f199" draw:formula="?f114 / 516"/>
                <draw:equation draw:name="f200" draw:formula="?f115 / 565"/>
                <draw:equation draw:name="f201" draw:formula="?f116 / 516"/>
                <draw:equation draw:name="f202" draw:formula="?f117 / 565"/>
                <draw:equation draw:name="f203" draw:formula="?f118 / 565"/>
                <draw:equation draw:name="f204" draw:formula="?f119 / 516"/>
                <draw:equation draw:name="f205" draw:formula="?f120 / 565"/>
                <draw:equation draw:name="f206" draw:formula="?f121 / 516"/>
                <draw:equation draw:name="f207" draw:formula="?f122 / 565"/>
                <draw:equation draw:name="f208" draw:formula="?f123 / 565"/>
                <draw:equation draw:name="f209" draw:formula="?f124 / 516"/>
                <draw:equation draw:name="f210" draw:formula="?f125 / 565"/>
                <draw:equation draw:name="f211" draw:formula="?f126 / 516"/>
                <draw:equation draw:name="f212" draw:formula="?f127 / 565"/>
                <draw:equation draw:name="f213" draw:formula="?f128 / 565"/>
                <draw:equation draw:name="f214" draw:formula="?f129 / 516"/>
                <draw:equation draw:name="f215" draw:formula="?f130 / 565"/>
                <draw:equation draw:name="f216" draw:formula="?f131 / 516"/>
                <draw:equation draw:name="f217" draw:formula="?f132 / 565"/>
                <draw:equation draw:name="f218" draw:formula="?f133 / 516"/>
                <draw:equation draw:name="f219" draw:formula="?f134 / 565"/>
                <draw:equation draw:name="f220" draw:formula="?f135 / 565"/>
                <draw:equation draw:name="f221" draw:formula="?f136 / 516"/>
                <draw:equation draw:name="f222" draw:formula="?f137 / 565"/>
                <draw:equation draw:name="f223" draw:formula="?f138 / 516"/>
                <draw:equation draw:name="f224" draw:formula="?f139 / 565"/>
                <draw:equation draw:name="f225" draw:formula="?f140 / 516"/>
                <draw:equation draw:name="f226" draw:formula="?f141 / 565"/>
                <draw:equation draw:name="f227" draw:formula="?f142 / 516"/>
                <draw:equation draw:name="f228" draw:formula="?f143 / 565"/>
                <draw:equation draw:name="f229" draw:formula="?f144 / 565"/>
                <draw:equation draw:name="f230" draw:formula="?f145 / 516"/>
                <draw:equation draw:name="f231" draw:formula="?f146 / 565"/>
                <draw:equation draw:name="f232" draw:formula="?f147 / 516"/>
                <draw:equation draw:name="f233" draw:formula="?f148 / 565"/>
                <draw:equation draw:name="f234" draw:formula="?f149 / 516"/>
                <draw:equation draw:name="f235" draw:formula="?f150 / 565"/>
                <draw:equation draw:name="f236" draw:formula="?f151 / 516"/>
                <draw:equation draw:name="f237" draw:formula="?f152 / 516"/>
                <draw:equation draw:name="f238" draw:formula="?f153 / 565"/>
                <draw:equation draw:name="f239" draw:formula="?f154 / 565"/>
                <draw:equation draw:name="f240" draw:formula="?f155 / 516"/>
                <draw:equation draw:name="f241" draw:formula="?f156 / 565"/>
                <draw:equation draw:name="f242" draw:formula="?f157 / 565"/>
                <draw:equation draw:name="f243" draw:formula="?f158 / 516"/>
                <draw:equation draw:name="f244" draw:formula="?f159 / 565"/>
                <draw:equation draw:name="f245" draw:formula="?f160 / 516"/>
                <draw:equation draw:name="f246" draw:formula="?f161 / 565"/>
                <draw:equation draw:name="f247" draw:formula="?f162 / 516"/>
                <draw:equation draw:name="f248" draw:formula="?f163 / 565"/>
                <draw:equation draw:name="f249" draw:formula="?f164 / 516"/>
                <draw:equation draw:name="f250" draw:formula="?f165 / 565"/>
                <draw:equation draw:name="f251" draw:formula="?f166 / 516"/>
                <draw:equation draw:name="f252" draw:formula="?f167 / 565"/>
                <draw:equation draw:name="f253" draw:formula="?f168 / 565"/>
                <draw:equation draw:name="f254" draw:formula="?f169 / 516"/>
                <draw:equation draw:name="f255" draw:formula="?f170 / 565"/>
                <draw:equation draw:name="f256" draw:formula="?f171 / 516"/>
                <draw:equation draw:name="f257" draw:formula="?f172 / 565"/>
                <draw:equation draw:name="f258" draw:formula="?f173 / 516"/>
                <draw:equation draw:name="f259" draw:formula="?f174 / 565"/>
                <draw:equation draw:name="f260" draw:formula="?f175 / 516"/>
                <draw:equation draw:name="f261" draw:formula="?f176 / 565"/>
                <draw:equation draw:name="f262" draw:formula="?f177 / 565"/>
                <draw:equation draw:name="f263" draw:formula="?f178 / 516"/>
                <draw:equation draw:name="f264" draw:formula="?f179 / 565"/>
                <draw:equation draw:name="f265" draw:formula="?f180 / 516"/>
                <draw:equation draw:name="f266" draw:formula="?f181 / 565"/>
                <draw:equation draw:name="f267" draw:formula="?f182 / 565"/>
                <draw:equation draw:name="f268" draw:formula="?f183 / 516"/>
                <draw:equation draw:name="f269" draw:formula="0 / ?f97"/>
                <draw:equation draw:name="f270" draw:formula="?f1 / ?f97"/>
                <draw:equation draw:name="f271" draw:formula="0 / ?f98"/>
                <draw:equation draw:name="f272" draw:formula="?f2 / ?f98"/>
                <draw:equation draw:name="f273" draw:formula="?f184 / ?f97"/>
                <draw:equation draw:name="f274" draw:formula="?f185 / ?f98"/>
                <draw:equation draw:name="f275" draw:formula="?f186 / ?f97"/>
                <draw:equation draw:name="f276" draw:formula="?f187 / ?f98"/>
                <draw:equation draw:name="f277" draw:formula="?f188 / ?f97"/>
                <draw:equation draw:name="f278" draw:formula="?f189 / ?f98"/>
                <draw:equation draw:name="f279" draw:formula="?f190 / ?f97"/>
                <draw:equation draw:name="f280" draw:formula="?f191 / ?f98"/>
                <draw:equation draw:name="f281" draw:formula="?f192 / ?f97"/>
                <draw:equation draw:name="f282" draw:formula="?f193 / ?f98"/>
                <draw:equation draw:name="f283" draw:formula="?f194 / ?f97"/>
                <draw:equation draw:name="f284" draw:formula="?f195 / ?f98"/>
                <draw:equation draw:name="f285" draw:formula="?f196 / ?f97"/>
                <draw:equation draw:name="f286" draw:formula="?f197 / ?f98"/>
                <draw:equation draw:name="f287" draw:formula="?f198 / ?f97"/>
                <draw:equation draw:name="f288" draw:formula="?f199 / ?f98"/>
                <draw:equation draw:name="f289" draw:formula="?f200 / ?f97"/>
                <draw:equation draw:name="f290" draw:formula="?f201 / ?f98"/>
                <draw:equation draw:name="f291" draw:formula="?f202 / ?f97"/>
                <draw:equation draw:name="f292" draw:formula="?f203 / ?f97"/>
                <draw:equation draw:name="f293" draw:formula="?f204 / ?f98"/>
                <draw:equation draw:name="f294" draw:formula="?f205 / ?f97"/>
                <draw:equation draw:name="f295" draw:formula="?f206 / ?f98"/>
                <draw:equation draw:name="f296" draw:formula="?f207 / ?f97"/>
                <draw:equation draw:name="f297" draw:formula="?f208 / ?f97"/>
                <draw:equation draw:name="f298" draw:formula="?f209 / ?f98"/>
                <draw:equation draw:name="f299" draw:formula="?f210 / ?f97"/>
                <draw:equation draw:name="f300" draw:formula="?f211 / ?f98"/>
                <draw:equation draw:name="f301" draw:formula="?f212 / ?f97"/>
                <draw:equation draw:name="f302" draw:formula="?f213 / ?f97"/>
                <draw:equation draw:name="f303" draw:formula="?f214 / ?f98"/>
                <draw:equation draw:name="f304" draw:formula="?f215 / ?f97"/>
                <draw:equation draw:name="f305" draw:formula="?f216 / ?f98"/>
                <draw:equation draw:name="f306" draw:formula="?f217 / ?f97"/>
                <draw:equation draw:name="f307" draw:formula="?f218 / ?f98"/>
                <draw:equation draw:name="f308" draw:formula="?f219 / ?f97"/>
                <draw:equation draw:name="f309" draw:formula="?f220 / ?f97"/>
                <draw:equation draw:name="f310" draw:formula="?f221 / ?f98"/>
                <draw:equation draw:name="f311" draw:formula="?f222 / ?f97"/>
                <draw:equation draw:name="f312" draw:formula="?f223 / ?f98"/>
                <draw:equation draw:name="f313" draw:formula="?f224 / ?f97"/>
                <draw:equation draw:name="f314" draw:formula="?f225 / ?f98"/>
                <draw:equation draw:name="f315" draw:formula="?f226 / ?f97"/>
                <draw:equation draw:name="f316" draw:formula="?f227 / ?f98"/>
                <draw:equation draw:name="f317" draw:formula="?f228 / ?f97"/>
                <draw:equation draw:name="f318" draw:formula="?f229 / ?f97"/>
                <draw:equation draw:name="f319" draw:formula="?f230 / ?f98"/>
                <draw:equation draw:name="f320" draw:formula="?f231 / ?f97"/>
                <draw:equation draw:name="f321" draw:formula="?f232 / ?f98"/>
                <draw:equation draw:name="f322" draw:formula="?f233 / ?f97"/>
                <draw:equation draw:name="f323" draw:formula="?f234 / ?f98"/>
                <draw:equation draw:name="f324" draw:formula="?f235 / ?f97"/>
                <draw:equation draw:name="f325" draw:formula="?f236 / ?f98"/>
                <draw:equation draw:name="f326" draw:formula="?f237 / ?f98"/>
                <draw:equation draw:name="f327" draw:formula="?f238 / ?f97"/>
                <draw:equation draw:name="f328" draw:formula="?f239 / ?f97"/>
                <draw:equation draw:name="f329" draw:formula="?f240 / ?f98"/>
                <draw:equation draw:name="f330" draw:formula="?f241 / ?f97"/>
                <draw:equation draw:name="f331" draw:formula="?f242 / ?f97"/>
                <draw:equation draw:name="f332" draw:formula="?f243 / ?f98"/>
                <draw:equation draw:name="f333" draw:formula="?f244 / ?f97"/>
                <draw:equation draw:name="f334" draw:formula="?f245 / ?f98"/>
                <draw:equation draw:name="f335" draw:formula="?f246 / ?f97"/>
                <draw:equation draw:name="f336" draw:formula="?f247 / ?f98"/>
                <draw:equation draw:name="f337" draw:formula="?f248 / ?f97"/>
                <draw:equation draw:name="f338" draw:formula="?f249 / ?f98"/>
                <draw:equation draw:name="f339" draw:formula="?f250 / ?f97"/>
                <draw:equation draw:name="f340" draw:formula="?f251 / ?f98"/>
                <draw:equation draw:name="f341" draw:formula="?f252 / ?f97"/>
                <draw:equation draw:name="f342" draw:formula="?f253 / ?f97"/>
                <draw:equation draw:name="f343" draw:formula="?f254 / ?f98"/>
                <draw:equation draw:name="f344" draw:formula="?f255 / ?f97"/>
                <draw:equation draw:name="f345" draw:formula="?f256 / ?f98"/>
                <draw:equation draw:name="f346" draw:formula="?f257 / ?f97"/>
                <draw:equation draw:name="f347" draw:formula="?f258 / ?f98"/>
                <draw:equation draw:name="f348" draw:formula="?f259 / ?f97"/>
                <draw:equation draw:name="f349" draw:formula="?f260 / ?f98"/>
                <draw:equation draw:name="f350" draw:formula="?f261 / ?f97"/>
                <draw:equation draw:name="f351" draw:formula="?f262 / ?f97"/>
                <draw:equation draw:name="f352" draw:formula="?f263 / ?f98"/>
                <draw:equation draw:name="f353" draw:formula="?f264 / ?f97"/>
                <draw:equation draw:name="f354" draw:formula="?f265 / ?f98"/>
                <draw:equation draw:name="f355" draw:formula="?f266 / ?f97"/>
                <draw:equation draw:name="f356" draw:formula="?f267 / ?f97"/>
                <draw:equation draw:name="f357" draw:formula="?f268 / ?f98"/>
              </draw:enhanced-geometry>
            </draw:custom-shape>
          </table:table-cell>
          <table:table-cell table:style-name="ce1"/>
          <table:table-cell table:number-columns-repeated="16372" table:style-name="ce4"/>
        </table:table-row>
        <table:table-row table:style-name="ro2">
          <table:table-cell office:value-type="string" table:style-name="ce5">
            <text:p><text:s/>TOTAL ESTIMATED VALUE OF ALL ITEMS:</text:p>
          </table:table-cell>
          <table:table-cell table:style-name="ce6"/>
          <table:table-cell table:style-name="ce7"/>
          <table:table-cell office:value-type="float" office:value="4040" table:formula="of:=SUM([Home_Contents_Inventory_List.$I$17])" table:style-name="ce8">
            <text:p>$4.040,00<text:s/></text:p>
          </table:table-cell>
          <table:table-cell table:number-columns-repeated="2" table:style-name="ce9"/>
          <table:table-cell office:value-type="string" table:style-name="ce10">
            <text:p>INVENTORY DATE:</text:p>
          </table:table-cell>
          <table:table-cell office:value-type="date" office:date-value="2017-05-04T00:00:00" table:formula="of:=TODAY()-35" table:number-columns-spanned="2" table:number-rows-spanned="1" table:style-name="ce39">
            <text:p>04.05.2017</text:p>
          </table:table-cell>
          <table:covered-table-cell/>
          <table:table-cell table:style-name="ce11"/>
          <table:table-cell table:style-name="ce12"/>
          <table:table-cell table:number-columns-repeated="16373" table:style-name="ce4"/>
        </table:table-row>
        <table:table-row table:style-name="ro3">
          <table:table-cell table:number-columns-repeated="16384" table:style-name="ce4"/>
        </table:table-row>
        <table:table-row table:style-name="ro4">
          <table:table-cell table:style-name="ce4">
            <draw:custom-shape svg:x="0.25541in" svg:y="0.04167in" svg:width="0.24622in" svg:height="0.34761in" draw:z-index="4" draw:id="id3" draw:style-name="a8" draw:name="Person icon">
              <svg:title>Person icon</svg:title>
              <svg:desc>""</svg:desc>
              <text:p text:style-name="a7" text:class-names="" text:cond-style-name=""><text:span text:style-name="a6" text:class-names=""/></text:p>
              <draw:enhanced-geometry xmlns:dr3d="urn:oasis:names:tc:opendocument:xmlns:dr3d:1.0" draw:type="non-primitive" svg:viewBox="0 0 376 523" draw:enhanced-path="M ?f3 ?f0 L ?f4 ?f5 ?f6 ?f7 ?f8 ?f9 ?f10 ?f11 ?f12 ?f13 ?f14 ?f15 ?f16 ?f17 ?f16 ?f18 ?f19 ?f20 ?f21 ?f22 ?f23 ?f24 ?f23 ?f25 ?f21 ?f26 ?f19 ?f27 ?f16 ?f28 ?f16 ?f29 ?f14 ?f30 ?f31 ?f32 ?f33 ?f34 ?f35 ?f36 ?f37 ?f38 ?f39 ?f40 ?f41 ?f42 ?f43 ?f44 ?f45 ?f44 ?f46 ?f16 ?f47 ?f48 ?f49 ?f21 ?f50 ?f51 ?f52 ?f53 ?f1 ?f54 ?f1 ?f55 ?f56 ?f57 ?f58 ?f59 ?f60 ?f61 ?f62 ?f2 ?f63 ?f2 ?f64 ?f61 ?f65 ?f59 ?f66 ?f57 ?f0 ?f55 ?f0 ?f54 ?f67 ?f53 ?f68 ?f51 ?f69 ?f21 ?f70 ?f48 ?f71 ?f16 ?f22 ?f44 ?f72 ?f44 ?f73 ?f42 ?f74 ?f38 ?f72 ?f75 ?f76 ?f41 ?f77 ?f32 ?f78 ?f30 ?f79 ?f29 ?f79 ?f28 ?f80 ?f27 ?f81 ?f26 ?f82 ?f25 ?f82 ?f24 ?f81 ?f22 ?f80 ?f20 ?f79 ?f18 ?f79 ?f17 ?f83 ?f15 ?f84 ?f13 ?f85 ?f11 ?f86 ?f9 ?f87 ?f7 ?f88 ?f5 ?f3 ?f0 Z N" draw:text-areas="?f211 ?f213 ?f212 ?f214" draw:glue-points="?f215 ?f216 ?f217 ?f218 ?f219 ?f220 ?f221 ?f222 ?f223 ?f224 ?f225 ?f226 ?f227 ?f228 ?f221 ?f229 ?f230 ?f231 ?f232 ?f233 ?f234 ?f235 ?f236 ?f237 ?f238 ?f239 ?f240 ?f241 ?f242 ?f243 ?f244 ?f245 ?f246 ?f247 ?f248 ?f249 ?f250 ?f251 ?f252 ?f253 ?f254 ?f255 ?f256 ?f257 ?f258 ?f259 ?f260 ?f261 ?f262 ?f239 ?f263 ?f235 ?f264 ?f265 ?f266 ?f231 ?f267 ?f229 ?f268 ?f228 ?f269 ?f226 ?f270 ?f224 ?f267 ?f222 ?f271 ?f220 ?f272 ?f218 ?f273 ?f216" draw:glue-point-leaving-directions="-90, -90, -90, -90, -90, -90, -90, -90, -90, -90, -90, -90, -90, -90, -90, -90, -90, -90, -90, -90, -90, -90, -90, -90, -90, -90, -90, -90, -90, -90, -90, -90, -90, -90, -90, -90">
                <draw:equation draw:name="f0" draw:formula="0"/>
                <draw:equation draw:name="f1" draw:formula="376"/>
                <draw:equation draw:name="f2" draw:formula="523"/>
                <draw:equation draw:name="f3" draw:formula="187"/>
                <draw:equation draw:name="f4" draw:formula="209"/>
                <draw:equation draw:name="f5" draw:formula="3"/>
                <draw:equation draw:name="f6" draw:formula="230"/>
                <draw:equation draw:name="f7" draw:formula="10"/>
                <draw:equation draw:name="f8" draw:formula="248"/>
                <draw:equation draw:name="f9" draw:formula="21"/>
                <draw:equation draw:name="f10" draw:formula="263"/>
                <draw:equation draw:name="f11" draw:formula="36"/>
                <draw:equation draw:name="f12" draw:formula="274"/>
                <draw:equation draw:name="f13" draw:formula="55"/>
                <draw:equation draw:name="f14" draw:formula="282"/>
                <draw:equation draw:name="f15" draw:formula="75"/>
                <draw:equation draw:name="f16" draw:formula="285"/>
                <draw:equation draw:name="f17" draw:formula="97"/>
                <draw:equation draw:name="f18" draw:formula="120"/>
                <draw:equation draw:name="f19" draw:formula="295"/>
                <draw:equation draw:name="f20" draw:formula="122"/>
                <draw:equation draw:name="f21" draw:formula="302"/>
                <draw:equation draw:name="f22" draw:formula="129"/>
                <draw:equation draw:name="f23" draw:formula="305"/>
                <draw:equation draw:name="f24" draw:formula="139"/>
                <draw:equation draw:name="f25" draw:formula="151"/>
                <draw:equation draw:name="f26" draw:formula="161"/>
                <draw:equation draw:name="f27" draw:formula="169"/>
                <draw:equation draw:name="f28" draw:formula="172"/>
                <draw:equation draw:name="f29" draw:formula="175"/>
                <draw:equation draw:name="f30" draw:formula="198"/>
                <draw:equation draw:name="f31" draw:formula="273"/>
                <draw:equation draw:name="f32" draw:formula="220"/>
                <draw:equation draw:name="f33" draw:formula="260"/>
                <draw:equation draw:name="f34" draw:formula="239"/>
                <draw:equation draw:name="f35" draw:formula="243"/>
                <draw:equation draw:name="f36" draw:formula="254"/>
                <draw:equation draw:name="f37" draw:formula="223"/>
                <draw:equation draw:name="f38" draw:formula="265"/>
                <draw:equation draw:name="f39" draw:formula="232"/>
                <draw:equation draw:name="f40" draw:formula="266"/>
                <draw:equation draw:name="f41" draw:formula="240"/>
                <draw:equation draw:name="f42" draw:formula="267"/>
                <draw:equation draw:name="f43" draw:formula="245"/>
                <draw:equation draw:name="f44" draw:formula="268"/>
                <draw:equation draw:name="f45" draw:formula="246"/>
                <draw:equation draw:name="f46" draw:formula="323"/>
                <draw:equation draw:name="f47" draw:formula="341"/>
                <draw:equation draw:name="f48" draw:formula="292"/>
                <draw:equation draw:name="f49" draw:formula="355"/>
                <draw:equation draw:name="f50" draw:formula="366"/>
                <draw:equation draw:name="f51" draw:formula="316"/>
                <draw:equation draw:name="f52" draw:formula="373"/>
                <draw:equation draw:name="f53" draw:formula="332"/>
                <draw:equation draw:name="f54" draw:formula="351"/>
                <draw:equation draw:name="f55" draw:formula="500"/>
                <draw:equation draw:name="f56" draw:formula="374"/>
                <draw:equation draw:name="f57" draw:formula="509"/>
                <draw:equation draw:name="f58" draw:formula="369"/>
                <draw:equation draw:name="f59" draw:formula="516"/>
                <draw:equation draw:name="f60" draw:formula="362"/>
                <draw:equation draw:name="f61" draw:formula="521"/>
                <draw:equation draw:name="f62" draw:formula="353"/>
                <draw:equation draw:name="f63" draw:formula="23"/>
                <draw:equation draw:name="f64" draw:formula="14"/>
                <draw:equation draw:name="f65" draw:formula="6"/>
                <draw:equation draw:name="f66" draw:formula="1"/>
                <draw:equation draw:name="f67" draw:formula="2"/>
                <draw:equation draw:name="f68" draw:formula="9"/>
                <draw:equation draw:name="f69" draw:formula="20"/>
                <draw:equation draw:name="f70" draw:formula="35"/>
                <draw:equation draw:name="f71" draw:formula="52"/>
                <draw:equation draw:name="f72" draw:formula="132"/>
                <draw:equation draw:name="f73" draw:formula="140"/>
                <draw:equation draw:name="f74" draw:formula="152"/>
                <draw:equation draw:name="f75" draw:formula="255"/>
                <draw:equation draw:name="f76" draw:formula="115"/>
                <draw:equation draw:name="f77" draw:formula="101"/>
                <draw:equation draw:name="f78" draw:formula="93"/>
                <draw:equation draw:name="f79" draw:formula="90"/>
                <draw:equation draw:name="f80" draw:formula="80"/>
                <draw:equation draw:name="f81" draw:formula="73"/>
                <draw:equation draw:name="f82" draw:formula="70"/>
                <draw:equation draw:name="f83" draw:formula="92"/>
                <draw:equation draw:name="f84" draw:formula="99"/>
                <draw:equation draw:name="f85" draw:formula="112"/>
                <draw:equation draw:name="f86" draw:formula="126"/>
                <draw:equation draw:name="f87" draw:formula="144"/>
                <draw:equation draw:name="f88" draw:formula="165"/>
                <draw:equation draw:name="f89" draw:formula="?f2 - ?f0"/>
                <draw:equation draw:name="f90" draw:formula="?f1 - ?f0"/>
                <draw:equation draw:name="f91" draw:formula="?f90 / 376"/>
                <draw:equation draw:name="f92" draw:formula="?f89 / 523"/>
                <draw:equation draw:name="f93" draw:formula="209 * ?f90"/>
                <draw:equation draw:name="f94" draw:formula="3 * ?f89"/>
                <draw:equation draw:name="f95" draw:formula="248 * ?f90"/>
                <draw:equation draw:name="f96" draw:formula="21 * ?f89"/>
                <draw:equation draw:name="f97" draw:formula="274 * ?f90"/>
                <draw:equation draw:name="f98" draw:formula="55 * ?f89"/>
                <draw:equation draw:name="f99" draw:formula="285 * ?f90"/>
                <draw:equation draw:name="f100" draw:formula="97 * ?f89"/>
                <draw:equation draw:name="f101" draw:formula="295 * ?f90"/>
                <draw:equation draw:name="f102" draw:formula="122 * ?f89"/>
                <draw:equation draw:name="f103" draw:formula="305 * ?f90"/>
                <draw:equation draw:name="f104" draw:formula="139 * ?f89"/>
                <draw:equation draw:name="f105" draw:formula="302 * ?f90"/>
                <draw:equation draw:name="f106" draw:formula="161 * ?f89"/>
                <draw:equation draw:name="f107" draw:formula="172 * ?f89"/>
                <draw:equation draw:name="f108" draw:formula="282 * ?f90"/>
                <draw:equation draw:name="f109" draw:formula="198 * ?f89"/>
                <draw:equation draw:name="f110" draw:formula="260 * ?f90"/>
                <draw:equation draw:name="f111" draw:formula="239 * ?f89"/>
                <draw:equation draw:name="f112" draw:formula="223 * ?f90"/>
                <draw:equation draw:name="f113" draw:formula="265 * ?f89"/>
                <draw:equation draw:name="f114" draw:formula="240 * ?f90"/>
                <draw:equation draw:name="f115" draw:formula="267 * ?f89"/>
                <draw:equation draw:name="f116" draw:formula="246 * ?f90"/>
                <draw:equation draw:name="f117" draw:formula="268 * ?f89"/>
                <draw:equation draw:name="f118" draw:formula="341 * ?f90"/>
                <draw:equation draw:name="f119" draw:formula="292 * ?f89"/>
                <draw:equation draw:name="f120" draw:formula="366 * ?f90"/>
                <draw:equation draw:name="f121" draw:formula="316 * ?f89"/>
                <draw:equation draw:name="f122" draw:formula="376 * ?f90"/>
                <draw:equation draw:name="f123" draw:formula="351 * ?f89"/>
                <draw:equation draw:name="f124" draw:formula="374 * ?f90"/>
                <draw:equation draw:name="f125" draw:formula="509 * ?f89"/>
                <draw:equation draw:name="f126" draw:formula="362 * ?f90"/>
                <draw:equation draw:name="f127" draw:formula="521 * ?f89"/>
                <draw:equation draw:name="f128" draw:formula="23 * ?f90"/>
                <draw:equation draw:name="f129" draw:formula="523 * ?f89"/>
                <draw:equation draw:name="f130" draw:formula="6 * ?f90"/>
                <draw:equation draw:name="f131" draw:formula="516 * ?f89"/>
                <draw:equation draw:name="f132" draw:formula="0 * ?f90"/>
                <draw:equation draw:name="f133" draw:formula="500 * ?f89"/>
                <draw:equation draw:name="f134" draw:formula="2 * ?f90"/>
                <draw:equation draw:name="f135" draw:formula="332 * ?f89"/>
                <draw:equation draw:name="f136" draw:formula="20 * ?f90"/>
                <draw:equation draw:name="f137" draw:formula="302 * ?f89"/>
                <draw:equation draw:name="f138" draw:formula="52 * ?f90"/>
                <draw:equation draw:name="f139" draw:formula="285 * ?f89"/>
                <draw:equation draw:name="f140" draw:formula="132 * ?f90"/>
                <draw:equation draw:name="f141" draw:formula="152 * ?f90"/>
                <draw:equation draw:name="f142" draw:formula="115 * ?f90"/>
                <draw:equation draw:name="f143" draw:formula="240 * ?f89"/>
                <draw:equation draw:name="f144" draw:formula="93 * ?f90"/>
                <draw:equation draw:name="f145" draw:formula="90 * ?f90"/>
                <draw:equation draw:name="f146" draw:formula="73 * ?f90"/>
                <draw:equation draw:name="f147" draw:formula="70 * ?f90"/>
                <draw:equation draw:name="f148" draw:formula="80 * ?f90"/>
                <draw:equation draw:name="f149" draw:formula="99 * ?f90"/>
                <draw:equation draw:name="f150" draw:formula="126 * ?f90"/>
                <draw:equation draw:name="f151" draw:formula="165 * ?f90"/>
                <draw:equation draw:name="f152" draw:formula="?f93 / 376"/>
                <draw:equation draw:name="f153" draw:formula="?f94 / 523"/>
                <draw:equation draw:name="f154" draw:formula="?f95 / 376"/>
                <draw:equation draw:name="f155" draw:formula="?f96 / 523"/>
                <draw:equation draw:name="f156" draw:formula="?f97 / 376"/>
                <draw:equation draw:name="f157" draw:formula="?f98 / 523"/>
                <draw:equation draw:name="f158" draw:formula="?f99 / 376"/>
                <draw:equation draw:name="f159" draw:formula="?f100 / 523"/>
                <draw:equation draw:name="f160" draw:formula="?f101 / 376"/>
                <draw:equation draw:name="f161" draw:formula="?f102 / 523"/>
                <draw:equation draw:name="f162" draw:formula="?f103 / 376"/>
                <draw:equation draw:name="f163" draw:formula="?f104 / 523"/>
                <draw:equation draw:name="f164" draw:formula="?f105 / 376"/>
                <draw:equation draw:name="f165" draw:formula="?f106 / 523"/>
                <draw:equation draw:name="f166" draw:formula="?f107 / 523"/>
                <draw:equation draw:name="f167" draw:formula="?f108 / 376"/>
                <draw:equation draw:name="f168" draw:formula="?f109 / 523"/>
                <draw:equation draw:name="f169" draw:formula="?f110 / 376"/>
                <draw:equation draw:name="f170" draw:formula="?f111 / 523"/>
                <draw:equation draw:name="f171" draw:formula="?f112 / 376"/>
                <draw:equation draw:name="f172" draw:formula="?f113 / 523"/>
                <draw:equation draw:name="f173" draw:formula="?f114 / 376"/>
                <draw:equation draw:name="f174" draw:formula="?f115 / 523"/>
                <draw:equation draw:name="f175" draw:formula="?f116 / 376"/>
                <draw:equation draw:name="f176" draw:formula="?f117 / 523"/>
                <draw:equation draw:name="f177" draw:formula="?f118 / 376"/>
                <draw:equation draw:name="f178" draw:formula="?f119 / 523"/>
                <draw:equation draw:name="f179" draw:formula="?f120 / 376"/>
                <draw:equation draw:name="f180" draw:formula="?f121 / 523"/>
                <draw:equation draw:name="f181" draw:formula="?f122 / 376"/>
                <draw:equation draw:name="f182" draw:formula="?f123 / 523"/>
                <draw:equation draw:name="f183" draw:formula="?f124 / 376"/>
                <draw:equation draw:name="f184" draw:formula="?f125 / 523"/>
                <draw:equation draw:name="f185" draw:formula="?f126 / 376"/>
                <draw:equation draw:name="f186" draw:formula="?f127 / 523"/>
                <draw:equation draw:name="f187" draw:formula="?f128 / 376"/>
                <draw:equation draw:name="f188" draw:formula="?f129 / 523"/>
                <draw:equation draw:name="f189" draw:formula="?f130 / 376"/>
                <draw:equation draw:name="f190" draw:formula="?f131 / 523"/>
                <draw:equation draw:name="f191" draw:formula="?f132 / 376"/>
                <draw:equation draw:name="f192" draw:formula="?f133 / 523"/>
                <draw:equation draw:name="f193" draw:formula="?f134 / 376"/>
                <draw:equation draw:name="f194" draw:formula="?f135 / 523"/>
                <draw:equation draw:name="f195" draw:formula="?f136 / 376"/>
                <draw:equation draw:name="f196" draw:formula="?f137 / 523"/>
                <draw:equation draw:name="f197" draw:formula="?f138 / 376"/>
                <draw:equation draw:name="f198" draw:formula="?f139 / 523"/>
                <draw:equation draw:name="f199" draw:formula="?f140 / 376"/>
                <draw:equation draw:name="f200" draw:formula="?f141 / 376"/>
                <draw:equation draw:name="f201" draw:formula="?f142 / 376"/>
                <draw:equation draw:name="f202" draw:formula="?f143 / 523"/>
                <draw:equation draw:name="f203" draw:formula="?f144 / 376"/>
                <draw:equation draw:name="f204" draw:formula="?f145 / 376"/>
                <draw:equation draw:name="f205" draw:formula="?f146 / 376"/>
                <draw:equation draw:name="f206" draw:formula="?f147 / 376"/>
                <draw:equation draw:name="f207" draw:formula="?f148 / 376"/>
                <draw:equation draw:name="f208" draw:formula="?f149 / 376"/>
                <draw:equation draw:name="f209" draw:formula="?f150 / 376"/>
                <draw:equation draw:name="f210" draw:formula="?f151 / 376"/>
                <draw:equation draw:name="f211" draw:formula="0 / ?f91"/>
                <draw:equation draw:name="f212" draw:formula="?f1 / ?f91"/>
                <draw:equation draw:name="f213" draw:formula="0 / ?f92"/>
                <draw:equation draw:name="f214" draw:formula="?f2 / ?f92"/>
                <draw:equation draw:name="f215" draw:formula="?f152 / ?f91"/>
                <draw:equation draw:name="f216" draw:formula="?f153 / ?f92"/>
                <draw:equation draw:name="f217" draw:formula="?f154 / ?f91"/>
                <draw:equation draw:name="f218" draw:formula="?f155 / ?f92"/>
                <draw:equation draw:name="f219" draw:formula="?f156 / ?f91"/>
                <draw:equation draw:name="f220" draw:formula="?f157 / ?f92"/>
                <draw:equation draw:name="f221" draw:formula="?f158 / ?f91"/>
                <draw:equation draw:name="f222" draw:formula="?f159 / ?f92"/>
                <draw:equation draw:name="f223" draw:formula="?f160 / ?f91"/>
                <draw:equation draw:name="f224" draw:formula="?f161 / ?f92"/>
                <draw:equation draw:name="f225" draw:formula="?f162 / ?f91"/>
                <draw:equation draw:name="f226" draw:formula="?f163 / ?f92"/>
                <draw:equation draw:name="f227" draw:formula="?f164 / ?f91"/>
                <draw:equation draw:name="f228" draw:formula="?f165 / ?f92"/>
                <draw:equation draw:name="f229" draw:formula="?f166 / ?f92"/>
                <draw:equation draw:name="f230" draw:formula="?f167 / ?f91"/>
                <draw:equation draw:name="f231" draw:formula="?f168 / ?f92"/>
                <draw:equation draw:name="f232" draw:formula="?f169 / ?f91"/>
                <draw:equation draw:name="f233" draw:formula="?f170 / ?f92"/>
                <draw:equation draw:name="f234" draw:formula="?f171 / ?f91"/>
                <draw:equation draw:name="f235" draw:formula="?f172 / ?f92"/>
                <draw:equation draw:name="f236" draw:formula="?f173 / ?f91"/>
                <draw:equation draw:name="f237" draw:formula="?f174 / ?f92"/>
                <draw:equation draw:name="f238" draw:formula="?f175 / ?f91"/>
                <draw:equation draw:name="f239" draw:formula="?f176 / ?f92"/>
                <draw:equation draw:name="f240" draw:formula="?f177 / ?f91"/>
                <draw:equation draw:name="f241" draw:formula="?f178 / ?f92"/>
                <draw:equation draw:name="f242" draw:formula="?f179 / ?f91"/>
                <draw:equation draw:name="f243" draw:formula="?f180 / ?f92"/>
                <draw:equation draw:name="f244" draw:formula="?f181 / ?f91"/>
                <draw:equation draw:name="f245" draw:formula="?f182 / ?f92"/>
                <draw:equation draw:name="f246" draw:formula="?f183 / ?f91"/>
                <draw:equation draw:name="f247" draw:formula="?f184 / ?f92"/>
                <draw:equation draw:name="f248" draw:formula="?f185 / ?f91"/>
                <draw:equation draw:name="f249" draw:formula="?f186 / ?f92"/>
                <draw:equation draw:name="f250" draw:formula="?f187 / ?f91"/>
                <draw:equation draw:name="f251" draw:formula="?f188 / ?f92"/>
                <draw:equation draw:name="f252" draw:formula="?f189 / ?f91"/>
                <draw:equation draw:name="f253" draw:formula="?f190 / ?f92"/>
                <draw:equation draw:name="f254" draw:formula="?f191 / ?f91"/>
                <draw:equation draw:name="f255" draw:formula="?f192 / ?f92"/>
                <draw:equation draw:name="f256" draw:formula="?f193 / ?f91"/>
                <draw:equation draw:name="f257" draw:formula="?f194 / ?f92"/>
                <draw:equation draw:name="f258" draw:formula="?f195 / ?f91"/>
                <draw:equation draw:name="f259" draw:formula="?f196 / ?f92"/>
                <draw:equation draw:name="f260" draw:formula="?f197 / ?f91"/>
                <draw:equation draw:name="f261" draw:formula="?f198 / ?f92"/>
                <draw:equation draw:name="f262" draw:formula="?f199 / ?f91"/>
                <draw:equation draw:name="f263" draw:formula="?f200 / ?f91"/>
                <draw:equation draw:name="f264" draw:formula="?f201 / ?f91"/>
                <draw:equation draw:name="f265" draw:formula="?f202 / ?f92"/>
                <draw:equation draw:name="f266" draw:formula="?f203 / ?f91"/>
                <draw:equation draw:name="f267" draw:formula="?f204 / ?f91"/>
                <draw:equation draw:name="f268" draw:formula="?f205 / ?f91"/>
                <draw:equation draw:name="f269" draw:formula="?f206 / ?f91"/>
                <draw:equation draw:name="f270" draw:formula="?f207 / ?f91"/>
                <draw:equation draw:name="f271" draw:formula="?f208 / ?f91"/>
                <draw:equation draw:name="f272" draw:formula="?f209 / ?f91"/>
                <draw:equation draw:name="f273" draw:formula="?f210 / ?f91"/>
              </draw:enhanced-geometry>
            </draw:custom-shape>
          </table:table-cell>
          <table:table-cell office:value-type="string" table:number-columns-spanned="1" table:number-rows-spanned="2" table:style-name="ce40">
            <text:p>NAME:</text:p>
          </table:table-cell>
          <table:table-cell office:value-type="string" table:number-columns-spanned="3" table:number-rows-spanned="2" table:style-name="ce41">
            <text:p>Jamie Stark</text:p>
          </table:table-cell>
          <table:covered-table-cell table:number-columns-repeated="2"/>
          <table:table-cell table:style-name="ce4"/>
          <table:table-cell office:value-type="string" table:style-name="ce13">
            <text:p>Insurance company:</text:p>
          </table:table-cell>
          <table:table-cell office:value-type="string" table:number-columns-spanned="3" table:number-rows-spanned="1" table:style-name="ce42">
            <text:p>Humongous Insurance<text:s/></text:p>
          </table:table-cell>
          <table:covered-table-cell table:number-columns-repeated="2"/>
          <table:table-cell table:number-columns-repeated="16374" table:style-name="ce4"/>
        </table:table-row>
        <table:table-row table:style-name="ro4">
          <table:table-cell table:style-name="ce4"/>
          <table:covered-table-cell/>
          <table:covered-table-cell/>
          <table:covered-table-cell table:number-columns-repeated="2"/>
          <table:table-cell table:style-name="ce4"/>
          <table:table-cell office:value-type="string" table:style-name="ce13">
            <text:p>Insurance company phone:</text:p>
          </table:table-cell>
          <table:table-cell office:value-type="float" office:value="8005550123" table:number-columns-spanned="3" table:number-rows-spanned="1" table:style-name="ce43">
            <text:p>(800) 555-0123</text:p>
          </table:table-cell>
          <table:covered-table-cell table:number-columns-repeated="2"/>
          <table:table-cell table:number-columns-repeated="16374" table:style-name="ce4"/>
        </table:table-row>
        <table:table-row table:style-name="ro4">
          <table:table-cell table:style-name="ce4">
            <draw:g draw:z-index="1" draw:name="Envelope icon group" draw:id="id2">
              <svg:title>Envelope icon</svg:title>
              <svg:desc>""</svg:desc>
              <draw:custom-shape svg:x="0.20834in" svg:y="0.18472in" svg:width="0.34037in" svg:height="0.18829in" draw:id="id0" draw:style-name="a2" draw:name="Freeform 16">
                <svg:title/>
                <svg:desc/>
                <text:p text:style-name="a1" text:class-names="" text:cond-style-name=""><text:span text:style-name="a0" text:class-names=""/></text:p>
                <draw:enhanced-geometry xmlns:dr3d="urn:oasis:names:tc:opendocument:xmlns:dr3d:1.0" draw:type="non-primitive" svg:viewBox="0 0 517 280" draw:enhanced-path="M ?f4 ?f1 L ?f5 ?f6 ?f5 ?f7 ?f8 ?f0 ?f9 ?f10 ?f11 ?f12 ?f13 ?f10 ?f14 ?f15 ?f16 ?f6 ?f16 ?f17 ?f18 ?f19 ?f20 ?f21 ?f22 ?f1 ?f23 ?f24 ?f25 ?f26 ?f2 ?f27 ?f23 ?f28 ?f29 ?f11 ?f30 ?f31 ?f32 ?f33 ?f34 ?f35 ?f36 ?f33 ?f37 ?f38 ?f39 ?f40 ?f39 ?f41 ?f42 ?f43 ?f44 ?f45 ?f46 ?f47 ?f48 ?f49 ?f50 ?f3 ?f51 ?f3 ?f52 ?f53 ?f54 ?f55 ?f56 ?f45 ?f57 ?f43 ?f35 ?f41 ?f35 ?f40 ?f57 ?f38 ?f56 ?f33 ?f58 ?f35 ?f59 ?f33 ?f60 ?f31 ?f61 ?f62 ?f63 ?f64 ?f1 ?f27 ?f1 ?f65 ?f1 ?f5 ?f1 ?f66 ?f1 ?f10 ?f1 ?f40 ?f1 ?f67 ?f1 ?f68 ?f1 ?f69 ?f1 ?f70 ?f1 ?f71 ?f1 ?f72 ?f1 ?f73 ?f1 ?f26 ?f74 ?f61 ?f4 ?f1 Z N" draw:text-areas="?f239 ?f241 ?f240 ?f242" draw:glue-points="?f243 ?f244 ?f245 ?f246 ?f245 ?f247 ?f248 ?f249 ?f250 ?f251 ?f252 ?f253 ?f254 ?f251 ?f255 ?f256 ?f257 ?f246 ?f257 ?f258 ?f259 ?f260 ?f261 ?f262 ?f263 ?f244 ?f264 ?f265 ?f266 ?f267 ?f268 ?f269 ?f264 ?f270 ?f271 ?f272 ?f273 ?f274 ?f275 ?f276 ?f277 ?f278 ?f279 ?f276 ?f280 ?f281 ?f282 ?f283 ?f282 ?f284 ?f285 ?f286 ?f287 ?f288 ?f289 ?f290 ?f291 ?f292 ?f293 ?f294 ?f295 ?f294 ?f296 ?f297 ?f298 ?f299 ?f300 ?f288 ?f301 ?f286 ?f302 ?f284 ?f302 ?f283 ?f301 ?f281 ?f300 ?f276 ?f303 ?f278 ?f304 ?f276 ?f305 ?f274 ?f306 ?f307 ?f308 ?f309 ?f310 ?f269 ?f310 ?f311 ?f310 ?f312 ?f310 ?f313 ?f310 ?f251 ?f310 ?f283 ?f310 ?f314 ?f310 ?f315 ?f310 ?f316 ?f310 ?f317 ?f310 ?f318 ?f310 ?f319 ?f310 ?f320 ?f310 ?f267 ?f321 ?f322 ?f243 ?f244" draw:glue-point-leaving-directions="-90, -90, -90, -90, -90, -90, -90, -90, -90, -90, -90, -90, -90, -90, -90, -90, -90, -90, -90, -90, -90, -90, -90, -90, -90, -90, -90, -90, -90, -90, -90, -90, -90, -90, -90, -90, -90, -90, -90, -90, -90, -90, -90, -90, -90, -90, -90, -90, -90, -90, -90, -90, -90, -90, -90, -90, -90, -90, -90, -90">
                  <draw:equation draw:name="f0" draw:formula="180"/>
                  <draw:equation draw:name="f1" draw:formula="0"/>
                  <draw:equation draw:name="f2" draw:formula="517"/>
                  <draw:equation draw:name="f3" draw:formula="280"/>
                  <draw:equation draw:name="f4" draw:formula="6"/>
                  <draw:equation draw:name="f5" draw:formula="218"/>
                  <draw:equation draw:name="f6" draw:formula="172"/>
                  <draw:equation draw:name="f7" draw:formula="173"/>
                  <draw:equation draw:name="f8" draw:formula="230"/>
                  <draw:equation draw:name="f9" draw:formula="245"/>
                  <draw:equation draw:name="f10" draw:formula="184"/>
                  <draw:equation draw:name="f11" draw:formula="259"/>
                  <draw:equation draw:name="f12" draw:formula="186"/>
                  <draw:equation draw:name="f13" draw:formula="273"/>
                  <draw:equation draw:name="f14" draw:formula="287"/>
                  <draw:equation draw:name="f15" draw:formula="179"/>
                  <draw:equation draw:name="f16" draw:formula="300"/>
                  <draw:equation draw:name="f17" draw:formula="171"/>
                  <draw:equation draw:name="f18" draw:formula="379"/>
                  <draw:equation draw:name="f19" draw:formula="108"/>
                  <draw:equation draw:name="f20" draw:formula="492"/>
                  <draw:equation draw:name="f21" draw:formula="16"/>
                  <draw:equation draw:name="f22" draw:formula="511"/>
                  <draw:equation draw:name="f23" draw:formula="515"/>
                  <draw:equation draw:name="f24" draw:formula="11"/>
                  <draw:equation draw:name="f25" draw:formula="516"/>
                  <draw:equation draw:name="f26" draw:formula="21"/>
                  <draw:equation draw:name="f27" draw:formula="232"/>
                  <draw:equation draw:name="f28" draw:formula="246"/>
                  <draw:equation draw:name="f29" draw:formula="508"/>
                  <draw:equation draw:name="f30" draw:formula="373"/>
                  <draw:equation draw:name="f31" draw:formula="158"/>
                  <draw:equation draw:name="f32" draw:formula="371"/>
                  <draw:equation draw:name="f33" draw:formula="157"/>
                  <draw:equation draw:name="f34" draw:formula="368"/>
                  <draw:equation draw:name="f35" draw:formula="156"/>
                  <draw:equation draw:name="f36" draw:formula="366"/>
                  <draw:equation draw:name="f37" draw:formula="364"/>
                  <draw:equation draw:name="f38" draw:formula="159"/>
                  <draw:equation draw:name="f39" draw:formula="362"/>
                  <draw:equation draw:name="f40" draw:formula="163"/>
                  <draw:equation draw:name="f41" draw:formula="165"/>
                  <draw:equation draw:name="f42" draw:formula="363"/>
                  <draw:equation draw:name="f43" draw:formula="168"/>
                  <draw:equation draw:name="f44" draw:formula="365"/>
                  <draw:equation draw:name="f45" draw:formula="170"/>
                  <draw:equation draw:name="f46" draw:formula="499"/>
                  <draw:equation draw:name="f47" draw:formula="269"/>
                  <draw:equation draw:name="f48" draw:formula="485"/>
                  <draw:equation draw:name="f49" draw:formula="277"/>
                  <draw:equation draw:name="f50" draw:formula="468"/>
                  <draw:equation draw:name="f51" draw:formula="49"/>
                  <draw:equation draw:name="f52" draw:formula="33"/>
                  <draw:equation draw:name="f53" draw:formula="278"/>
                  <draw:equation draw:name="f54" draw:formula="20"/>
                  <draw:equation draw:name="f55" draw:formula="270"/>
                  <draw:equation draw:name="f56" draw:formula="153"/>
                  <draw:equation draw:name="f57" draw:formula="155"/>
                  <draw:equation draw:name="f58" draw:formula="150"/>
                  <draw:equation draw:name="f59" draw:formula="148"/>
                  <draw:equation draw:name="f60" draw:formula="145"/>
                  <draw:equation draw:name="f61" draw:formula="10"/>
                  <draw:equation draw:name="f62" draw:formula="260"/>
                  <draw:equation draw:name="f63" draw:formula="2"/>
                  <draw:equation draw:name="f64" draw:formula="247"/>
                  <draw:equation draw:name="f65" draw:formula="228"/>
                  <draw:equation draw:name="f66" draw:formula="203"/>
                  <draw:equation draw:name="f67" draw:formula="139"/>
                  <draw:equation draw:name="f68" draw:formula="115"/>
                  <draw:equation draw:name="f69" draw:formula="91"/>
                  <draw:equation draw:name="f70" draw:formula="69"/>
                  <draw:equation draw:name="f71" draw:formula="50"/>
                  <draw:equation draw:name="f72" draw:formula="35"/>
                  <draw:equation draw:name="f73" draw:formula="25"/>
                  <draw:equation draw:name="f74" draw:formula="1"/>
                  <draw:equation draw:name="f75" draw:formula="?f3 - ?f1"/>
                  <draw:equation draw:name="f76" draw:formula="?f2 - ?f1"/>
                  <draw:equation draw:name="f77" draw:formula="?f76 / 517"/>
                  <draw:equation draw:name="f78" draw:formula="?f75 / 280"/>
                  <draw:equation draw:name="f79" draw:formula="6 * ?f76"/>
                  <draw:equation draw:name="f80" draw:formula="0 * ?f75"/>
                  <draw:equation draw:name="f81" draw:formula="218 * ?f76"/>
                  <draw:equation draw:name="f82" draw:formula="172 * ?f75"/>
                  <draw:equation draw:name="f83" draw:formula="173 * ?f75"/>
                  <draw:equation draw:name="f84" draw:formula="230 * ?f76"/>
                  <draw:equation draw:name="f85" draw:formula="180 * ?f75"/>
                  <draw:equation draw:name="f86" draw:formula="245 * ?f76"/>
                  <draw:equation draw:name="f87" draw:formula="184 * ?f75"/>
                  <draw:equation draw:name="f88" draw:formula="259 * ?f76"/>
                  <draw:equation draw:name="f89" draw:formula="186 * ?f75"/>
                  <draw:equation draw:name="f90" draw:formula="273 * ?f76"/>
                  <draw:equation draw:name="f91" draw:formula="287 * ?f76"/>
                  <draw:equation draw:name="f92" draw:formula="179 * ?f75"/>
                  <draw:equation draw:name="f93" draw:formula="300 * ?f76"/>
                  <draw:equation draw:name="f94" draw:formula="171 * ?f75"/>
                  <draw:equation draw:name="f95" draw:formula="379 * ?f76"/>
                  <draw:equation draw:name="f96" draw:formula="108 * ?f75"/>
                  <draw:equation draw:name="f97" draw:formula="492 * ?f76"/>
                  <draw:equation draw:name="f98" draw:formula="16 * ?f75"/>
                  <draw:equation draw:name="f99" draw:formula="511 * ?f76"/>
                  <draw:equation draw:name="f100" draw:formula="515 * ?f76"/>
                  <draw:equation draw:name="f101" draw:formula="11 * ?f75"/>
                  <draw:equation draw:name="f102" draw:formula="516 * ?f76"/>
                  <draw:equation draw:name="f103" draw:formula="21 * ?f75"/>
                  <draw:equation draw:name="f104" draw:formula="517 * ?f76"/>
                  <draw:equation draw:name="f105" draw:formula="232 * ?f75"/>
                  <draw:equation draw:name="f106" draw:formula="246 * ?f75"/>
                  <draw:equation draw:name="f107" draw:formula="508 * ?f76"/>
                  <draw:equation draw:name="f108" draw:formula="259 * ?f75"/>
                  <draw:equation draw:name="f109" draw:formula="373 * ?f76"/>
                  <draw:equation draw:name="f110" draw:formula="158 * ?f75"/>
                  <draw:equation draw:name="f111" draw:formula="371 * ?f76"/>
                  <draw:equation draw:name="f112" draw:formula="157 * ?f75"/>
                  <draw:equation draw:name="f113" draw:formula="368 * ?f76"/>
                  <draw:equation draw:name="f114" draw:formula="156 * ?f75"/>
                  <draw:equation draw:name="f115" draw:formula="366 * ?f76"/>
                  <draw:equation draw:name="f116" draw:formula="364 * ?f76"/>
                  <draw:equation draw:name="f117" draw:formula="159 * ?f75"/>
                  <draw:equation draw:name="f118" draw:formula="362 * ?f76"/>
                  <draw:equation draw:name="f119" draw:formula="163 * ?f75"/>
                  <draw:equation draw:name="f120" draw:formula="165 * ?f75"/>
                  <draw:equation draw:name="f121" draw:formula="363 * ?f76"/>
                  <draw:equation draw:name="f122" draw:formula="168 * ?f75"/>
                  <draw:equation draw:name="f123" draw:formula="365 * ?f76"/>
                  <draw:equation draw:name="f124" draw:formula="170 * ?f75"/>
                  <draw:equation draw:name="f125" draw:formula="499 * ?f76"/>
                  <draw:equation draw:name="f126" draw:formula="269 * ?f75"/>
                  <draw:equation draw:name="f127" draw:formula="485 * ?f76"/>
                  <draw:equation draw:name="f128" draw:formula="277 * ?f75"/>
                  <draw:equation draw:name="f129" draw:formula="468 * ?f76"/>
                  <draw:equation draw:name="f130" draw:formula="280 * ?f75"/>
                  <draw:equation draw:name="f131" draw:formula="49 * ?f76"/>
                  <draw:equation draw:name="f132" draw:formula="33 * ?f76"/>
                  <draw:equation draw:name="f133" draw:formula="278 * ?f75"/>
                  <draw:equation draw:name="f134" draw:formula="20 * ?f76"/>
                  <draw:equation draw:name="f135" draw:formula="270 * ?f75"/>
                  <draw:equation draw:name="f136" draw:formula="153 * ?f76"/>
                  <draw:equation draw:name="f137" draw:formula="155 * ?f76"/>
                  <draw:equation draw:name="f138" draw:formula="156 * ?f76"/>
                  <draw:equation draw:name="f139" draw:formula="150 * ?f76"/>
                  <draw:equation draw:name="f140" draw:formula="148 * ?f76"/>
                  <draw:equation draw:name="f141" draw:formula="145 * ?f76"/>
                  <draw:equation draw:name="f142" draw:formula="10 * ?f76"/>
                  <draw:equation draw:name="f143" draw:formula="260 * ?f75"/>
                  <draw:equation draw:name="f144" draw:formula="2 * ?f76"/>
                  <draw:equation draw:name="f145" draw:formula="247 * ?f75"/>
                  <draw:equation draw:name="f146" draw:formula="0 * ?f76"/>
                  <draw:equation draw:name="f147" draw:formula="228 * ?f75"/>
                  <draw:equation draw:name="f148" draw:formula="218 * ?f75"/>
                  <draw:equation draw:name="f149" draw:formula="203 * ?f75"/>
                  <draw:equation draw:name="f150" draw:formula="139 * ?f75"/>
                  <draw:equation draw:name="f151" draw:formula="115 * ?f75"/>
                  <draw:equation draw:name="f152" draw:formula="91 * ?f75"/>
                  <draw:equation draw:name="f153" draw:formula="69 * ?f75"/>
                  <draw:equation draw:name="f154" draw:formula="50 * ?f75"/>
                  <draw:equation draw:name="f155" draw:formula="35 * ?f75"/>
                  <draw:equation draw:name="f156" draw:formula="25 * ?f75"/>
                  <draw:equation draw:name="f157" draw:formula="1 * ?f76"/>
                  <draw:equation draw:name="f158" draw:formula="10 * ?f75"/>
                  <draw:equation draw:name="f159" draw:formula="?f79 / 517"/>
                  <draw:equation draw:name="f160" draw:formula="?f80 / 280"/>
                  <draw:equation draw:name="f161" draw:formula="?f81 / 517"/>
                  <draw:equation draw:name="f162" draw:formula="?f82 / 280"/>
                  <draw:equation draw:name="f163" draw:formula="?f83 / 280"/>
                  <draw:equation draw:name="f164" draw:formula="?f84 / 517"/>
                  <draw:equation draw:name="f165" draw:formula="?f85 / 280"/>
                  <draw:equation draw:name="f166" draw:formula="?f86 / 517"/>
                  <draw:equation draw:name="f167" draw:formula="?f87 / 280"/>
                  <draw:equation draw:name="f168" draw:formula="?f88 / 517"/>
                  <draw:equation draw:name="f169" draw:formula="?f89 / 280"/>
                  <draw:equation draw:name="f170" draw:formula="?f90 / 517"/>
                  <draw:equation draw:name="f171" draw:formula="?f91 / 517"/>
                  <draw:equation draw:name="f172" draw:formula="?f92 / 280"/>
                  <draw:equation draw:name="f173" draw:formula="?f93 / 517"/>
                  <draw:equation draw:name="f174" draw:formula="?f94 / 280"/>
                  <draw:equation draw:name="f175" draw:formula="?f95 / 517"/>
                  <draw:equation draw:name="f176" draw:formula="?f96 / 280"/>
                  <draw:equation draw:name="f177" draw:formula="?f97 / 517"/>
                  <draw:equation draw:name="f178" draw:formula="?f98 / 280"/>
                  <draw:equation draw:name="f179" draw:formula="?f99 / 517"/>
                  <draw:equation draw:name="f180" draw:formula="?f100 / 517"/>
                  <draw:equation draw:name="f181" draw:formula="?f101 / 280"/>
                  <draw:equation draw:name="f182" draw:formula="?f102 / 517"/>
                  <draw:equation draw:name="f183" draw:formula="?f103 / 280"/>
                  <draw:equation draw:name="f184" draw:formula="?f104 / 517"/>
                  <draw:equation draw:name="f185" draw:formula="?f105 / 280"/>
                  <draw:equation draw:name="f186" draw:formula="?f106 / 280"/>
                  <draw:equation draw:name="f187" draw:formula="?f107 / 517"/>
                  <draw:equation draw:name="f188" draw:formula="?f108 / 280"/>
                  <draw:equation draw:name="f189" draw:formula="?f109 / 517"/>
                  <draw:equation draw:name="f190" draw:formula="?f110 / 280"/>
                  <draw:equation draw:name="f191" draw:formula="?f111 / 517"/>
                  <draw:equation draw:name="f192" draw:formula="?f112 / 280"/>
                  <draw:equation draw:name="f193" draw:formula="?f113 / 517"/>
                  <draw:equation draw:name="f194" draw:formula="?f114 / 280"/>
                  <draw:equation draw:name="f195" draw:formula="?f115 / 517"/>
                  <draw:equation draw:name="f196" draw:formula="?f116 / 517"/>
                  <draw:equation draw:name="f197" draw:formula="?f117 / 280"/>
                  <draw:equation draw:name="f198" draw:formula="?f118 / 517"/>
                  <draw:equation draw:name="f199" draw:formula="?f119 / 280"/>
                  <draw:equation draw:name="f200" draw:formula="?f120 / 280"/>
                  <draw:equation draw:name="f201" draw:formula="?f121 / 517"/>
                  <draw:equation draw:name="f202" draw:formula="?f122 / 280"/>
                  <draw:equation draw:name="f203" draw:formula="?f123 / 517"/>
                  <draw:equation draw:name="f204" draw:formula="?f124 / 280"/>
                  <draw:equation draw:name="f205" draw:formula="?f125 / 517"/>
                  <draw:equation draw:name="f206" draw:formula="?f126 / 280"/>
                  <draw:equation draw:name="f207" draw:formula="?f127 / 517"/>
                  <draw:equation draw:name="f208" draw:formula="?f128 / 280"/>
                  <draw:equation draw:name="f209" draw:formula="?f129 / 517"/>
                  <draw:equation draw:name="f210" draw:formula="?f130 / 280"/>
                  <draw:equation draw:name="f211" draw:formula="?f131 / 517"/>
                  <draw:equation draw:name="f212" draw:formula="?f132 / 517"/>
                  <draw:equation draw:name="f213" draw:formula="?f133 / 280"/>
                  <draw:equation draw:name="f214" draw:formula="?f134 / 517"/>
                  <draw:equation draw:name="f215" draw:formula="?f135 / 280"/>
                  <draw:equation draw:name="f216" draw:formula="?f136 / 517"/>
                  <draw:equation draw:name="f217" draw:formula="?f137 / 517"/>
                  <draw:equation draw:name="f218" draw:formula="?f138 / 517"/>
                  <draw:equation draw:name="f219" draw:formula="?f139 / 517"/>
                  <draw:equation draw:name="f220" draw:formula="?f140 / 517"/>
                  <draw:equation draw:name="f221" draw:formula="?f141 / 517"/>
                  <draw:equation draw:name="f222" draw:formula="?f142 / 517"/>
                  <draw:equation draw:name="f223" draw:formula="?f143 / 280"/>
                  <draw:equation draw:name="f224" draw:formula="?f144 / 517"/>
                  <draw:equation draw:name="f225" draw:formula="?f145 / 280"/>
                  <draw:equation draw:name="f226" draw:formula="?f146 / 517"/>
                  <draw:equation draw:name="f227" draw:formula="?f147 / 280"/>
                  <draw:equation draw:name="f228" draw:formula="?f148 / 280"/>
                  <draw:equation draw:name="f229" draw:formula="?f149 / 280"/>
                  <draw:equation draw:name="f230" draw:formula="?f150 / 280"/>
                  <draw:equation draw:name="f231" draw:formula="?f151 / 280"/>
                  <draw:equation draw:name="f232" draw:formula="?f152 / 280"/>
                  <draw:equation draw:name="f233" draw:formula="?f153 / 280"/>
                  <draw:equation draw:name="f234" draw:formula="?f154 / 280"/>
                  <draw:equation draw:name="f235" draw:formula="?f155 / 280"/>
                  <draw:equation draw:name="f236" draw:formula="?f156 / 280"/>
                  <draw:equation draw:name="f237" draw:formula="?f157 / 517"/>
                  <draw:equation draw:name="f238" draw:formula="?f158 / 280"/>
                  <draw:equation draw:name="f239" draw:formula="0 / ?f77"/>
                  <draw:equation draw:name="f240" draw:formula="?f2 / ?f77"/>
                  <draw:equation draw:name="f241" draw:formula="0 / ?f78"/>
                  <draw:equation draw:name="f242" draw:formula="?f3 / ?f78"/>
                  <draw:equation draw:name="f243" draw:formula="?f159 / ?f77"/>
                  <draw:equation draw:name="f244" draw:formula="?f160 / ?f78"/>
                  <draw:equation draw:name="f245" draw:formula="?f161 / ?f77"/>
                  <draw:equation draw:name="f246" draw:formula="?f162 / ?f78"/>
                  <draw:equation draw:name="f247" draw:formula="?f163 / ?f78"/>
                  <draw:equation draw:name="f248" draw:formula="?f164 / ?f77"/>
                  <draw:equation draw:name="f249" draw:formula="?f165 / ?f78"/>
                  <draw:equation draw:name="f250" draw:formula="?f166 / ?f77"/>
                  <draw:equation draw:name="f251" draw:formula="?f167 / ?f78"/>
                  <draw:equation draw:name="f252" draw:formula="?f168 / ?f77"/>
                  <draw:equation draw:name="f253" draw:formula="?f169 / ?f78"/>
                  <draw:equation draw:name="f254" draw:formula="?f170 / ?f77"/>
                  <draw:equation draw:name="f255" draw:formula="?f171 / ?f77"/>
                  <draw:equation draw:name="f256" draw:formula="?f172 / ?f78"/>
                  <draw:equation draw:name="f257" draw:formula="?f173 / ?f77"/>
                  <draw:equation draw:name="f258" draw:formula="?f174 / ?f78"/>
                  <draw:equation draw:name="f259" draw:formula="?f175 / ?f77"/>
                  <draw:equation draw:name="f260" draw:formula="?f176 / ?f78"/>
                  <draw:equation draw:name="f261" draw:formula="?f177 / ?f77"/>
                  <draw:equation draw:name="f262" draw:formula="?f178 / ?f78"/>
                  <draw:equation draw:name="f263" draw:formula="?f179 / ?f77"/>
                  <draw:equation draw:name="f264" draw:formula="?f180 / ?f77"/>
                  <draw:equation draw:name="f265" draw:formula="?f181 / ?f78"/>
                  <draw:equation draw:name="f266" draw:formula="?f182 / ?f77"/>
                  <draw:equation draw:name="f267" draw:formula="?f183 / ?f78"/>
                  <draw:equation draw:name="f268" draw:formula="?f184 / ?f77"/>
                  <draw:equation draw:name="f269" draw:formula="?f185 / ?f78"/>
                  <draw:equation draw:name="f270" draw:formula="?f186 / ?f78"/>
                  <draw:equation draw:name="f271" draw:formula="?f187 / ?f77"/>
                  <draw:equation draw:name="f272" draw:formula="?f188 / ?f78"/>
                  <draw:equation draw:name="f273" draw:formula="?f189 / ?f77"/>
                  <draw:equation draw:name="f274" draw:formula="?f190 / ?f78"/>
                  <draw:equation draw:name="f275" draw:formula="?f191 / ?f77"/>
                  <draw:equation draw:name="f276" draw:formula="?f192 / ?f78"/>
                  <draw:equation draw:name="f277" draw:formula="?f193 / ?f77"/>
                  <draw:equation draw:name="f278" draw:formula="?f194 / ?f78"/>
                  <draw:equation draw:name="f279" draw:formula="?f195 / ?f77"/>
                  <draw:equation draw:name="f280" draw:formula="?f196 / ?f77"/>
                  <draw:equation draw:name="f281" draw:formula="?f197 / ?f78"/>
                  <draw:equation draw:name="f282" draw:formula="?f198 / ?f77"/>
                  <draw:equation draw:name="f283" draw:formula="?f199 / ?f78"/>
                  <draw:equation draw:name="f284" draw:formula="?f200 / ?f78"/>
                  <draw:equation draw:name="f285" draw:formula="?f201 / ?f77"/>
                  <draw:equation draw:name="f286" draw:formula="?f202 / ?f78"/>
                  <draw:equation draw:name="f287" draw:formula="?f203 / ?f77"/>
                  <draw:equation draw:name="f288" draw:formula="?f204 / ?f78"/>
                  <draw:equation draw:name="f289" draw:formula="?f205 / ?f77"/>
                  <draw:equation draw:name="f290" draw:formula="?f206 / ?f78"/>
                  <draw:equation draw:name="f291" draw:formula="?f207 / ?f77"/>
                  <draw:equation draw:name="f292" draw:formula="?f208 / ?f78"/>
                  <draw:equation draw:name="f293" draw:formula="?f209 / ?f77"/>
                  <draw:equation draw:name="f294" draw:formula="?f210 / ?f78"/>
                  <draw:equation draw:name="f295" draw:formula="?f211 / ?f77"/>
                  <draw:equation draw:name="f296" draw:formula="?f212 / ?f77"/>
                  <draw:equation draw:name="f297" draw:formula="?f213 / ?f78"/>
                  <draw:equation draw:name="f298" draw:formula="?f214 / ?f77"/>
                  <draw:equation draw:name="f299" draw:formula="?f215 / ?f78"/>
                  <draw:equation draw:name="f300" draw:formula="?f216 / ?f77"/>
                  <draw:equation draw:name="f301" draw:formula="?f217 / ?f77"/>
                  <draw:equation draw:name="f302" draw:formula="?f218 / ?f77"/>
                  <draw:equation draw:name="f303" draw:formula="?f219 / ?f77"/>
                  <draw:equation draw:name="f304" draw:formula="?f220 / ?f77"/>
                  <draw:equation draw:name="f305" draw:formula="?f221 / ?f77"/>
                  <draw:equation draw:name="f306" draw:formula="?f222 / ?f77"/>
                  <draw:equation draw:name="f307" draw:formula="?f223 / ?f78"/>
                  <draw:equation draw:name="f308" draw:formula="?f224 / ?f77"/>
                  <draw:equation draw:name="f309" draw:formula="?f225 / ?f78"/>
                  <draw:equation draw:name="f310" draw:formula="?f226 / ?f77"/>
                  <draw:equation draw:name="f311" draw:formula="?f227 / ?f78"/>
                  <draw:equation draw:name="f312" draw:formula="?f228 / ?f78"/>
                  <draw:equation draw:name="f313" draw:formula="?f229 / ?f78"/>
                  <draw:equation draw:name="f314" draw:formula="?f230 / ?f78"/>
                  <draw:equation draw:name="f315" draw:formula="?f231 / ?f78"/>
                  <draw:equation draw:name="f316" draw:formula="?f232 / ?f78"/>
                  <draw:equation draw:name="f317" draw:formula="?f233 / ?f78"/>
                  <draw:equation draw:name="f318" draw:formula="?f234 / ?f78"/>
                  <draw:equation draw:name="f319" draw:formula="?f235 / ?f78"/>
                  <draw:equation draw:name="f320" draw:formula="?f236 / ?f78"/>
                  <draw:equation draw:name="f321" draw:formula="?f237 / ?f77"/>
                  <draw:equation draw:name="f322" draw:formula="?f238 / ?f78"/>
                </draw:enhanced-geometry>
              </draw:custom-shape>
              <draw:custom-shape svg:x="0.22282in" svg:y="0.08333in" svg:width="0.3114in" svg:height="0.15932in" draw:id="id1" draw:style-name="a5" draw:name="Freeform 17">
                <svg:title/>
                <svg:desc/>
                <text:p text:style-name="a4" text:class-names="" text:cond-style-name=""><text:span text:style-name="a3" text:class-names=""/></text:p>
                <draw:enhanced-geometry xmlns:dr3d="urn:oasis:names:tc:opendocument:xmlns:dr3d:1.0" draw:type="non-primitive" svg:viewBox="0 0 467 245" draw:enhanced-path="M ?f3 ?f0 L ?f4 ?f5 ?f6 ?f7 ?f8 ?f9 ?f1 ?f10 ?f11 ?f12 ?f13 ?f14 ?f13 ?f15 ?f16 ?f17 ?f18 ?f19 ?f20 ?f21 ?f22 ?f23 ?f24 ?f23 ?f25 ?f26 ?f27 ?f2 ?f22 ?f2 ?f28 ?f29 ?f30 ?f3 ?f31 ?f32 ?f33 ?f34 ?f35 ?f15 ?f35 ?f36 ?f37 ?f36 ?f38 ?f14 ?f39 ?f40 ?f41 ?f42 ?f43 ?f44 ?f43 ?f12 ?f0 ?f10 ?f45 ?f46 ?f45 ?f46 ?f47 ?f48 ?f49 ?f5 ?f3 ?f0 Z N" draw:text-areas="?f158 ?f160 ?f159 ?f161" draw:glue-points="?f162 ?f163 ?f164 ?f165 ?f166 ?f167 ?f168 ?f169 ?f170 ?f171 ?f172 ?f173 ?f174 ?f175 ?f174 ?f176 ?f177 ?f178 ?f179 ?f180 ?f181 ?f182 ?f183 ?f184 ?f185 ?f184 ?f186 ?f187 ?f188 ?f189 ?f183 ?f189 ?f190 ?f191 ?f192 ?f193 ?f194 ?f195 ?f196 ?f197 ?f198 ?f176 ?f198 ?f199 ?f200 ?f199 ?f201 ?f175 ?f202 ?f203 ?f204 ?f205 ?f206 ?f207 ?f206 ?f173 ?f208 ?f171 ?f209 ?f210 ?f209 ?f210 ?f211 ?f212 ?f213 ?f165 ?f162 ?f163" draw:glue-point-leaving-directions="-90, -90, -90, -90, -90, -90, -90, -90, -90, -90, -90, -90, -90, -90, -90, -90, -90, -90, -90, -90, -90, -90, -90, -90, -90, -90, -90, -90, -90, -90, -90, -90, -90, -90">
                  <draw:equation draw:name="f0" draw:formula="0"/>
                  <draw:equation draw:name="f1" draw:formula="467"/>
                  <draw:equation draw:name="f2" draw:formula="245"/>
                  <draw:equation draw:name="f3" draw:formula="234"/>
                  <draw:equation draw:name="f4" draw:formula="248"/>
                  <draw:equation draw:name="f5" draw:formula="1"/>
                  <draw:equation draw:name="f6" draw:formula="261"/>
                  <draw:equation draw:name="f7" draw:formula="6"/>
                  <draw:equation draw:name="f8" draw:formula="274"/>
                  <draw:equation draw:name="f9" draw:formula="13"/>
                  <draw:equation draw:name="f10" draw:formula="139"/>
                  <draw:equation draw:name="f11" draw:formula="397"/>
                  <draw:equation draw:name="f12" draw:formula="195"/>
                  <draw:equation draw:name="f13" draw:formula="310"/>
                  <draw:equation draw:name="f14" draw:formula="127"/>
                  <draw:equation draw:name="f15" draw:formula="191"/>
                  <draw:equation draw:name="f16" draw:formula="312"/>
                  <draw:equation draw:name="f17" draw:formula="202"/>
                  <draw:equation draw:name="f18" draw:formula="318"/>
                  <draw:equation draw:name="f19" draw:formula="210"/>
                  <draw:equation draw:name="f20" draw:formula="326"/>
                  <draw:equation draw:name="f21" draw:formula="215"/>
                  <draw:equation draw:name="f22" draw:formula="336"/>
                  <draw:equation draw:name="f23" draw:formula="217"/>
                  <draw:equation draw:name="f24" draw:formula="371"/>
                  <draw:equation draw:name="f25" draw:formula="354"/>
                  <draw:equation draw:name="f26" draw:formula="231"/>
                  <draw:equation draw:name="f27" draw:formula="337"/>
                  <draw:equation draw:name="f28" draw:formula="319"/>
                  <draw:equation draw:name="f29" draw:formula="242"/>
                  <draw:equation draw:name="f30" draw:formula="304"/>
                  <draw:equation draw:name="f31" draw:formula="293"/>
                  <draw:equation draw:name="f32" draw:formula="223"/>
                  <draw:equation draw:name="f33" draw:formula="285"/>
                  <draw:equation draw:name="f34" draw:formula="209"/>
                  <draw:equation draw:name="f35" draw:formula="283"/>
                  <draw:equation draw:name="f36" draw:formula="124"/>
                  <draw:equation draw:name="f37" draw:formula="106"/>
                  <draw:equation draw:name="f38" draw:formula="91"/>
                  <draw:equation draw:name="f39" draw:formula="80"/>
                  <draw:equation draw:name="f40" draw:formula="134"/>
                  <draw:equation draw:name="f41" draw:formula="73"/>
                  <draw:equation draw:name="f42" draw:formula="146"/>
                  <draw:equation draw:name="f43" draw:formula="70"/>
                  <draw:equation draw:name="f44" draw:formula="160"/>
                  <draw:equation draw:name="f45" draw:formula="194"/>
                  <draw:equation draw:name="f46" draw:formula="12"/>
                  <draw:equation draw:name="f47" draw:formula="206"/>
                  <draw:equation draw:name="f48" draw:formula="5"/>
                  <draw:equation draw:name="f49" draw:formula="220"/>
                  <draw:equation draw:name="f50" draw:formula="?f2 - ?f0"/>
                  <draw:equation draw:name="f51" draw:formula="?f1 - ?f0"/>
                  <draw:equation draw:name="f52" draw:formula="?f51 / 467"/>
                  <draw:equation draw:name="f53" draw:formula="?f50 / 245"/>
                  <draw:equation draw:name="f54" draw:formula="234 * ?f51"/>
                  <draw:equation draw:name="f55" draw:formula="0 * ?f50"/>
                  <draw:equation draw:name="f56" draw:formula="248 * ?f51"/>
                  <draw:equation draw:name="f57" draw:formula="1 * ?f50"/>
                  <draw:equation draw:name="f58" draw:formula="261 * ?f51"/>
                  <draw:equation draw:name="f59" draw:formula="6 * ?f50"/>
                  <draw:equation draw:name="f60" draw:formula="274 * ?f51"/>
                  <draw:equation draw:name="f61" draw:formula="13 * ?f50"/>
                  <draw:equation draw:name="f62" draw:formula="467 * ?f51"/>
                  <draw:equation draw:name="f63" draw:formula="139 * ?f50"/>
                  <draw:equation draw:name="f64" draw:formula="397 * ?f51"/>
                  <draw:equation draw:name="f65" draw:formula="195 * ?f50"/>
                  <draw:equation draw:name="f66" draw:formula="310 * ?f51"/>
                  <draw:equation draw:name="f67" draw:formula="127 * ?f50"/>
                  <draw:equation draw:name="f68" draw:formula="191 * ?f50"/>
                  <draw:equation draw:name="f69" draw:formula="312 * ?f51"/>
                  <draw:equation draw:name="f70" draw:formula="202 * ?f50"/>
                  <draw:equation draw:name="f71" draw:formula="318 * ?f51"/>
                  <draw:equation draw:name="f72" draw:formula="210 * ?f50"/>
                  <draw:equation draw:name="f73" draw:formula="326 * ?f51"/>
                  <draw:equation draw:name="f74" draw:formula="215 * ?f50"/>
                  <draw:equation draw:name="f75" draw:formula="336 * ?f51"/>
                  <draw:equation draw:name="f76" draw:formula="217 * ?f50"/>
                  <draw:equation draw:name="f77" draw:formula="371 * ?f51"/>
                  <draw:equation draw:name="f78" draw:formula="354 * ?f51"/>
                  <draw:equation draw:name="f79" draw:formula="231 * ?f50"/>
                  <draw:equation draw:name="f80" draw:formula="337 * ?f51"/>
                  <draw:equation draw:name="f81" draw:formula="245 * ?f50"/>
                  <draw:equation draw:name="f82" draw:formula="319 * ?f51"/>
                  <draw:equation draw:name="f83" draw:formula="242 * ?f50"/>
                  <draw:equation draw:name="f84" draw:formula="304 * ?f51"/>
                  <draw:equation draw:name="f85" draw:formula="234 * ?f50"/>
                  <draw:equation draw:name="f86" draw:formula="293 * ?f51"/>
                  <draw:equation draw:name="f87" draw:formula="223 * ?f50"/>
                  <draw:equation draw:name="f88" draw:formula="285 * ?f51"/>
                  <draw:equation draw:name="f89" draw:formula="209 * ?f50"/>
                  <draw:equation draw:name="f90" draw:formula="283 * ?f51"/>
                  <draw:equation draw:name="f91" draw:formula="124 * ?f50"/>
                  <draw:equation draw:name="f92" draw:formula="106 * ?f51"/>
                  <draw:equation draw:name="f93" draw:formula="91 * ?f51"/>
                  <draw:equation draw:name="f94" draw:formula="80 * ?f51"/>
                  <draw:equation draw:name="f95" draw:formula="134 * ?f50"/>
                  <draw:equation draw:name="f96" draw:formula="73 * ?f51"/>
                  <draw:equation draw:name="f97" draw:formula="146 * ?f50"/>
                  <draw:equation draw:name="f98" draw:formula="70 * ?f51"/>
                  <draw:equation draw:name="f99" draw:formula="160 * ?f50"/>
                  <draw:equation draw:name="f100" draw:formula="0 * ?f51"/>
                  <draw:equation draw:name="f101" draw:formula="194 * ?f51"/>
                  <draw:equation draw:name="f102" draw:formula="12 * ?f50"/>
                  <draw:equation draw:name="f103" draw:formula="206 * ?f51"/>
                  <draw:equation draw:name="f104" draw:formula="5 * ?f50"/>
                  <draw:equation draw:name="f105" draw:formula="220 * ?f51"/>
                  <draw:equation draw:name="f106" draw:formula="?f54 / 467"/>
                  <draw:equation draw:name="f107" draw:formula="?f55 / 245"/>
                  <draw:equation draw:name="f108" draw:formula="?f56 / 467"/>
                  <draw:equation draw:name="f109" draw:formula="?f57 / 245"/>
                  <draw:equation draw:name="f110" draw:formula="?f58 / 467"/>
                  <draw:equation draw:name="f111" draw:formula="?f59 / 245"/>
                  <draw:equation draw:name="f112" draw:formula="?f60 / 467"/>
                  <draw:equation draw:name="f113" draw:formula="?f61 / 245"/>
                  <draw:equation draw:name="f114" draw:formula="?f62 / 467"/>
                  <draw:equation draw:name="f115" draw:formula="?f63 / 245"/>
                  <draw:equation draw:name="f116" draw:formula="?f64 / 467"/>
                  <draw:equation draw:name="f117" draw:formula="?f65 / 245"/>
                  <draw:equation draw:name="f118" draw:formula="?f66 / 467"/>
                  <draw:equation draw:name="f119" draw:formula="?f67 / 245"/>
                  <draw:equation draw:name="f120" draw:formula="?f68 / 245"/>
                  <draw:equation draw:name="f121" draw:formula="?f69 / 467"/>
                  <draw:equation draw:name="f122" draw:formula="?f70 / 245"/>
                  <draw:equation draw:name="f123" draw:formula="?f71 / 467"/>
                  <draw:equation draw:name="f124" draw:formula="?f72 / 245"/>
                  <draw:equation draw:name="f125" draw:formula="?f73 / 467"/>
                  <draw:equation draw:name="f126" draw:formula="?f74 / 245"/>
                  <draw:equation draw:name="f127" draw:formula="?f75 / 467"/>
                  <draw:equation draw:name="f128" draw:formula="?f76 / 245"/>
                  <draw:equation draw:name="f129" draw:formula="?f77 / 467"/>
                  <draw:equation draw:name="f130" draw:formula="?f78 / 467"/>
                  <draw:equation draw:name="f131" draw:formula="?f79 / 245"/>
                  <draw:equation draw:name="f132" draw:formula="?f80 / 467"/>
                  <draw:equation draw:name="f133" draw:formula="?f81 / 245"/>
                  <draw:equation draw:name="f134" draw:formula="?f82 / 467"/>
                  <draw:equation draw:name="f135" draw:formula="?f83 / 245"/>
                  <draw:equation draw:name="f136" draw:formula="?f84 / 467"/>
                  <draw:equation draw:name="f137" draw:formula="?f85 / 245"/>
                  <draw:equation draw:name="f138" draw:formula="?f86 / 467"/>
                  <draw:equation draw:name="f139" draw:formula="?f87 / 245"/>
                  <draw:equation draw:name="f140" draw:formula="?f88 / 467"/>
                  <draw:equation draw:name="f141" draw:formula="?f89 / 245"/>
                  <draw:equation draw:name="f142" draw:formula="?f90 / 467"/>
                  <draw:equation draw:name="f143" draw:formula="?f91 / 245"/>
                  <draw:equation draw:name="f144" draw:formula="?f92 / 467"/>
                  <draw:equation draw:name="f145" draw:formula="?f93 / 467"/>
                  <draw:equation draw:name="f146" draw:formula="?f94 / 467"/>
                  <draw:equation draw:name="f147" draw:formula="?f95 / 245"/>
                  <draw:equation draw:name="f148" draw:formula="?f96 / 467"/>
                  <draw:equation draw:name="f149" draw:formula="?f97 / 245"/>
                  <draw:equation draw:name="f150" draw:formula="?f98 / 467"/>
                  <draw:equation draw:name="f151" draw:formula="?f99 / 245"/>
                  <draw:equation draw:name="f152" draw:formula="?f100 / 467"/>
                  <draw:equation draw:name="f153" draw:formula="?f101 / 467"/>
                  <draw:equation draw:name="f154" draw:formula="?f102 / 245"/>
                  <draw:equation draw:name="f155" draw:formula="?f103 / 467"/>
                  <draw:equation draw:name="f156" draw:formula="?f104 / 245"/>
                  <draw:equation draw:name="f157" draw:formula="?f105 / 467"/>
                  <draw:equation draw:name="f158" draw:formula="0 / ?f52"/>
                  <draw:equation draw:name="f159" draw:formula="?f1 / ?f52"/>
                  <draw:equation draw:name="f160" draw:formula="0 / ?f53"/>
                  <draw:equation draw:name="f161" draw:formula="?f2 / ?f53"/>
                  <draw:equation draw:name="f162" draw:formula="?f106 / ?f52"/>
                  <draw:equation draw:name="f163" draw:formula="?f107 / ?f53"/>
                  <draw:equation draw:name="f164" draw:formula="?f108 / ?f52"/>
                  <draw:equation draw:name="f165" draw:formula="?f109 / ?f53"/>
                  <draw:equation draw:name="f166" draw:formula="?f110 / ?f52"/>
                  <draw:equation draw:name="f167" draw:formula="?f111 / ?f53"/>
                  <draw:equation draw:name="f168" draw:formula="?f112 / ?f52"/>
                  <draw:equation draw:name="f169" draw:formula="?f113 / ?f53"/>
                  <draw:equation draw:name="f170" draw:formula="?f114 / ?f52"/>
                  <draw:equation draw:name="f171" draw:formula="?f115 / ?f53"/>
                  <draw:equation draw:name="f172" draw:formula="?f116 / ?f52"/>
                  <draw:equation draw:name="f173" draw:formula="?f117 / ?f53"/>
                  <draw:equation draw:name="f174" draw:formula="?f118 / ?f52"/>
                  <draw:equation draw:name="f175" draw:formula="?f119 / ?f53"/>
                  <draw:equation draw:name="f176" draw:formula="?f120 / ?f53"/>
                  <draw:equation draw:name="f177" draw:formula="?f121 / ?f52"/>
                  <draw:equation draw:name="f178" draw:formula="?f122 / ?f53"/>
                  <draw:equation draw:name="f179" draw:formula="?f123 / ?f52"/>
                  <draw:equation draw:name="f180" draw:formula="?f124 / ?f53"/>
                  <draw:equation draw:name="f181" draw:formula="?f125 / ?f52"/>
                  <draw:equation draw:name="f182" draw:formula="?f126 / ?f53"/>
                  <draw:equation draw:name="f183" draw:formula="?f127 / ?f52"/>
                  <draw:equation draw:name="f184" draw:formula="?f128 / ?f53"/>
                  <draw:equation draw:name="f185" draw:formula="?f129 / ?f52"/>
                  <draw:equation draw:name="f186" draw:formula="?f130 / ?f52"/>
                  <draw:equation draw:name="f187" draw:formula="?f131 / ?f53"/>
                  <draw:equation draw:name="f188" draw:formula="?f132 / ?f52"/>
                  <draw:equation draw:name="f189" draw:formula="?f133 / ?f53"/>
                  <draw:equation draw:name="f190" draw:formula="?f134 / ?f52"/>
                  <draw:equation draw:name="f191" draw:formula="?f135 / ?f53"/>
                  <draw:equation draw:name="f192" draw:formula="?f136 / ?f52"/>
                  <draw:equation draw:name="f193" draw:formula="?f137 / ?f53"/>
                  <draw:equation draw:name="f194" draw:formula="?f138 / ?f52"/>
                  <draw:equation draw:name="f195" draw:formula="?f139 / ?f53"/>
                  <draw:equation draw:name="f196" draw:formula="?f140 / ?f52"/>
                  <draw:equation draw:name="f197" draw:formula="?f141 / ?f53"/>
                  <draw:equation draw:name="f198" draw:formula="?f142 / ?f52"/>
                  <draw:equation draw:name="f199" draw:formula="?f143 / ?f53"/>
                  <draw:equation draw:name="f200" draw:formula="?f144 / ?f52"/>
                  <draw:equation draw:name="f201" draw:formula="?f145 / ?f52"/>
                  <draw:equation draw:name="f202" draw:formula="?f146 / ?f52"/>
                  <draw:equation draw:name="f203" draw:formula="?f147 / ?f53"/>
                  <draw:equation draw:name="f204" draw:formula="?f148 / ?f52"/>
                  <draw:equation draw:name="f205" draw:formula="?f149 / ?f53"/>
                  <draw:equation draw:name="f206" draw:formula="?f150 / ?f52"/>
                  <draw:equation draw:name="f207" draw:formula="?f151 / ?f53"/>
                  <draw:equation draw:name="f208" draw:formula="?f152 / ?f52"/>
                  <draw:equation draw:name="f209" draw:formula="?f153 / ?f52"/>
                  <draw:equation draw:name="f210" draw:formula="?f154 / ?f53"/>
                  <draw:equation draw:name="f211" draw:formula="?f155 / ?f52"/>
                  <draw:equation draw:name="f212" draw:formula="?f156 / ?f53"/>
                  <draw:equation draw:name="f213" draw:formula="?f157 / ?f52"/>
                </draw:enhanced-geometry>
              </draw:custom-shape>
            </draw:g>
          </table:table-cell>
          <table:table-cell office:value-type="string" table:number-columns-spanned="1" table:number-rows-spanned="2" table:style-name="ce44">
            <text:p>ADDRESS:</text:p>
          </table:table-cell>
          <table:table-cell office:value-type="string" table:number-columns-spanned="3" table:number-rows-spanned="2" table:style-name="ce45">
            <text:p>131 Orange Blossom Way, Apt 6</text:p>
          </table:table-cell>
          <table:covered-table-cell table:number-columns-repeated="2"/>
          <table:table-cell table:style-name="ce4"/>
          <table:table-cell office:value-type="string" table:style-name="ce13">
            <text:p>Insurance company policy number:</text:p>
          </table:table-cell>
          <table:table-cell office:value-type="string" table:number-columns-spanned="3" table:number-rows-spanned="1" table:style-name="ce46">
            <text:p>PHO99H4</text:p>
          </table:table-cell>
          <table:covered-table-cell table:number-columns-repeated="2"/>
          <table:table-cell table:number-columns-repeated="16374" table:style-name="ce4"/>
        </table:table-row>
        <table:table-row table:style-name="ro4">
          <table:table-cell table:style-name="ce4"/>
          <table:covered-table-cell/>
          <table:covered-table-cell/>
          <table:covered-table-cell table:number-columns-repeated="2"/>
          <table:table-cell table:style-name="ce4"/>
          <table:table-cell office:value-type="string" table:style-name="ce13">
            <text:p>Insurance agent:</text:p>
          </table:table-cell>
          <table:table-cell office:value-type="string" table:number-columns-spanned="3" table:number-rows-spanned="1" table:style-name="ce46">
            <text:p>Rene Valdes</text:p>
          </table:table-cell>
          <table:covered-table-cell table:number-columns-repeated="2"/>
          <table:table-cell table:style-name="ce14"/>
          <table:table-cell table:number-columns-repeated="16373" table:style-name="ce4"/>
        </table:table-row>
        <table:table-row table:style-name="ro4">
          <table:table-cell table:style-name="ce4">
            <draw:g draw:z-index="5" draw:name="Telephone icon group" draw:id="id7">
              <svg:title>Telephone icon</svg:title>
              <svg:desc>""</svg:desc>
              <draw:custom-shape svg:x="0.46905in" svg:y="0.18294in" svg:width="0.07242in" svg:height="0.02897in" draw:id="id4" draw:style-name="a11" draw:name="Freeform 20">
                <svg:title/>
                <svg:desc/>
                <text:p text:style-name="a10" text:class-names="" text:cond-style-name=""><text:span text:style-name="a9" text:class-names=""/></text:p>
                <draw:enhanced-geometry xmlns:dr3d="urn:oasis:names:tc:opendocument:xmlns:dr3d:1.0" draw:type="non-primitive" svg:viewBox="0 0 106 41" draw:enhanced-path="M ?f0 ?f0 L ?f1 ?f0 ?f1 ?f3 ?f4 ?f5 ?f6 ?f7 ?f8 ?f9 ?f10 ?f11 ?f12 ?f2 ?f13 ?f2 ?f14 ?f2 ?f15 ?f2 ?f16 ?f11 ?f17 ?f9 ?f18 ?f7 ?f19 ?f5 ?f0 ?f3 ?f0 ?f0 Z N" draw:text-areas="?f66 ?f68 ?f67 ?f69" draw:glue-points="?f70 ?f71 ?f72 ?f71 ?f72 ?f73 ?f74 ?f75 ?f76 ?f77 ?f78 ?f79 ?f80 ?f81 ?f82 ?f83 ?f84 ?f83 ?f85 ?f83 ?f86 ?f83 ?f87 ?f81 ?f88 ?f79 ?f89 ?f77 ?f90 ?f75 ?f70 ?f73 ?f70 ?f71" draw:glue-point-leaving-directions="-90, -90, -90, -90, -90, -90, -90, -90, -90, -90, -90, -90, -90, -90, -90, -90, -90">
                  <draw:equation draw:name="f0" draw:formula="0"/>
                  <draw:equation draw:name="f1" draw:formula="106"/>
                  <draw:equation draw:name="f2" draw:formula="41"/>
                  <draw:equation draw:name="f3" draw:formula="18"/>
                  <draw:equation draw:name="f4" draw:formula="104"/>
                  <draw:equation draw:name="f5" draw:formula="27"/>
                  <draw:equation draw:name="f6" draw:formula="99"/>
                  <draw:equation draw:name="f7" draw:formula="35"/>
                  <draw:equation draw:name="f8" draw:formula="96"/>
                  <draw:equation draw:name="f9" draw:formula="38"/>
                  <draw:equation draw:name="f10" draw:formula="92"/>
                  <draw:equation draw:name="f11" draw:formula="40"/>
                  <draw:equation draw:name="f12" draw:formula="88"/>
                  <draw:equation draw:name="f13" draw:formula="84"/>
                  <draw:equation draw:name="f14" draw:formula="23"/>
                  <draw:equation draw:name="f15" draw:formula="19"/>
                  <draw:equation draw:name="f16" draw:formula="15"/>
                  <draw:equation draw:name="f17" draw:formula="11"/>
                  <draw:equation draw:name="f18" draw:formula="7"/>
                  <draw:equation draw:name="f19" draw:formula="2"/>
                  <draw:equation draw:name="f20" draw:formula="?f2 - ?f0"/>
                  <draw:equation draw:name="f21" draw:formula="?f1 - ?f0"/>
                  <draw:equation draw:name="f22" draw:formula="?f21 / 106"/>
                  <draw:equation draw:name="f23" draw:formula="?f20 / 41"/>
                  <draw:equation draw:name="f24" draw:formula="0 * ?f21"/>
                  <draw:equation draw:name="f25" draw:formula="0 * ?f20"/>
                  <draw:equation draw:name="f26" draw:formula="106 * ?f21"/>
                  <draw:equation draw:name="f27" draw:formula="18 * ?f20"/>
                  <draw:equation draw:name="f28" draw:formula="104 * ?f21"/>
                  <draw:equation draw:name="f29" draw:formula="27 * ?f20"/>
                  <draw:equation draw:name="f30" draw:formula="99 * ?f21"/>
                  <draw:equation draw:name="f31" draw:formula="35 * ?f20"/>
                  <draw:equation draw:name="f32" draw:formula="96 * ?f21"/>
                  <draw:equation draw:name="f33" draw:formula="38 * ?f20"/>
                  <draw:equation draw:name="f34" draw:formula="92 * ?f21"/>
                  <draw:equation draw:name="f35" draw:formula="40 * ?f20"/>
                  <draw:equation draw:name="f36" draw:formula="88 * ?f21"/>
                  <draw:equation draw:name="f37" draw:formula="41 * ?f20"/>
                  <draw:equation draw:name="f38" draw:formula="84 * ?f21"/>
                  <draw:equation draw:name="f39" draw:formula="23 * ?f21"/>
                  <draw:equation draw:name="f40" draw:formula="19 * ?f21"/>
                  <draw:equation draw:name="f41" draw:formula="15 * ?f21"/>
                  <draw:equation draw:name="f42" draw:formula="11 * ?f21"/>
                  <draw:equation draw:name="f43" draw:formula="7 * ?f21"/>
                  <draw:equation draw:name="f44" draw:formula="2 * ?f21"/>
                  <draw:equation draw:name="f45" draw:formula="?f24 / 106"/>
                  <draw:equation draw:name="f46" draw:formula="?f25 / 41"/>
                  <draw:equation draw:name="f47" draw:formula="?f26 / 106"/>
                  <draw:equation draw:name="f48" draw:formula="?f27 / 41"/>
                  <draw:equation draw:name="f49" draw:formula="?f28 / 106"/>
                  <draw:equation draw:name="f50" draw:formula="?f29 / 41"/>
                  <draw:equation draw:name="f51" draw:formula="?f30 / 106"/>
                  <draw:equation draw:name="f52" draw:formula="?f31 / 41"/>
                  <draw:equation draw:name="f53" draw:formula="?f32 / 106"/>
                  <draw:equation draw:name="f54" draw:formula="?f33 / 41"/>
                  <draw:equation draw:name="f55" draw:formula="?f34 / 106"/>
                  <draw:equation draw:name="f56" draw:formula="?f35 / 41"/>
                  <draw:equation draw:name="f57" draw:formula="?f36 / 106"/>
                  <draw:equation draw:name="f58" draw:formula="?f37 / 41"/>
                  <draw:equation draw:name="f59" draw:formula="?f38 / 106"/>
                  <draw:equation draw:name="f60" draw:formula="?f39 / 106"/>
                  <draw:equation draw:name="f61" draw:formula="?f40 / 106"/>
                  <draw:equation draw:name="f62" draw:formula="?f41 / 106"/>
                  <draw:equation draw:name="f63" draw:formula="?f42 / 106"/>
                  <draw:equation draw:name="f64" draw:formula="?f43 / 106"/>
                  <draw:equation draw:name="f65" draw:formula="?f44 / 106"/>
                  <draw:equation draw:name="f66" draw:formula="0 / ?f22"/>
                  <draw:equation draw:name="f67" draw:formula="?f1 / ?f22"/>
                  <draw:equation draw:name="f68" draw:formula="0 / ?f23"/>
                  <draw:equation draw:name="f69" draw:formula="?f2 / ?f23"/>
                  <draw:equation draw:name="f70" draw:formula="?f45 / ?f22"/>
                  <draw:equation draw:name="f71" draw:formula="?f46 / ?f23"/>
                  <draw:equation draw:name="f72" draw:formula="?f47 / ?f22"/>
                  <draw:equation draw:name="f73" draw:formula="?f48 / ?f23"/>
                  <draw:equation draw:name="f74" draw:formula="?f49 / ?f22"/>
                  <draw:equation draw:name="f75" draw:formula="?f50 / ?f23"/>
                  <draw:equation draw:name="f76" draw:formula="?f51 / ?f22"/>
                  <draw:equation draw:name="f77" draw:formula="?f52 / ?f23"/>
                  <draw:equation draw:name="f78" draw:formula="?f53 / ?f22"/>
                  <draw:equation draw:name="f79" draw:formula="?f54 / ?f23"/>
                  <draw:equation draw:name="f80" draw:formula="?f55 / ?f22"/>
                  <draw:equation draw:name="f81" draw:formula="?f56 / ?f23"/>
                  <draw:equation draw:name="f82" draw:formula="?f57 / ?f22"/>
                  <draw:equation draw:name="f83" draw:formula="?f58 / ?f23"/>
                  <draw:equation draw:name="f84" draw:formula="?f59 / ?f22"/>
                  <draw:equation draw:name="f85" draw:formula="?f60 / ?f22"/>
                  <draw:equation draw:name="f86" draw:formula="?f61 / ?f22"/>
                  <draw:equation draw:name="f87" draw:formula="?f62 / ?f22"/>
                  <draw:equation draw:name="f88" draw:formula="?f63 / ?f22"/>
                  <draw:equation draw:name="f89" draw:formula="?f64 / ?f22"/>
                  <draw:equation draw:name="f90" draw:formula="?f65 / ?f22"/>
                </draw:enhanced-geometry>
              </draw:custom-shape>
              <draw:custom-shape svg:x="0.22282in" svg:y="0.18294in" svg:width="0.06518in" svg:height="0.02897in" draw:id="id5" draw:style-name="a14" draw:name="Freeform 21">
                <svg:title/>
                <svg:desc/>
                <text:p text:style-name="a13" text:class-names="" text:cond-style-name=""><text:span text:style-name="a12" text:class-names=""/></text:p>
                <draw:enhanced-geometry xmlns:dr3d="urn:oasis:names:tc:opendocument:xmlns:dr3d:1.0" draw:type="non-primitive" svg:viewBox="0 0 106 41" draw:enhanced-path="M ?f0 ?f0 L ?f1 ?f0 ?f1 ?f3 ?f4 ?f5 ?f6 ?f7 ?f8 ?f9 ?f10 ?f11 ?f12 ?f2 ?f13 ?f2 ?f14 ?f2 ?f3 ?f2 ?f15 ?f11 ?f16 ?f9 ?f17 ?f7 ?f18 ?f5 ?f0 ?f3 ?f0 ?f0 Z N" draw:text-areas="?f65 ?f67 ?f66 ?f68" draw:glue-points="?f69 ?f70 ?f71 ?f70 ?f71 ?f72 ?f73 ?f74 ?f75 ?f76 ?f77 ?f78 ?f79 ?f80 ?f81 ?f82 ?f83 ?f82 ?f84 ?f82 ?f85 ?f82 ?f86 ?f80 ?f87 ?f78 ?f88 ?f76 ?f89 ?f74 ?f69 ?f72 ?f69 ?f70" draw:glue-point-leaving-directions="-90, -90, -90, -90, -90, -90, -90, -90, -90, -90, -90, -90, -90, -90, -90, -90, -90">
                  <draw:equation draw:name="f0" draw:formula="0"/>
                  <draw:equation draw:name="f1" draw:formula="106"/>
                  <draw:equation draw:name="f2" draw:formula="41"/>
                  <draw:equation draw:name="f3" draw:formula="18"/>
                  <draw:equation draw:name="f4" draw:formula="103"/>
                  <draw:equation draw:name="f5" draw:formula="27"/>
                  <draw:equation draw:name="f6" draw:formula="98"/>
                  <draw:equation draw:name="f7" draw:formula="35"/>
                  <draw:equation draw:name="f8" draw:formula="95"/>
                  <draw:equation draw:name="f9" draw:formula="38"/>
                  <draw:equation draw:name="f10" draw:formula="91"/>
                  <draw:equation draw:name="f11" draw:formula="40"/>
                  <draw:equation draw:name="f12" draw:formula="87"/>
                  <draw:equation draw:name="f13" draw:formula="83"/>
                  <draw:equation draw:name="f14" draw:formula="22"/>
                  <draw:equation draw:name="f15" draw:formula="14"/>
                  <draw:equation draw:name="f16" draw:formula="10"/>
                  <draw:equation draw:name="f17" draw:formula="7"/>
                  <draw:equation draw:name="f18" draw:formula="2"/>
                  <draw:equation draw:name="f19" draw:formula="?f2 - ?f0"/>
                  <draw:equation draw:name="f20" draw:formula="?f1 - ?f0"/>
                  <draw:equation draw:name="f21" draw:formula="?f20 / 106"/>
                  <draw:equation draw:name="f22" draw:formula="?f19 / 41"/>
                  <draw:equation draw:name="f23" draw:formula="0 * ?f20"/>
                  <draw:equation draw:name="f24" draw:formula="0 * ?f19"/>
                  <draw:equation draw:name="f25" draw:formula="106 * ?f20"/>
                  <draw:equation draw:name="f26" draw:formula="18 * ?f19"/>
                  <draw:equation draw:name="f27" draw:formula="103 * ?f20"/>
                  <draw:equation draw:name="f28" draw:formula="27 * ?f19"/>
                  <draw:equation draw:name="f29" draw:formula="98 * ?f20"/>
                  <draw:equation draw:name="f30" draw:formula="35 * ?f19"/>
                  <draw:equation draw:name="f31" draw:formula="95 * ?f20"/>
                  <draw:equation draw:name="f32" draw:formula="38 * ?f19"/>
                  <draw:equation draw:name="f33" draw:formula="91 * ?f20"/>
                  <draw:equation draw:name="f34" draw:formula="40 * ?f19"/>
                  <draw:equation draw:name="f35" draw:formula="87 * ?f20"/>
                  <draw:equation draw:name="f36" draw:formula="41 * ?f19"/>
                  <draw:equation draw:name="f37" draw:formula="83 * ?f20"/>
                  <draw:equation draw:name="f38" draw:formula="22 * ?f20"/>
                  <draw:equation draw:name="f39" draw:formula="18 * ?f20"/>
                  <draw:equation draw:name="f40" draw:formula="14 * ?f20"/>
                  <draw:equation draw:name="f41" draw:formula="10 * ?f20"/>
                  <draw:equation draw:name="f42" draw:formula="7 * ?f20"/>
                  <draw:equation draw:name="f43" draw:formula="2 * ?f20"/>
                  <draw:equation draw:name="f44" draw:formula="?f23 / 106"/>
                  <draw:equation draw:name="f45" draw:formula="?f24 / 41"/>
                  <draw:equation draw:name="f46" draw:formula="?f25 / 106"/>
                  <draw:equation draw:name="f47" draw:formula="?f26 / 41"/>
                  <draw:equation draw:name="f48" draw:formula="?f27 / 106"/>
                  <draw:equation draw:name="f49" draw:formula="?f28 / 41"/>
                  <draw:equation draw:name="f50" draw:formula="?f29 / 106"/>
                  <draw:equation draw:name="f51" draw:formula="?f30 / 41"/>
                  <draw:equation draw:name="f52" draw:formula="?f31 / 106"/>
                  <draw:equation draw:name="f53" draw:formula="?f32 / 41"/>
                  <draw:equation draw:name="f54" draw:formula="?f33 / 106"/>
                  <draw:equation draw:name="f55" draw:formula="?f34 / 41"/>
                  <draw:equation draw:name="f56" draw:formula="?f35 / 106"/>
                  <draw:equation draw:name="f57" draw:formula="?f36 / 41"/>
                  <draw:equation draw:name="f58" draw:formula="?f37 / 106"/>
                  <draw:equation draw:name="f59" draw:formula="?f38 / 106"/>
                  <draw:equation draw:name="f60" draw:formula="?f39 / 106"/>
                  <draw:equation draw:name="f61" draw:formula="?f40 / 106"/>
                  <draw:equation draw:name="f62" draw:formula="?f41 / 106"/>
                  <draw:equation draw:name="f63" draw:formula="?f42 / 106"/>
                  <draw:equation draw:name="f64" draw:formula="?f43 / 106"/>
                  <draw:equation draw:name="f65" draw:formula="0 / ?f21"/>
                  <draw:equation draw:name="f66" draw:formula="?f1 / ?f21"/>
                  <draw:equation draw:name="f67" draw:formula="0 / ?f22"/>
                  <draw:equation draw:name="f68" draw:formula="?f2 / ?f22"/>
                  <draw:equation draw:name="f69" draw:formula="?f44 / ?f21"/>
                  <draw:equation draw:name="f70" draw:formula="?f45 / ?f22"/>
                  <draw:equation draw:name="f71" draw:formula="?f46 / ?f21"/>
                  <draw:equation draw:name="f72" draw:formula="?f47 / ?f22"/>
                  <draw:equation draw:name="f73" draw:formula="?f48 / ?f21"/>
                  <draw:equation draw:name="f74" draw:formula="?f49 / ?f22"/>
                  <draw:equation draw:name="f75" draw:formula="?f50 / ?f21"/>
                  <draw:equation draw:name="f76" draw:formula="?f51 / ?f22"/>
                  <draw:equation draw:name="f77" draw:formula="?f52 / ?f21"/>
                  <draw:equation draw:name="f78" draw:formula="?f53 / ?f22"/>
                  <draw:equation draw:name="f79" draw:formula="?f54 / ?f21"/>
                  <draw:equation draw:name="f80" draw:formula="?f55 / ?f22"/>
                  <draw:equation draw:name="f81" draw:formula="?f56 / ?f21"/>
                  <draw:equation draw:name="f82" draw:formula="?f57 / ?f22"/>
                  <draw:equation draw:name="f83" draw:formula="?f58 / ?f21"/>
                  <draw:equation draw:name="f84" draw:formula="?f59 / ?f21"/>
                  <draw:equation draw:name="f85" draw:formula="?f60 / ?f21"/>
                  <draw:equation draw:name="f86" draw:formula="?f61 / ?f21"/>
                  <draw:equation draw:name="f87" draw:formula="?f62 / ?f21"/>
                  <draw:equation draw:name="f88" draw:formula="?f63 / ?f21"/>
                  <draw:equation draw:name="f89" draw:formula="?f64 / ?f21"/>
                </draw:enhanced-geometry>
              </draw:custom-shape>
              <draw:custom-shape svg:x="0.21558in" svg:y="0.125in" svg:width="0.32589in" svg:height="0.26796in" draw:id="id6" draw:style-name="a17" draw:name="Freeform 22">
                <svg:title/>
                <svg:desc/>
                <text:p text:style-name="a16" text:class-names="" text:cond-style-name=""><text:span text:style-name="a15" text:class-names=""/></text:p>
                <draw:enhanced-geometry xmlns:dr3d="urn:oasis:names:tc:opendocument:xmlns:dr3d:1.0" draw:type="non-primitive" svg:viewBox="0 0 489 406" draw:enhanced-path="M ?f3 ?f4 L ?f5 ?f6 ?f7 ?f8 ?f9 ?f9 ?f10 ?f7 ?f8 ?f5 ?f8 ?f11 ?f10 ?f12 ?f9 ?f13 ?f7 ?f14 ?f5 ?f15 ?f3 ?f16 ?f17 ?f16 ?f18 ?f15 ?f19 ?f14 ?f20 ?f13 ?f21 ?f12 ?f22 ?f11 ?f22 ?f5 ?f21 ?f7 ?f20 ?f9 ?f19 ?f8 ?f18 ?f6 ?f17 ?f4 ?f3 ?f4 Z M ?f23 ?f4 L ?f24 ?f6 ?f25 ?f8 ?f26 ?f9 ?f27 ?f7 ?f27 ?f5 ?f27 ?f11 ?f27 ?f12 ?f26 ?f13 ?f25 ?f14 ?f24 ?f15 ?f23 ?f16 ?f28 ?f16 ?f29 ?f15 ?f30 ?f14 ?f31 ?f13 ?f32 ?f12 ?f33 ?f11 ?f33 ?f5 ?f32 ?f7 ?f31 ?f9 ?f30 ?f8 ?f29 ?f6 ?f28 ?f4 ?f23 ?f4 Z M ?f34 ?f4 L ?f35 ?f6 ?f36 ?f8 ?f37 ?f9 ?f38 ?f7 ?f39 ?f5 ?f39 ?f11 ?f38 ?f12 ?f37 ?f13 ?f36 ?f14 ?f35 ?f15 ?f34 ?f16 ?f40 ?f16 ?f41 ?f15 ?f42 ?f14 ?f43 ?f13 ?f44 ?f12 ?f44 ?f11 ?f44 ?f5 ?f44 ?f7 ?f43 ?f9 ?f42 ?f8 ?f41 ?f6 ?f40 ?f4 ?f34 ?f4 Z M ?f3 ?f45 L ?f5 ?f46 ?f7 ?f47 ?f9 ?f48 ?f10 ?f49 ?f8 ?f50 ?f8 ?f51 ?f10 ?f31 ?f9 ?f52 ?f7 ?f53 ?f5 ?f54 ?f3 ?f54 ?f17 ?f54 ?f18 ?f54 ?f19 ?f53 ?f20 ?f52 ?f21 ?f31 ?f22 ?f51 ?f22 ?f50 ?f21 ?f49 ?f20 ?f48 ?f19 ?f47 ?f18 ?f46 ?f17 ?f45 ?f3 ?f45 Z M ?f23 ?f45 L ?f24 ?f46 ?f25 ?f47 ?f26 ?f48 ?f27 ?f49 ?f27 ?f50 ?f27 ?f51 ?f27 ?f31 ?f26 ?f52 ?f25 ?f53 ?f24 ?f54 ?f23 ?f54 ?f28 ?f54 ?f29 ?f54 ?f30 ?f53 ?f31 ?f52 ?f32 ?f31 ?f33 ?f51 ?f33 ?f50 ?f32 ?f49 ?f31 ?f48 ?f30 ?f47 ?f29 ?f46 ?f28 ?f45 ?f23 ?f45 Z M ?f34 ?f45 L ?f35 ?f46 ?f36 ?f47 ?f37 ?f48 ?f38 ?f49 ?f39 ?f50 ?f39 ?f51 ?f38 ?f31 ?f37 ?f52 ?f36 ?f53 ?f35 ?f54 ?f34 ?f54 ?f40 ?f54 ?f41 ?f54 ?f42 ?f53 ?f43 ?f52 ?f44 ?f31 ?f44 ?f51 ?f44 ?f50 ?f44 ?f49 ?f43 ?f48 ?f42 ?f47 ?f41 ?f46 ?f40 ?f45 ?f34 ?f45 Z M ?f3 ?f42 L ?f5 ?f42 ?f7 ?f43 ?f9 ?f44 ?f10 ?f55 ?f8 ?f56 ?f8 ?f57 ?f10 ?f27 ?f9 ?f58 ?f7 ?f59 ?f5 ?f24 ?f3 ?f60 ?f17 ?f60 ?f18 ?f24 ?f19 ?f59 ?f20 ?f58 ?f21 ?f27 ?f22 ?f57 ?f22 ?f56 ?f21 ?f55 ?f20 ?f44 ?f19 ?f43 ?f18 ?f42 ?f17 ?f42 ?f3 ?f42 Z M ?f23 ?f42 L ?f24 ?f42 ?f25 ?f43 ?f26 ?f44 ?f27 ?f55 ?f27 ?f56 ?f27 ?f57 ?f27 ?f27 ?f26 ?f58 ?f25 ?f59 ?f24 ?f24 ?f23 ?f60 ?f28 ?f60 ?f29 ?f24 ?f30 ?f59 ?f31 ?f58 ?f32 ?f27 ?f33 ?f57 ?f33 ?f56 ?f32 ?f55 ?f31 ?f44 ?f30 ?f43 ?f29 ?f42 ?f28 ?f42 ?f23 ?f42 Z M ?f34 ?f42 L ?f35 ?f42 ?f36 ?f43 ?f37 ?f44 ?f38 ?f55 ?f39 ?f56 ?f39 ?f57 ?f38 ?f27 ?f37 ?f58 ?f36 ?f59 ?f35 ?f24 ?f34 ?f60 ?f40 ?f60 ?f41 ?f24 ?f42 ?f59 ?f43 ?f58 ?f44 ?f27 ?f44 ?f57 ?f44 ?f56 ?f44 ?f55 ?f43 ?f44 ?f42 ?f43 ?f41 ?f42 ?f40 ?f42 ?f34 ?f42 Z M ?f61 ?f62 L ?f61 ?f63 ?f64 ?f63 ?f64 ?f62 ?f61 ?f62 Z M ?f65 ?f0 L ?f66 ?f0 ?f67 ?f68 ?f69 ?f70 ?f71 ?f72 ?f73 ?f74 ?f75 ?f76 ?f1 ?f65 ?f1 ?f62 ?f77 ?f62 ?f77 ?f78 ?f79 ?f80 ?f81 ?f82 ?f83 ?f37 ?f84 ?f85 ?f86 ?f87 ?f88 ?f89 ?f90 ?f43 ?f91 ?f92 ?f93 ?f25 ?f94 ?f95 ?f73 ?f96 ?f97 ?f51 ?f1 ?f53 ?f98 ?f99 ?f97 ?f100 ?f101 ?f102 ?f103 ?f104 ?f69 ?f105 ?f67 ?f106 ?f107 ?f2 ?f108 ?f2 ?f76 ?f106 ?f109 ?f105 ?f72 ?f104 ?f70 ?f102 ?f110 ?f77 ?f111 ?f99 ?f111 ?f33 ?f110 ?f112 ?f113 ?f49 ?f114 ?f115 ?f116 ?f26 ?f117 ?f118 ?f119 ?f120 ?f121 ?f122 ?f123 ?f124 ?f125 ?f126 ?f127 ?f37 ?f128 ?f82 ?f129 ?f80 ?f130 ?f78 ?f130 ?f62 ?f0 ?f62 ?f0 ?f65 ?f110 ?f76 ?f113 ?f74 ?f72 ?f72 ?f109 ?f70 ?f76 ?f68 ?f65 ?f0 Z N" draw:text-areas="?f233 ?f235 ?f234 ?f236" draw:glue-points="?f237 ?f238 ?f239 ?f240 ?f241 ?f240 ?f242 ?f238 ?f243 ?f244 ?f245 ?f238 ?f246 ?f240 ?f247 ?f240 ?f248 ?f238 ?f249 ?f244 ?f250 ?f238 ?f251 ?f240 ?f252 ?f240 ?f253 ?f238 ?f254 ?f244 ?f237 ?f255 ?f239 ?f256 ?f241 ?f256 ?f242 ?f255 ?f243 ?f257 ?f245 ?f255 ?f246 ?f256 ?f247 ?f256 ?f248 ?f255 ?f249 ?f257 ?f250 ?f255 ?f251 ?f256 ?f252 ?f256 ?f253 ?f255 ?f254 ?f257 ?f237 ?f258 ?f239 ?f259 ?f241 ?f259 ?f242 ?f258 ?f243 ?f260 ?f245 ?f258 ?f246 ?f259 ?f247 ?f259 ?f248 ?f258 ?f249 ?f260 ?f250 ?f258 ?f251 ?f259 ?f252 ?f259 ?f253 ?f258 ?f254 ?f260 ?f261 ?f262 ?f263 ?f264 ?f265 ?f262 ?f266 ?f267 ?f268 ?f269 ?f270 ?f271 ?f272 ?f273 ?f274 ?f275 ?f276 ?f277 ?f278 ?f279 ?f280 ?f281 ?f282 ?f283 ?f284 ?f285" draw:glue-point-leaving-directions="-90, -90, -90, -90, -90, -90, -90, -90, -90, -90, -90, -90, -90, -90, -90, -90, -90, -90, -90, -90, -90, -90, -90, -90, -90, -90, -90, -90, -90, -90, -90, -90, -90, -90, -90, -90, -90, -90, -90, -90, -90, -90, -90, -90, -90, -90, -90, -90, -90, -90, -90, -90, -90, -90, -90, -90, -90, -90">
                  <draw:equation draw:name="f0" draw:formula="0"/>
                  <draw:equation draw:name="f1" draw:formula="489"/>
                  <draw:equation draw:name="f2" draw:formula="406"/>
                  <draw:equation draw:name="f3" draw:formula="298"/>
                  <draw:equation draw:name="f4" draw:formula="284"/>
                  <draw:equation draw:name="f5" draw:formula="295"/>
                  <draw:equation draw:name="f6" draw:formula="285"/>
                  <draw:equation draw:name="f7" draw:formula="292"/>
                  <draw:equation draw:name="f8" draw:formula="287"/>
                  <draw:equation draw:name="f9" draw:formula="289"/>
                  <draw:equation draw:name="f10" draw:formula="288"/>
                  <draw:equation draw:name="f11" draw:formula="306"/>
                  <draw:equation draw:name="f12" draw:formula="309"/>
                  <draw:equation draw:name="f13" draw:formula="312"/>
                  <draw:equation draw:name="f14" draw:formula="315"/>
                  <draw:equation draw:name="f15" draw:formula="317"/>
                  <draw:equation draw:name="f16" draw:formula="318"/>
                  <draw:equation draw:name="f17" draw:formula="324"/>
                  <draw:equation draw:name="f18" draw:formula="327"/>
                  <draw:equation draw:name="f19" draw:formula="330"/>
                  <draw:equation draw:name="f20" draw:formula="333"/>
                  <draw:equation draw:name="f21" draw:formula="335"/>
                  <draw:equation draw:name="f22" draw:formula="336"/>
                  <draw:equation draw:name="f23" draw:formula="232"/>
                  <draw:equation draw:name="f24" draw:formula="228"/>
                  <draw:equation draw:name="f25" draw:formula="225"/>
                  <draw:equation draw:name="f26" draw:formula="223"/>
                  <draw:equation draw:name="f27" draw:formula="221"/>
                  <draw:equation draw:name="f28" draw:formula="257"/>
                  <draw:equation draw:name="f29" draw:formula="261"/>
                  <draw:equation draw:name="f30" draw:formula="263"/>
                  <draw:equation draw:name="f31" draw:formula="266"/>
                  <draw:equation draw:name="f32" draw:formula="267"/>
                  <draw:equation draw:name="f33" draw:formula="268"/>
                  <draw:equation draw:name="f34" draw:formula="165"/>
                  <draw:equation draw:name="f35" draw:formula="161"/>
                  <draw:equation draw:name="f36" draw:formula="158"/>
                  <draw:equation draw:name="f37" draw:formula="155"/>
                  <draw:equation draw:name="f38" draw:formula="154"/>
                  <draw:equation draw:name="f39" draw:formula="153"/>
                  <draw:equation draw:name="f40" draw:formula="190"/>
                  <draw:equation draw:name="f41" draw:formula="194"/>
                  <draw:equation draw:name="f42" draw:formula="197"/>
                  <draw:equation draw:name="f43" draw:formula="199"/>
                  <draw:equation draw:name="f44" draw:formula="201"/>
                  <draw:equation draw:name="f45" draw:formula="240"/>
                  <draw:equation draw:name="f46" draw:formula="241"/>
                  <draw:equation draw:name="f47" draw:formula="242"/>
                  <draw:equation draw:name="f48" draw:formula="244"/>
                  <draw:equation draw:name="f49" draw:formula="247"/>
                  <draw:equation draw:name="f50" draw:formula="251"/>
                  <draw:equation draw:name="f51" draw:formula="262"/>
                  <draw:equation draw:name="f52" draw:formula="269"/>
                  <draw:equation draw:name="f53" draw:formula="271"/>
                  <draw:equation draw:name="f54" draw:formula="273"/>
                  <draw:equation draw:name="f55" draw:formula="204"/>
                  <draw:equation draw:name="f56" draw:formula="207"/>
                  <draw:equation draw:name="f57" draw:formula="218"/>
                  <draw:equation draw:name="f58" draw:formula="224"/>
                  <draw:equation draw:name="f59" draw:formula="227"/>
                  <draw:equation draw:name="f60" draw:formula="229"/>
                  <draw:equation draw:name="f61" draw:formula="189"/>
                  <draw:equation draw:name="f62" draw:formula="76"/>
                  <draw:equation draw:name="f63" draw:formula="114"/>
                  <draw:equation draw:name="f64" draw:formula="300"/>
                  <draw:equation draw:name="f65" draw:formula="68"/>
                  <draw:equation draw:name="f66" draw:formula="422"/>
                  <draw:equation draw:name="f67" draw:formula="439"/>
                  <draw:equation draw:name="f68" draw:formula="2"/>
                  <draw:equation draw:name="f69" draw:formula="456"/>
                  <draw:equation draw:name="f70" draw:formula="10"/>
                  <draw:equation draw:name="f71" draw:formula="470"/>
                  <draw:equation draw:name="f72" draw:formula="20"/>
                  <draw:equation draw:name="f73" draw:formula="480"/>
                  <draw:equation draw:name="f74" draw:formula="34"/>
                  <draw:equation draw:name="f75" draw:formula="487"/>
                  <draw:equation draw:name="f76" draw:formula="50"/>
                  <draw:equation draw:name="f77" draw:formula="356"/>
                  <draw:equation draw:name="f78" draw:formula="142"/>
                  <draw:equation draw:name="f79" draw:formula="358"/>
                  <draw:equation draw:name="f80" draw:formula="144"/>
                  <draw:equation draw:name="f81" draw:formula="364"/>
                  <draw:equation draw:name="f82" draw:formula="148"/>
                  <draw:equation draw:name="f83" draw:formula="374"/>
                  <draw:equation draw:name="f84" draw:formula="386"/>
                  <draw:equation draw:name="f85" draw:formula="164"/>
                  <draw:equation draw:name="f86" draw:formula="400"/>
                  <draw:equation draw:name="f87" draw:formula="174"/>
                  <draw:equation draw:name="f88" draw:formula="415"/>
                  <draw:equation draw:name="f89" draw:formula="186"/>
                  <draw:equation draw:name="f90" draw:formula="430"/>
                  <draw:equation draw:name="f91" draw:formula="445"/>
                  <draw:equation draw:name="f92" draw:formula="212"/>
                  <draw:equation draw:name="f93" draw:formula="459"/>
                  <draw:equation draw:name="f94" draw:formula="471"/>
                  <draw:equation draw:name="f95" draw:formula="238"/>
                  <draw:equation draw:name="f96" draw:formula="250"/>
                  <draw:equation draw:name="f97" draw:formula="486"/>
                  <draw:equation draw:name="f98" draw:formula="488"/>
                  <draw:equation draw:name="f99" draw:formula="339"/>
                  <draw:equation draw:name="f100" draw:formula="357"/>
                  <draw:equation draw:name="f101" draw:formula="479"/>
                  <draw:equation draw:name="f102" draw:formula="372"/>
                  <draw:equation draw:name="f103" draw:formula="469"/>
                  <draw:equation draw:name="f104" draw:formula="387"/>
                  <draw:equation draw:name="f105" draw:formula="397"/>
                  <draw:equation draw:name="f106" draw:formula="404"/>
                  <draw:equation draw:name="f107" draw:formula="421"/>
                  <draw:equation draw:name="f108" draw:formula="67"/>
                  <draw:equation draw:name="f109" draw:formula="33"/>
                  <draw:equation draw:name="f110" draw:formula="3"/>
                  <draw:equation draw:name="f111" draw:formula="1"/>
                  <draw:equation draw:name="f112" draw:formula="259"/>
                  <draw:equation draw:name="f113" draw:formula="9"/>
                  <draw:equation draw:name="f114" draw:formula="18"/>
                  <draw:equation draw:name="f115" draw:formula="236"/>
                  <draw:equation draw:name="f116" draw:formula="30"/>
                  <draw:equation draw:name="f117" draw:formula="44"/>
                  <draw:equation draw:name="f118" draw:formula="210"/>
                  <draw:equation draw:name="f119" draw:formula="60"/>
                  <draw:equation draw:name="f120" draw:formula="198"/>
                  <draw:equation draw:name="f121" draw:formula="75"/>
                  <draw:equation draw:name="f122" draw:formula="185"/>
                  <draw:equation draw:name="f123" draw:formula="89"/>
                  <draw:equation draw:name="f124" draw:formula="173"/>
                  <draw:equation draw:name="f125" draw:formula="103"/>
                  <draw:equation draw:name="f126" draw:formula="163"/>
                  <draw:equation draw:name="f127" draw:formula="116"/>
                  <draw:equation draw:name="f128" draw:formula="125"/>
                  <draw:equation draw:name="f129" draw:formula="131"/>
                  <draw:equation draw:name="f130" draw:formula="133"/>
                  <draw:equation draw:name="f131" draw:formula="?f2 - ?f0"/>
                  <draw:equation draw:name="f132" draw:formula="?f1 - ?f0"/>
                  <draw:equation draw:name="f133" draw:formula="?f132 / 489"/>
                  <draw:equation draw:name="f134" draw:formula="?f131 / 406"/>
                  <draw:equation draw:name="f135" draw:formula="288 * ?f132"/>
                  <draw:equation draw:name="f136" draw:formula="292 * ?f131"/>
                  <draw:equation draw:name="f137" draw:formula="292 * ?f132"/>
                  <draw:equation draw:name="f138" draw:formula="315 * ?f131"/>
                  <draw:equation draw:name="f139" draw:formula="330 * ?f132"/>
                  <draw:equation draw:name="f140" draw:formula="335 * ?f132"/>
                  <draw:equation draw:name="f141" draw:formula="298 * ?f132"/>
                  <draw:equation draw:name="f142" draw:formula="284 * ?f131"/>
                  <draw:equation draw:name="f143" draw:formula="221 * ?f132"/>
                  <draw:equation draw:name="f144" draw:formula="225 * ?f132"/>
                  <draw:equation draw:name="f145" draw:formula="263 * ?f132"/>
                  <draw:equation draw:name="f146" draw:formula="267 * ?f132"/>
                  <draw:equation draw:name="f147" draw:formula="232 * ?f132"/>
                  <draw:equation draw:name="f148" draw:formula="154 * ?f132"/>
                  <draw:equation draw:name="f149" draw:formula="158 * ?f132"/>
                  <draw:equation draw:name="f150" draw:formula="197 * ?f132"/>
                  <draw:equation draw:name="f151" draw:formula="201 * ?f132"/>
                  <draw:equation draw:name="f152" draw:formula="165 * ?f132"/>
                  <draw:equation draw:name="f153" draw:formula="247 * ?f131"/>
                  <draw:equation draw:name="f154" draw:formula="271 * ?f131"/>
                  <draw:equation draw:name="f155" draw:formula="240 * ?f131"/>
                  <draw:equation draw:name="f156" draw:formula="204 * ?f131"/>
                  <draw:equation draw:name="f157" draw:formula="227 * ?f131"/>
                  <draw:equation draw:name="f158" draw:formula="197 * ?f131"/>
                  <draw:equation draw:name="f159" draw:formula="189 * ?f132"/>
                  <draw:equation draw:name="f160" draw:formula="76 * ?f131"/>
                  <draw:equation draw:name="f161" draw:formula="470 * ?f132"/>
                  <draw:equation draw:name="f162" draw:formula="20 * ?f131"/>
                  <draw:equation draw:name="f163" draw:formula="356 * ?f132"/>
                  <draw:equation draw:name="f164" draw:formula="386 * ?f132"/>
                  <draw:equation draw:name="f165" draw:formula="164 * ?f131"/>
                  <draw:equation draw:name="f166" draw:formula="459 * ?f132"/>
                  <draw:equation draw:name="f167" draw:formula="225 * ?f131"/>
                  <draw:equation draw:name="f168" draw:formula="488 * ?f132"/>
                  <draw:equation draw:name="f169" draw:formula="339 * ?f131"/>
                  <draw:equation draw:name="f170" draw:formula="439 * ?f132"/>
                  <draw:equation draw:name="f171" draw:formula="404 * ?f131"/>
                  <draw:equation draw:name="f172" draw:formula="20 * ?f132"/>
                  <draw:equation draw:name="f173" draw:formula="387 * ?f131"/>
                  <draw:equation draw:name="f174" draw:formula="3 * ?f132"/>
                  <draw:equation draw:name="f175" draw:formula="259 * ?f131"/>
                  <draw:equation draw:name="f176" draw:formula="60 * ?f132"/>
                  <draw:equation draw:name="f177" draw:formula="198 * ?f131"/>
                  <draw:equation draw:name="f178" draw:formula="125 * ?f132"/>
                  <draw:equation draw:name="f179" draw:formula="148 * ?f131"/>
                  <draw:equation draw:name="f180" draw:formula="0 * ?f132"/>
                  <draw:equation draw:name="f181" draw:formula="68 * ?f131"/>
                  <draw:equation draw:name="f182" draw:formula="50 * ?f132"/>
                  <draw:equation draw:name="f183" draw:formula="2 * ?f131"/>
                  <draw:equation draw:name="f184" draw:formula="?f135 / 489"/>
                  <draw:equation draw:name="f185" draw:formula="?f136 / 406"/>
                  <draw:equation draw:name="f186" draw:formula="?f137 / 489"/>
                  <draw:equation draw:name="f187" draw:formula="?f138 / 406"/>
                  <draw:equation draw:name="f188" draw:formula="?f139 / 489"/>
                  <draw:equation draw:name="f189" draw:formula="?f140 / 489"/>
                  <draw:equation draw:name="f190" draw:formula="?f141 / 489"/>
                  <draw:equation draw:name="f191" draw:formula="?f142 / 406"/>
                  <draw:equation draw:name="f192" draw:formula="?f143 / 489"/>
                  <draw:equation draw:name="f193" draw:formula="?f144 / 489"/>
                  <draw:equation draw:name="f194" draw:formula="?f145 / 489"/>
                  <draw:equation draw:name="f195" draw:formula="?f146 / 489"/>
                  <draw:equation draw:name="f196" draw:formula="?f147 / 489"/>
                  <draw:equation draw:name="f197" draw:formula="?f148 / 489"/>
                  <draw:equation draw:name="f198" draw:formula="?f149 / 489"/>
                  <draw:equation draw:name="f199" draw:formula="?f150 / 489"/>
                  <draw:equation draw:name="f200" draw:formula="?f151 / 489"/>
                  <draw:equation draw:name="f201" draw:formula="?f152 / 489"/>
                  <draw:equation draw:name="f202" draw:formula="?f153 / 406"/>
                  <draw:equation draw:name="f203" draw:formula="?f154 / 406"/>
                  <draw:equation draw:name="f204" draw:formula="?f155 / 406"/>
                  <draw:equation draw:name="f205" draw:formula="?f156 / 406"/>
                  <draw:equation draw:name="f206" draw:formula="?f157 / 406"/>
                  <draw:equation draw:name="f207" draw:formula="?f158 / 406"/>
                  <draw:equation draw:name="f208" draw:formula="?f159 / 489"/>
                  <draw:equation draw:name="f209" draw:formula="?f160 / 406"/>
                  <draw:equation draw:name="f210" draw:formula="?f161 / 489"/>
                  <draw:equation draw:name="f211" draw:formula="?f162 / 406"/>
                  <draw:equation draw:name="f212" draw:formula="?f163 / 489"/>
                  <draw:equation draw:name="f213" draw:formula="?f164 / 489"/>
                  <draw:equation draw:name="f214" draw:formula="?f165 / 406"/>
                  <draw:equation draw:name="f215" draw:formula="?f166 / 489"/>
                  <draw:equation draw:name="f216" draw:formula="?f167 / 406"/>
                  <draw:equation draw:name="f217" draw:formula="?f168 / 489"/>
                  <draw:equation draw:name="f218" draw:formula="?f169 / 406"/>
                  <draw:equation draw:name="f219" draw:formula="?f170 / 489"/>
                  <draw:equation draw:name="f220" draw:formula="?f171 / 406"/>
                  <draw:equation draw:name="f221" draw:formula="?f172 / 489"/>
                  <draw:equation draw:name="f222" draw:formula="?f173 / 406"/>
                  <draw:equation draw:name="f223" draw:formula="?f174 / 489"/>
                  <draw:equation draw:name="f224" draw:formula="?f175 / 406"/>
                  <draw:equation draw:name="f225" draw:formula="?f176 / 489"/>
                  <draw:equation draw:name="f226" draw:formula="?f177 / 406"/>
                  <draw:equation draw:name="f227" draw:formula="?f178 / 489"/>
                  <draw:equation draw:name="f228" draw:formula="?f179 / 406"/>
                  <draw:equation draw:name="f229" draw:formula="?f180 / 489"/>
                  <draw:equation draw:name="f230" draw:formula="?f181 / 406"/>
                  <draw:equation draw:name="f231" draw:formula="?f182 / 489"/>
                  <draw:equation draw:name="f232" draw:formula="?f183 / 406"/>
                  <draw:equation draw:name="f233" draw:formula="0 / ?f133"/>
                  <draw:equation draw:name="f234" draw:formula="?f1 / ?f133"/>
                  <draw:equation draw:name="f235" draw:formula="0 / ?f134"/>
                  <draw:equation draw:name="f236" draw:formula="?f2 / ?f134"/>
                  <draw:equation draw:name="f237" draw:formula="?f184 / ?f133"/>
                  <draw:equation draw:name="f238" draw:formula="?f185 / ?f134"/>
                  <draw:equation draw:name="f239" draw:formula="?f186 / ?f133"/>
                  <draw:equation draw:name="f240" draw:formula="?f187 / ?f134"/>
                  <draw:equation draw:name="f241" draw:formula="?f188 / ?f133"/>
                  <draw:equation draw:name="f242" draw:formula="?f189 / ?f133"/>
                  <draw:equation draw:name="f243" draw:formula="?f190 / ?f133"/>
                  <draw:equation draw:name="f244" draw:formula="?f191 / ?f134"/>
                  <draw:equation draw:name="f245" draw:formula="?f192 / ?f133"/>
                  <draw:equation draw:name="f246" draw:formula="?f193 / ?f133"/>
                  <draw:equation draw:name="f247" draw:formula="?f194 / ?f133"/>
                  <draw:equation draw:name="f248" draw:formula="?f195 / ?f133"/>
                  <draw:equation draw:name="f249" draw:formula="?f196 / ?f133"/>
                  <draw:equation draw:name="f250" draw:formula="?f197 / ?f133"/>
                  <draw:equation draw:name="f251" draw:formula="?f198 / ?f133"/>
                  <draw:equation draw:name="f252" draw:formula="?f199 / ?f133"/>
                  <draw:equation draw:name="f253" draw:formula="?f200 / ?f133"/>
                  <draw:equation draw:name="f254" draw:formula="?f201 / ?f133"/>
                  <draw:equation draw:name="f255" draw:formula="?f202 / ?f134"/>
                  <draw:equation draw:name="f256" draw:formula="?f203 / ?f134"/>
                  <draw:equation draw:name="f257" draw:formula="?f204 / ?f134"/>
                  <draw:equation draw:name="f258" draw:formula="?f205 / ?f134"/>
                  <draw:equation draw:name="f259" draw:formula="?f206 / ?f134"/>
                  <draw:equation draw:name="f260" draw:formula="?f207 / ?f134"/>
                  <draw:equation draw:name="f261" draw:formula="?f208 / ?f133"/>
                  <draw:equation draw:name="f262" draw:formula="?f209 / ?f134"/>
                  <draw:equation draw:name="f263" draw:formula="?f210 / ?f133"/>
                  <draw:equation draw:name="f264" draw:formula="?f211 / ?f134"/>
                  <draw:equation draw:name="f265" draw:formula="?f212 / ?f133"/>
                  <draw:equation draw:name="f266" draw:formula="?f213 / ?f133"/>
                  <draw:equation draw:name="f267" draw:formula="?f214 / ?f134"/>
                  <draw:equation draw:name="f268" draw:formula="?f215 / ?f133"/>
                  <draw:equation draw:name="f269" draw:formula="?f216 / ?f134"/>
                  <draw:equation draw:name="f270" draw:formula="?f217 / ?f133"/>
                  <draw:equation draw:name="f271" draw:formula="?f218 / ?f134"/>
                  <draw:equation draw:name="f272" draw:formula="?f219 / ?f133"/>
                  <draw:equation draw:name="f273" draw:formula="?f220 / ?f134"/>
                  <draw:equation draw:name="f274" draw:formula="?f221 / ?f133"/>
                  <draw:equation draw:name="f275" draw:formula="?f222 / ?f134"/>
                  <draw:equation draw:name="f276" draw:formula="?f223 / ?f133"/>
                  <draw:equation draw:name="f277" draw:formula="?f224 / ?f134"/>
                  <draw:equation draw:name="f278" draw:formula="?f225 / ?f133"/>
                  <draw:equation draw:name="f279" draw:formula="?f226 / ?f134"/>
                  <draw:equation draw:name="f280" draw:formula="?f227 / ?f133"/>
                  <draw:equation draw:name="f281" draw:formula="?f228 / ?f134"/>
                  <draw:equation draw:name="f282" draw:formula="?f229 / ?f133"/>
                  <draw:equation draw:name="f283" draw:formula="?f230 / ?f134"/>
                  <draw:equation draw:name="f284" draw:formula="?f231 / ?f133"/>
                  <draw:equation draw:name="f285" draw:formula="?f232 / ?f134"/>
                </draw:enhanced-geometry>
              </draw:custom-shape>
            </draw:g>
          </table:table-cell>
          <table:table-cell office:value-type="string" table:number-columns-spanned="1" table:number-rows-spanned="2" table:style-name="ce44">
            <text:p>PHONE:</text:p>
          </table:table-cell>
          <table:table-cell office:value-type="float" office:value="4355550187" table:number-columns-spanned="3" table:number-rows-spanned="2" table:style-name="ce43">
            <text:p>(435) 555-0187</text:p>
          </table:table-cell>
          <table:covered-table-cell table:number-columns-repeated="2"/>
          <table:table-cell table:style-name="ce4"/>
          <table:table-cell office:value-type="string" table:style-name="ce13">
            <text:p>Insurance agent phone:</text:p>
          </table:table-cell>
          <table:table-cell office:value-type="float" office:value="8005550156" table:number-columns-spanned="3" table:number-rows-spanned="1" table:style-name="ce43">
            <text:p>(800) 555-0156</text:p>
          </table:table-cell>
          <table:covered-table-cell table:number-columns-repeated="2"/>
          <table:table-cell table:number-columns-repeated="16374" table:style-name="ce4"/>
        </table:table-row>
        <table:table-row table:style-name="ro4">
          <table:table-cell table:style-name="ce4"/>
          <table:covered-table-cell/>
          <table:covered-table-cell/>
          <table:covered-table-cell table:number-columns-repeated="2"/>
          <table:table-cell table:style-name="ce4"/>
          <table:table-cell office:value-type="string" table:style-name="ce13">
            <text:p>Insurance agent address:</text:p>
          </table:table-cell>
          <table:table-cell office:value-type="string" table:number-columns-spanned="3" table:number-rows-spanned="1" table:style-name="ce46">
            <text:p>6789 Palm Street, Moline FL 68897</text:p>
          </table:table-cell>
          <table:covered-table-cell table:number-columns-repeated="2"/>
          <table:table-cell table:number-columns-repeated="16374" table:style-name="ce4"/>
        </table:table-row>
        <table:table-row table:style-name="ro5">
          <table:table-cell table:style-name="ce15"/>
          <table:table-cell table:number-columns-repeated="16383" table:style-name="ce4"/>
        </table:table-row>
        <table:table-row table:style-name="ro3">
          <table:table-cell office:value-type="string" table:style-name="ce16">
            <text:p>Item #</text:p>
          </table:table-cell>
          <table:table-cell office:value-type="string" table:style-name="ce17">
            <text:p>Room/</text:p>
            <text:p>area</text:p>
          </table:table-cell>
          <table:table-cell office:value-type="string" table:style-name="ce17">
            <text:p>Item/</text:p>
            <text:p>description</text:p>
          </table:table-cell>
          <table:table-cell office:value-type="string" table:style-name="ce17">
            <text:p>Make/</text:p>
            <text:p>model</text:p>
          </table:table-cell>
          <table:table-cell office:value-type="string" table:style-name="ce17">
            <text:p>Serial number/</text:p>
            <text:p>ID number</text:p>
          </table:table-cell>
          <table:table-cell office:value-type="string" table:style-name="ce17">
            <text:p>Date</text:p>
            <text:p>purchased</text:p>
          </table:table-cell>
          <table:table-cell office:value-type="string" table:style-name="ce17">
            <text:p>Where purchased</text:p>
          </table:table-cell>
          <table:table-cell office:value-type="string" table:style-name="ce17">
            <text:p>Purchase</text:p>
            <text:p><text:s/>price</text:p>
          </table:table-cell>
          <table:table-cell office:value-type="string" table:style-name="ce17">
            <text:p>Estimated</text:p>
            <text:p>current value</text:p>
          </table:table-cell>
          <table:table-cell office:value-type="string" table:style-name="ce17">
            <text:p>Notes</text:p>
          </table:table-cell>
          <table:table-cell office:value-type="string" table:style-name="ce18">
            <text:p>Photo?</text:p>
          </table:table-cell>
          <table:table-cell table:number-columns-repeated="16373" table:style-name="ce19"/>
        </table:table-row>
        <table:table-row table:style-name="ro4">
          <table:table-cell office:value-type="float" office:value="1" table:content-validation-name="val2" table:style-name="ce20">
            <text:p>1</text:p>
          </table:table-cell>
          <table:table-cell office:value-type="string" table:content-validation-name="val1" table:style-name="ce21">
            <text:p>Living Room</text:p>
          </table:table-cell>
          <table:table-cell office:value-type="string" table:style-name="ce22">
            <text:p>Item 1</text:p>
          </table:table-cell>
          <table:table-cell office:value-type="string" table:style-name="ce23">
            <text:p>Manufacturer 1</text:p>
          </table:table-cell>
          <table:table-cell office:value-type="string" table:style-name="ce24">
            <text:p>33XCBH3</text:p>
          </table:table-cell>
          <table:table-cell office:value-type="date" office:date-value="2010-05-02T00:00:00" table:style-name="ce25">
            <text:p>02.05.2010</text:p>
          </table:table-cell>
          <table:table-cell office:value-type="string" table:style-name="ce21">
            <text:p>Online</text:p>
          </table:table-cell>
          <table:table-cell office:value-type="float" office:value="2000" table:style-name="ce26">
            <text:p>$2.000,00<text:s/></text:p>
          </table:table-cell>
          <table:table-cell office:value-type="float" office:value="2000" table:style-name="ce27">
            <text:p>$2.000,00<text:s/></text:p>
          </table:table-cell>
          <table:table-cell table:style-name="ce28"/>
          <table:table-cell office:value-type="string" table:style-name="ce24">
            <text:p>Yes</text:p>
          </table:table-cell>
          <table:table-cell table:style-name="ce1"/>
          <table:table-cell table:number-columns-repeated="16372" table:style-name="ce4"/>
        </table:table-row>
        <table:table-row table:style-name="ro4">
          <table:table-cell office:value-type="float" office:value="2" table:formula="of:=[.A12]+1" table:content-validation-name="val2" table:style-name="ce20">
            <text:p>2</text:p>
          </table:table-cell>
          <table:table-cell office:value-type="string" table:content-validation-name="val1" table:style-name="ce21">
            <text:p>Home Office</text:p>
          </table:table-cell>
          <table:table-cell office:value-type="string" table:style-name="ce22">
            <text:p>Item 2</text:p>
          </table:table-cell>
          <table:table-cell office:value-type="string" table:style-name="ce23">
            <text:p>Manufacturer 2</text:p>
          </table:table-cell>
          <table:table-cell office:value-type="string" table:style-name="ce24">
            <text:p>55-678B</text:p>
          </table:table-cell>
          <table:table-cell office:value-type="date" office:date-value="2010-11-06T00:00:00" table:style-name="ce25">
            <text:p>06.11.2010</text:p>
          </table:table-cell>
          <table:table-cell office:value-type="string" table:style-name="ce21">
            <text:p>Computer Store</text:p>
          </table:table-cell>
          <table:table-cell office:value-type="float" office:value="1500" table:style-name="ce26">
            <text:p>$1.500,00<text:s/></text:p>
          </table:table-cell>
          <table:table-cell office:value-type="float" office:value="1000" table:style-name="ce27">
            <text:p>$1.000,00<text:s/></text:p>
          </table:table-cell>
          <table:table-cell table:style-name="ce28"/>
          <table:table-cell office:value-type="string" table:style-name="ce24">
            <text:p>No</text:p>
          </table:table-cell>
          <table:table-cell table:style-name="ce1"/>
          <table:table-cell table:number-columns-repeated="16372" table:style-name="ce4"/>
        </table:table-row>
        <table:table-row table:style-name="ro4">
          <table:table-cell office:value-type="float" office:value="3" table:formula="of:=[.A13]+1" table:content-validation-name="val2" table:style-name="ce20">
            <text:p>3</text:p>
          </table:table-cell>
          <table:table-cell office:value-type="string" table:content-validation-name="val1" table:style-name="ce21">
            <text:p>Living Room</text:p>
          </table:table-cell>
          <table:table-cell office:value-type="string" table:style-name="ce22">
            <text:p>Item 3</text:p>
          </table:table-cell>
          <table:table-cell office:value-type="string" table:style-name="ce23">
            <text:p>Manufacturer 3</text:p>
          </table:table-cell>
          <table:table-cell office:value-type="string" table:style-name="ce24">
            <text:p>7865SS-J3</text:p>
          </table:table-cell>
          <table:table-cell office:value-type="date" office:date-value="2011-03-15T00:00:00" table:style-name="ce25">
            <text:p>15.03.2011</text:p>
          </table:table-cell>
          <table:table-cell office:value-type="string" table:style-name="ce21">
            <text:p>Furniture store</text:p>
          </table:table-cell>
          <table:table-cell office:value-type="float" office:value="560" table:style-name="ce26">
            <text:p>$560,00<text:s/></text:p>
          </table:table-cell>
          <table:table-cell office:value-type="float" office:value="550" table:style-name="ce27">
            <text:p>$550,00<text:s/></text:p>
          </table:table-cell>
          <table:table-cell table:style-name="ce28"/>
          <table:table-cell office:value-type="string" table:style-name="ce24">
            <text:p>No</text:p>
          </table:table-cell>
          <table:table-cell table:number-columns-repeated="16373" table:style-name="ce1"/>
        </table:table-row>
        <table:table-row table:style-name="ro4">
          <table:table-cell office:value-type="float" office:value="4" table:formula="of:=[.A14]+1" table:content-validation-name="val2" table:style-name="ce29">
            <text:p>4</text:p>
          </table:table-cell>
          <table:table-cell office:value-type="string" table:content-validation-name="val1" table:style-name="ce30">
            <text:p>Dining Room</text:p>
          </table:table-cell>
          <table:table-cell office:value-type="string" table:style-name="ce30">
            <text:p>Item 4</text:p>
          </table:table-cell>
          <table:table-cell office:value-type="string" table:style-name="ce30">
            <text:p>Manufacturer 4</text:p>
          </table:table-cell>
          <table:table-cell office:value-type="string" table:style-name="ce29">
            <text:p>768087</text:p>
          </table:table-cell>
          <table:table-cell office:value-type="date" office:date-value="2011-06-01T00:00:00" table:style-name="ce31">
            <text:p>01.06.2011</text:p>
          </table:table-cell>
          <table:table-cell office:value-type="string" table:style-name="ce30">
            <text:p>Online</text:p>
          </table:table-cell>
          <table:table-cell office:value-type="float" office:value="240" table:style-name="ce27">
            <text:p>$240,00<text:s/></text:p>
          </table:table-cell>
          <table:table-cell office:value-type="float" office:value="200" table:style-name="ce27">
            <text:p>$200,00<text:s/></text:p>
          </table:table-cell>
          <table:table-cell table:style-name="ce28"/>
          <table:table-cell office:value-type="string" table:style-name="ce32">
            <text:p>Yes</text:p>
          </table:table-cell>
          <table:table-cell table:number-columns-repeated="2" table:style-name="ce1"/>
          <table:table-cell table:number-columns-repeated="16371"/>
        </table:table-row>
        <table:table-row table:style-name="ro4">
          <table:table-cell office:value-type="float" office:value="5" table:formula="of:=[.A15]+1" table:content-validation-name="val2" table:style-name="ce29">
            <text:p>5</text:p>
          </table:table-cell>
          <table:table-cell office:value-type="string" table:content-validation-name="val1" table:style-name="ce30">
            <text:p>Family Room</text:p>
          </table:table-cell>
          <table:table-cell office:value-type="string" table:style-name="ce30">
            <text:p>Item 5</text:p>
          </table:table-cell>
          <table:table-cell office:value-type="string" table:style-name="ce30">
            <text:p>Manufacturer 5</text:p>
          </table:table-cell>
          <table:table-cell office:value-type="string" table:style-name="ce29">
            <text:p>80-JBNR</text:p>
          </table:table-cell>
          <table:table-cell office:value-type="date" office:date-value="2011-08-19T00:00:00" table:style-name="ce31">
            <text:p>19.08.2011</text:p>
          </table:table-cell>
          <table:table-cell office:value-type="string" table:style-name="ce30">
            <text:p>Computer Store</text:p>
          </table:table-cell>
          <table:table-cell office:value-type="float" office:value="300" table:style-name="ce27">
            <text:p>$300,00<text:s/></text:p>
          </table:table-cell>
          <table:table-cell office:value-type="float" office:value="290" table:style-name="ce27">
            <text:p>$290,00<text:s/></text:p>
          </table:table-cell>
          <table:table-cell table:style-name="ce28"/>
          <table:table-cell office:value-type="string" table:style-name="ce32">
            <text:p>No</text:p>
          </table:table-cell>
          <table:table-cell table:number-columns-repeated="2" table:style-name="ce1"/>
          <table:table-cell table:number-columns-repeated="16371"/>
        </table:table-row>
        <table:table-row table:style-name="ro4">
          <table:table-cell office:value-type="string" table:style-name="ce33">
            <text:p>TOTALS</text:p>
          </table:table-cell>
          <table:table-cell office:value-type="string" office:string-value="INVENTORY ITEMS: 5" table:formula="of:=&quot;INVENTORY ITEMS: &quot;&amp;SUBTOTAL(103;[Home_Contents_Inventory_List.$B$12:.$B$16])" table:style-name="ce34">
            <text:p>INVENTORY ITEMS: 5</text:p>
          </table:table-cell>
          <table:table-cell table:style-name="ce4"/>
          <table:table-cell table:number-columns-repeated="3" table:style-name="ce35"/>
          <table:table-cell table:style-name="ce36"/>
          <table:table-cell office:value-type="float" office:value="4600" table:formula="of:=SUBTOTAL(109;[Home_Contents_Inventory_List.$H$12:.$H$16])" table:style-name="ce37">
            <text:p>$4.600,00<text:s/></text:p>
          </table:table-cell>
          <table:table-cell office:value-type="float" office:value="4040" table:formula="of:=SUBTOTAL(109;[Home_Contents_Inventory_List.$I$12:.$I$16])" table:style-name="ce38">
            <text:p>$4.040,00</text:p>
          </table:table-cell>
          <table:table-cell table:number-columns-repeated="2" table:style-name="ce35"/>
          <table:table-cell table:number-columns-repeated="16373"/>
        </table:table-row>
        <table:table-row table:number-rows-repeated="1048559" table:style-name="ro4">
          <table:table-cell table:number-columns-repeated="16384"/>
        </table:table-row>
        <table:named-expressions>
          <table:named-range table:name="Print_Titles" table:cell-range-address="Home_Contents_Inventory_List.$A$11:Home_Contents_Inventory_List.$XFD$11" table:base-cell-address="Home_Contents_Inventory_List.$A$1"/>
        </table:named-expressions>
      </table:table>
      <table:table table:name="Room_Lookup" table:style-name="ta2">
        <table:table-column table:style-name="co12" table:default-cell-style-name="ce1"/>
        <table:table-column table:style-name="co11" table:number-columns-repeated="16383" table:default-cell-style-name="ce1"/>
        <table:table-row table:style-name="ro6">
          <table:table-cell office:value-type="string" table:style-name="ce47">
            <text:p><text:span text:style-name="T2">Room</text:span><text:s/>Lookup</text:p>
            <draw:custom-shape svg:x="3.30209in" svg:y="0.0625in" svg:width="0.3915in" svg:height="0.35312in" draw:z-index="1" draw:id="id10" draw:style-name="a26" draw:name="House icon">
              <svg:title>House icon</svg:title>
              <svg:desc>""</svg:desc>
              <text:p text:style-name="a25" text:class-names="" text:cond-style-name=""><text:span text:style-name="a24" text:class-names=""/></text:p>
              <draw:enhanced-geometry xmlns:dr3d="urn:oasis:names:tc:opendocument:xmlns:dr3d:1.0" draw:type="non-primitive" svg:viewBox="0 0 565 516" draw:enhanced-path="M ?f3 ?f4 L ?f5 ?f4 ?f6 ?f7 ?f8 ?f9 ?f10 ?f11 ?f10 ?f12 ?f8 ?f13 ?f6 ?f14 ?f5 ?f15 ?f3 ?f16 ?f17 ?f16 ?f11 ?f15 ?f18 ?f14 ?f19 ?f13 ?f20 ?f12 ?f20 ?f11 ?f19 ?f9 ?f18 ?f7 ?f11 ?f4 ?f17 ?f4 ?f3 ?f4 Z M ?f21 ?f22 L ?f23 ?f22 ?f24 ?f25 ?f26 ?f27 ?f28 ?f9 ?f28 ?f29 ?f26 ?f30 ?f24 ?f31 ?f23 ?f32 ?f21 ?f32 ?f33 ?f32 ?f34 ?f32 ?f35 ?f31 ?f36 ?f30 ?f37 ?f29 ?f37 ?f9 ?f36 ?f27 ?f35 ?f25 ?f34 ?f22 ?f33 ?f22 ?f21 ?f22 Z M ?f38 ?f0 L ?f39 ?f40 ?f41 ?f42 ?f41 ?f43 ?f41 ?f44 ?f45 ?f46 ?f47 ?f48 ?f49 ?f50 ?f51 ?f50 ?f52 ?f50 ?f53 ?f50 ?f54 ?f48 ?f55 ?f46 ?f56 ?f44 ?f57 ?f43 ?f57 ?f58 ?f59 ?f60 ?f1 ?f61 ?f1 ?f62 ?f1 ?f62 ?f1 ?f63 ?f59 ?f22 ?f64 ?f65 ?f66 ?f67 ?f68 ?f67 ?f69 ?f67 ?f70 ?f71 ?f72 ?f18 ?f2 ?f73 ?f74 ?f73 ?f75 ?f18 ?f75 ?f20 ?f75 ?f76 ?f77 ?f77 ?f78 ?f79 ?f80 ?f2 ?f81 ?f2 ?f82 ?f2 ?f83 ?f2 ?f43 ?f79 ?f84 ?f77 ?f84 ?f76 ?f84 ?f85 ?f84 ?f11 ?f44 ?f17 ?f86 ?f17 ?f46 ?f11 ?f87 ?f71 ?f88 ?f67 ?f89 ?f67 ?f90 ?f67 ?f91 ?f65 ?f92 ?f22 ?f93 ?f63 ?f0 ?f62 ?f93 ?f61 ?f92 ?f60 ?f94 ?f40 ?f67 ?f0 ?f38 ?f0 Z N" draw:text-areas="?f269 ?f271 ?f270 ?f272" draw:glue-points="?f273 ?f274 ?f275 ?f276 ?f277 ?f278 ?f279 ?f280 ?f281 ?f282 ?f283 ?f284 ?f285 ?f286 ?f287 ?f288 ?f289 ?f290 ?f291 ?f274 ?f292 ?f293 ?f294 ?f295 ?f296 ?f276 ?f297 ?f298 ?f299 ?f300 ?f301 ?f300 ?f302 ?f303 ?f304 ?f305 ?f306 ?f307 ?f308 ?f293 ?f292 ?f293 ?f309 ?f310 ?f311 ?f312 ?f313 ?f314 ?f315 ?f316 ?f317 ?f316 ?f318 ?f319 ?f320 ?f321 ?f322 ?f323 ?f324 ?f325 ?f324 ?f326 ?f327 ?f293 ?f328 ?f329 ?f330 ?f329 ?f331 ?f332 ?f333 ?f334 ?f335 ?f336 ?f337 ?f338 ?f339 ?f340 ?f341 ?f340 ?f342 ?f343 ?f344 ?f345 ?f344 ?f288 ?f346 ?f347 ?f348 ?f349 ?f350 ?f329 ?f351 ?f352 ?f353 ?f354 ?f353 ?f325 ?f355 ?f310 ?f356 ?f357" draw:glue-point-leaving-directions="-90, -90, -90, -90, -90, -90, -90, -90, -90, -90, -90, -90, -90, -90, -90, -90, -90, -90, -90, -90, -90, -90, -90, -90, -90, -90, -90, -90, -90, -90, -90, -90, -90, -90, -90, -90, -90, -90, -90, -90, -90, -90, -90, -90, -90, -90, -90, -90, -90, -90, -90">
                <draw:equation draw:name="f0" draw:formula="0"/>
                <draw:equation draw:name="f1" draw:formula="565"/>
                <draw:equation draw:name="f2" draw:formula="516"/>
                <draw:equation draw:name="f3" draw:formula="152"/>
                <draw:equation draw:name="f4" draw:formula="257"/>
                <draw:equation draw:name="f5" draw:formula="149"/>
                <draw:equation draw:name="f6" draw:formula="147"/>
                <draw:equation draw:name="f7" draw:formula="259"/>
                <draw:equation draw:name="f8" draw:formula="146"/>
                <draw:equation draw:name="f9" draw:formula="261"/>
                <draw:equation draw:name="f10" draw:formula="145"/>
                <draw:equation draw:name="f11" draw:formula="264"/>
                <draw:equation draw:name="f12" draw:formula="481"/>
                <draw:equation draw:name="f13" draw:formula="484"/>
                <draw:equation draw:name="f14" draw:formula="486"/>
                <draw:equation draw:name="f15" draw:formula="487"/>
                <draw:equation draw:name="f16" draw:formula="488"/>
                <draw:equation draw:name="f17" draw:formula="262"/>
                <draw:equation draw:name="f18" draw:formula="267"/>
                <draw:equation draw:name="f19" draw:formula="268"/>
                <draw:equation draw:name="f20" draw:formula="269"/>
                <draw:equation draw:name="f21" draw:formula="332"/>
                <draw:equation draw:name="f22" draw:formula="254"/>
                <draw:equation draw:name="f23" draw:formula="330"/>
                <draw:equation draw:name="f24" draw:formula="327"/>
                <draw:equation draw:name="f25" draw:formula="256"/>
                <draw:equation draw:name="f26" draw:formula="326"/>
                <draw:equation draw:name="f27" draw:formula="258"/>
                <draw:equation draw:name="f28" draw:formula="325"/>
                <draw:equation draw:name="f29" draw:formula="361"/>
                <draw:equation draw:name="f30" draw:formula="364"/>
                <draw:equation draw:name="f31" draw:formula="366"/>
                <draw:equation draw:name="f32" draw:formula="368"/>
                <draw:equation draw:name="f33" draw:formula="417"/>
                <draw:equation draw:name="f34" draw:formula="420"/>
                <draw:equation draw:name="f35" draw:formula="422"/>
                <draw:equation draw:name="f36" draw:formula="423"/>
                <draw:equation draw:name="f37" draw:formula="424"/>
                <draw:equation draw:name="f38" draw:formula="287"/>
                <draw:equation draw:name="f39" draw:formula="295"/>
                <draw:equation draw:name="f40" draw:formula="4"/>
                <draw:equation draw:name="f41" draw:formula="401"/>
                <draw:equation draw:name="f42" draw:formula="100"/>
                <draw:equation draw:name="f43" draw:formula="58"/>
                <draw:equation draw:name="f44" draw:formula="54"/>
                <draw:equation draw:name="f45" draw:formula="403"/>
                <draw:equation draw:name="f46" draw:formula="51"/>
                <draw:equation draw:name="f47" draw:formula="405"/>
                <draw:equation draw:name="f48" draw:formula="49"/>
                <draw:equation draw:name="f49" draw:formula="408"/>
                <draw:equation draw:name="f50" draw:formula="47"/>
                <draw:equation draw:name="f51" draw:formula="412"/>
                <draw:equation draw:name="f52" draw:formula="468"/>
                <draw:equation draw:name="f53" draw:formula="471"/>
                <draw:equation draw:name="f54" draw:formula="474"/>
                <draw:equation draw:name="f55" draw:formula="477"/>
                <draw:equation draw:name="f56" draw:formula="478"/>
                <draw:equation draw:name="f57" draw:formula="479"/>
                <draw:equation draw:name="f58" draw:formula="170"/>
                <draw:equation draw:name="f59" draw:formula="563"/>
                <draw:equation draw:name="f60" draw:formula="245"/>
                <draw:equation draw:name="f61" draw:formula="247"/>
                <draw:equation draw:name="f62" draw:formula="249"/>
                <draw:equation draw:name="f63" draw:formula="252"/>
                <draw:equation draw:name="f64" draw:formula="539"/>
                <draw:equation draw:name="f65" draw:formula="276"/>
                <draw:equation draw:name="f66" draw:formula="537"/>
                <draw:equation draw:name="f67" draw:formula="278"/>
                <draw:equation draw:name="f68" draw:formula="534"/>
                <draw:equation draw:name="f69" draw:formula="531"/>
                <draw:equation draw:name="f70" draw:formula="529"/>
                <draw:equation draw:name="f71" draw:formula="277"/>
                <draw:equation draw:name="f72" draw:formula="518"/>
                <draw:equation draw:name="f73" draw:formula="265"/>
                <draw:equation draw:name="f74" draw:formula="515"/>
                <draw:equation draw:name="f75" draw:formula="513"/>
                <draw:equation draw:name="f76" draw:formula="509"/>
                <draw:equation draw:name="f77" draw:formula="512"/>
                <draw:equation draw:name="f78" draw:formula="511"/>
                <draw:equation draw:name="f79" draw:formula="514"/>
                <draw:equation draw:name="f80" draw:formula="508"/>
                <draw:equation draw:name="f81" draw:formula="506"/>
                <draw:equation draw:name="f82" draw:formula="63"/>
                <draw:equation draw:name="f83" draw:formula="60"/>
                <draw:equation draw:name="f84" draw:formula="56"/>
                <draw:equation draw:name="f85" draw:formula="266"/>
                <draw:equation draw:name="f86" draw:formula="53"/>
                <draw:equation draw:name="f87" draw:formula="37"/>
                <draw:equation draw:name="f88" draw:formula="34"/>
                <draw:equation draw:name="f89" draw:formula="32"/>
                <draw:equation draw:name="f90" draw:formula="28"/>
                <draw:equation draw:name="f91" draw:formula="25"/>
                <draw:equation draw:name="f92" draw:formula="2"/>
                <draw:equation draw:name="f93" draw:formula="1"/>
                <draw:equation draw:name="f94" draw:formula="271"/>
                <draw:equation draw:name="f95" draw:formula="?f2 - ?f0"/>
                <draw:equation draw:name="f96" draw:formula="?f1 - ?f0"/>
                <draw:equation draw:name="f97" draw:formula="?f96 / 565"/>
                <draw:equation draw:name="f98" draw:formula="?f95 / 516"/>
                <draw:equation draw:name="f99" draw:formula="149 * ?f96"/>
                <draw:equation draw:name="f100" draw:formula="257 * ?f95"/>
                <draw:equation draw:name="f101" draw:formula="146 * ?f96"/>
                <draw:equation draw:name="f102" draw:formula="261 * ?f95"/>
                <draw:equation draw:name="f103" draw:formula="145 * ?f96"/>
                <draw:equation draw:name="f104" draw:formula="481 * ?f95"/>
                <draw:equation draw:name="f105" draw:formula="147 * ?f96"/>
                <draw:equation draw:name="f106" draw:formula="486 * ?f95"/>
                <draw:equation draw:name="f107" draw:formula="152 * ?f96"/>
                <draw:equation draw:name="f108" draw:formula="488 * ?f95"/>
                <draw:equation draw:name="f109" draw:formula="264 * ?f96"/>
                <draw:equation draw:name="f110" draw:formula="487 * ?f95"/>
                <draw:equation draw:name="f111" draw:formula="268 * ?f96"/>
                <draw:equation draw:name="f112" draw:formula="484 * ?f95"/>
                <draw:equation draw:name="f113" draw:formula="269 * ?f96"/>
                <draw:equation draw:name="f114" draw:formula="264 * ?f95"/>
                <draw:equation draw:name="f115" draw:formula="267 * ?f96"/>
                <draw:equation draw:name="f116" draw:formula="259 * ?f95"/>
                <draw:equation draw:name="f117" draw:formula="262 * ?f96"/>
                <draw:equation draw:name="f118" draw:formula="332 * ?f96"/>
                <draw:equation draw:name="f119" draw:formula="254 * ?f95"/>
                <draw:equation draw:name="f120" draw:formula="327 * ?f96"/>
                <draw:equation draw:name="f121" draw:formula="256 * ?f95"/>
                <draw:equation draw:name="f122" draw:formula="325 * ?f96"/>
                <draw:equation draw:name="f123" draw:formula="326 * ?f96"/>
                <draw:equation draw:name="f124" draw:formula="364 * ?f95"/>
                <draw:equation draw:name="f125" draw:formula="330 * ?f96"/>
                <draw:equation draw:name="f126" draw:formula="368 * ?f95"/>
                <draw:equation draw:name="f127" draw:formula="417 * ?f96"/>
                <draw:equation draw:name="f128" draw:formula="422 * ?f96"/>
                <draw:equation draw:name="f129" draw:formula="366 * ?f95"/>
                <draw:equation draw:name="f130" draw:formula="424 * ?f96"/>
                <draw:equation draw:name="f131" draw:formula="361 * ?f95"/>
                <draw:equation draw:name="f132" draw:formula="423 * ?f96"/>
                <draw:equation draw:name="f133" draw:formula="258 * ?f95"/>
                <draw:equation draw:name="f134" draw:formula="420 * ?f96"/>
                <draw:equation draw:name="f135" draw:formula="295 * ?f96"/>
                <draw:equation draw:name="f136" draw:formula="4 * ?f95"/>
                <draw:equation draw:name="f137" draw:formula="401 * ?f96"/>
                <draw:equation draw:name="f138" draw:formula="58 * ?f95"/>
                <draw:equation draw:name="f139" draw:formula="403 * ?f96"/>
                <draw:equation draw:name="f140" draw:formula="51 * ?f95"/>
                <draw:equation draw:name="f141" draw:formula="408 * ?f96"/>
                <draw:equation draw:name="f142" draw:formula="47 * ?f95"/>
                <draw:equation draw:name="f143" draw:formula="468 * ?f96"/>
                <draw:equation draw:name="f144" draw:formula="474 * ?f96"/>
                <draw:equation draw:name="f145" draw:formula="49 * ?f95"/>
                <draw:equation draw:name="f146" draw:formula="478 * ?f96"/>
                <draw:equation draw:name="f147" draw:formula="54 * ?f95"/>
                <draw:equation draw:name="f148" draw:formula="479 * ?f96"/>
                <draw:equation draw:name="f149" draw:formula="170 * ?f95"/>
                <draw:equation draw:name="f150" draw:formula="565 * ?f96"/>
                <draw:equation draw:name="f151" draw:formula="247 * ?f95"/>
                <draw:equation draw:name="f152" draw:formula="249 * ?f95"/>
                <draw:equation draw:name="f153" draw:formula="563 * ?f96"/>
                <draw:equation draw:name="f154" draw:formula="537 * ?f96"/>
                <draw:equation draw:name="f155" draw:formula="278 * ?f95"/>
                <draw:equation draw:name="f156" draw:formula="531 * ?f96"/>
                <draw:equation draw:name="f157" draw:formula="518 * ?f96"/>
                <draw:equation draw:name="f158" draw:formula="267 * ?f95"/>
                <draw:equation draw:name="f159" draw:formula="515 * ?f96"/>
                <draw:equation draw:name="f160" draw:formula="265 * ?f95"/>
                <draw:equation draw:name="f161" draw:formula="513 * ?f96"/>
                <draw:equation draw:name="f162" draw:formula="269 * ?f95"/>
                <draw:equation draw:name="f163" draw:formula="512 * ?f96"/>
                <draw:equation draw:name="f164" draw:formula="512 * ?f95"/>
                <draw:equation draw:name="f165" draw:formula="508 * ?f96"/>
                <draw:equation draw:name="f166" draw:formula="516 * ?f95"/>
                <draw:equation draw:name="f167" draw:formula="63 * ?f96"/>
                <draw:equation draw:name="f168" draw:formula="58 * ?f96"/>
                <draw:equation draw:name="f169" draw:formula="514 * ?f95"/>
                <draw:equation draw:name="f170" draw:formula="56 * ?f96"/>
                <draw:equation draw:name="f171" draw:formula="509 * ?f95"/>
                <draw:equation draw:name="f172" draw:formula="53 * ?f96"/>
                <draw:equation draw:name="f173" draw:formula="262 * ?f95"/>
                <draw:equation draw:name="f174" draw:formula="37 * ?f96"/>
                <draw:equation draw:name="f175" draw:formula="277 * ?f95"/>
                <draw:equation draw:name="f176" draw:formula="32 * ?f96"/>
                <draw:equation draw:name="f177" draw:formula="25 * ?f96"/>
                <draw:equation draw:name="f178" draw:formula="276 * ?f95"/>
                <draw:equation draw:name="f179" draw:formula="1 * ?f96"/>
                <draw:equation draw:name="f180" draw:formula="252 * ?f95"/>
                <draw:equation draw:name="f181" draw:formula="271 * ?f96"/>
                <draw:equation draw:name="f182" draw:formula="287 * ?f96"/>
                <draw:equation draw:name="f183" draw:formula="0 * ?f95"/>
                <draw:equation draw:name="f184" draw:formula="?f99 / 565"/>
                <draw:equation draw:name="f185" draw:formula="?f100 / 516"/>
                <draw:equation draw:name="f186" draw:formula="?f101 / 565"/>
                <draw:equation draw:name="f187" draw:formula="?f102 / 516"/>
                <draw:equation draw:name="f188" draw:formula="?f103 / 565"/>
                <draw:equation draw:name="f189" draw:formula="?f104 / 516"/>
                <draw:equation draw:name="f190" draw:formula="?f105 / 565"/>
                <draw:equation draw:name="f191" draw:formula="?f106 / 516"/>
                <draw:equation draw:name="f192" draw:formula="?f107 / 565"/>
                <draw:equation draw:name="f193" draw:formula="?f108 / 516"/>
                <draw:equation draw:name="f194" draw:formula="?f109 / 565"/>
                <draw:equation draw:name="f195" draw:formula="?f110 / 516"/>
                <draw:equation draw:name="f196" draw:formula="?f111 / 565"/>
                <draw:equation draw:name="f197" draw:formula="?f112 / 516"/>
                <draw:equation draw:name="f198" draw:formula="?f113 / 565"/>
                <draw:equation draw:name="f199" draw:formula="?f114 / 516"/>
                <draw:equation draw:name="f200" draw:formula="?f115 / 565"/>
                <draw:equation draw:name="f201" draw:formula="?f116 / 516"/>
                <draw:equation draw:name="f202" draw:formula="?f117 / 565"/>
                <draw:equation draw:name="f203" draw:formula="?f118 / 565"/>
                <draw:equation draw:name="f204" draw:formula="?f119 / 516"/>
                <draw:equation draw:name="f205" draw:formula="?f120 / 565"/>
                <draw:equation draw:name="f206" draw:formula="?f121 / 516"/>
                <draw:equation draw:name="f207" draw:formula="?f122 / 565"/>
                <draw:equation draw:name="f208" draw:formula="?f123 / 565"/>
                <draw:equation draw:name="f209" draw:formula="?f124 / 516"/>
                <draw:equation draw:name="f210" draw:formula="?f125 / 565"/>
                <draw:equation draw:name="f211" draw:formula="?f126 / 516"/>
                <draw:equation draw:name="f212" draw:formula="?f127 / 565"/>
                <draw:equation draw:name="f213" draw:formula="?f128 / 565"/>
                <draw:equation draw:name="f214" draw:formula="?f129 / 516"/>
                <draw:equation draw:name="f215" draw:formula="?f130 / 565"/>
                <draw:equation draw:name="f216" draw:formula="?f131 / 516"/>
                <draw:equation draw:name="f217" draw:formula="?f132 / 565"/>
                <draw:equation draw:name="f218" draw:formula="?f133 / 516"/>
                <draw:equation draw:name="f219" draw:formula="?f134 / 565"/>
                <draw:equation draw:name="f220" draw:formula="?f135 / 565"/>
                <draw:equation draw:name="f221" draw:formula="?f136 / 516"/>
                <draw:equation draw:name="f222" draw:formula="?f137 / 565"/>
                <draw:equation draw:name="f223" draw:formula="?f138 / 516"/>
                <draw:equation draw:name="f224" draw:formula="?f139 / 565"/>
                <draw:equation draw:name="f225" draw:formula="?f140 / 516"/>
                <draw:equation draw:name="f226" draw:formula="?f141 / 565"/>
                <draw:equation draw:name="f227" draw:formula="?f142 / 516"/>
                <draw:equation draw:name="f228" draw:formula="?f143 / 565"/>
                <draw:equation draw:name="f229" draw:formula="?f144 / 565"/>
                <draw:equation draw:name="f230" draw:formula="?f145 / 516"/>
                <draw:equation draw:name="f231" draw:formula="?f146 / 565"/>
                <draw:equation draw:name="f232" draw:formula="?f147 / 516"/>
                <draw:equation draw:name="f233" draw:formula="?f148 / 565"/>
                <draw:equation draw:name="f234" draw:formula="?f149 / 516"/>
                <draw:equation draw:name="f235" draw:formula="?f150 / 565"/>
                <draw:equation draw:name="f236" draw:formula="?f151 / 516"/>
                <draw:equation draw:name="f237" draw:formula="?f152 / 516"/>
                <draw:equation draw:name="f238" draw:formula="?f153 / 565"/>
                <draw:equation draw:name="f239" draw:formula="?f154 / 565"/>
                <draw:equation draw:name="f240" draw:formula="?f155 / 516"/>
                <draw:equation draw:name="f241" draw:formula="?f156 / 565"/>
                <draw:equation draw:name="f242" draw:formula="?f157 / 565"/>
                <draw:equation draw:name="f243" draw:formula="?f158 / 516"/>
                <draw:equation draw:name="f244" draw:formula="?f159 / 565"/>
                <draw:equation draw:name="f245" draw:formula="?f160 / 516"/>
                <draw:equation draw:name="f246" draw:formula="?f161 / 565"/>
                <draw:equation draw:name="f247" draw:formula="?f162 / 516"/>
                <draw:equation draw:name="f248" draw:formula="?f163 / 565"/>
                <draw:equation draw:name="f249" draw:formula="?f164 / 516"/>
                <draw:equation draw:name="f250" draw:formula="?f165 / 565"/>
                <draw:equation draw:name="f251" draw:formula="?f166 / 516"/>
                <draw:equation draw:name="f252" draw:formula="?f167 / 565"/>
                <draw:equation draw:name="f253" draw:formula="?f168 / 565"/>
                <draw:equation draw:name="f254" draw:formula="?f169 / 516"/>
                <draw:equation draw:name="f255" draw:formula="?f170 / 565"/>
                <draw:equation draw:name="f256" draw:formula="?f171 / 516"/>
                <draw:equation draw:name="f257" draw:formula="?f172 / 565"/>
                <draw:equation draw:name="f258" draw:formula="?f173 / 516"/>
                <draw:equation draw:name="f259" draw:formula="?f174 / 565"/>
                <draw:equation draw:name="f260" draw:formula="?f175 / 516"/>
                <draw:equation draw:name="f261" draw:formula="?f176 / 565"/>
                <draw:equation draw:name="f262" draw:formula="?f177 / 565"/>
                <draw:equation draw:name="f263" draw:formula="?f178 / 516"/>
                <draw:equation draw:name="f264" draw:formula="?f179 / 565"/>
                <draw:equation draw:name="f265" draw:formula="?f180 / 516"/>
                <draw:equation draw:name="f266" draw:formula="?f181 / 565"/>
                <draw:equation draw:name="f267" draw:formula="?f182 / 565"/>
                <draw:equation draw:name="f268" draw:formula="?f183 / 516"/>
                <draw:equation draw:name="f269" draw:formula="0 / ?f97"/>
                <draw:equation draw:name="f270" draw:formula="?f1 / ?f97"/>
                <draw:equation draw:name="f271" draw:formula="0 / ?f98"/>
                <draw:equation draw:name="f272" draw:formula="?f2 / ?f98"/>
                <draw:equation draw:name="f273" draw:formula="?f184 / ?f97"/>
                <draw:equation draw:name="f274" draw:formula="?f185 / ?f98"/>
                <draw:equation draw:name="f275" draw:formula="?f186 / ?f97"/>
                <draw:equation draw:name="f276" draw:formula="?f187 / ?f98"/>
                <draw:equation draw:name="f277" draw:formula="?f188 / ?f97"/>
                <draw:equation draw:name="f278" draw:formula="?f189 / ?f98"/>
                <draw:equation draw:name="f279" draw:formula="?f190 / ?f97"/>
                <draw:equation draw:name="f280" draw:formula="?f191 / ?f98"/>
                <draw:equation draw:name="f281" draw:formula="?f192 / ?f97"/>
                <draw:equation draw:name="f282" draw:formula="?f193 / ?f98"/>
                <draw:equation draw:name="f283" draw:formula="?f194 / ?f97"/>
                <draw:equation draw:name="f284" draw:formula="?f195 / ?f98"/>
                <draw:equation draw:name="f285" draw:formula="?f196 / ?f97"/>
                <draw:equation draw:name="f286" draw:formula="?f197 / ?f98"/>
                <draw:equation draw:name="f287" draw:formula="?f198 / ?f97"/>
                <draw:equation draw:name="f288" draw:formula="?f199 / ?f98"/>
                <draw:equation draw:name="f289" draw:formula="?f200 / ?f97"/>
                <draw:equation draw:name="f290" draw:formula="?f201 / ?f98"/>
                <draw:equation draw:name="f291" draw:formula="?f202 / ?f97"/>
                <draw:equation draw:name="f292" draw:formula="?f203 / ?f97"/>
                <draw:equation draw:name="f293" draw:formula="?f204 / ?f98"/>
                <draw:equation draw:name="f294" draw:formula="?f205 / ?f97"/>
                <draw:equation draw:name="f295" draw:formula="?f206 / ?f98"/>
                <draw:equation draw:name="f296" draw:formula="?f207 / ?f97"/>
                <draw:equation draw:name="f297" draw:formula="?f208 / ?f97"/>
                <draw:equation draw:name="f298" draw:formula="?f209 / ?f98"/>
                <draw:equation draw:name="f299" draw:formula="?f210 / ?f97"/>
                <draw:equation draw:name="f300" draw:formula="?f211 / ?f98"/>
                <draw:equation draw:name="f301" draw:formula="?f212 / ?f97"/>
                <draw:equation draw:name="f302" draw:formula="?f213 / ?f97"/>
                <draw:equation draw:name="f303" draw:formula="?f214 / ?f98"/>
                <draw:equation draw:name="f304" draw:formula="?f215 / ?f97"/>
                <draw:equation draw:name="f305" draw:formula="?f216 / ?f98"/>
                <draw:equation draw:name="f306" draw:formula="?f217 / ?f97"/>
                <draw:equation draw:name="f307" draw:formula="?f218 / ?f98"/>
                <draw:equation draw:name="f308" draw:formula="?f219 / ?f97"/>
                <draw:equation draw:name="f309" draw:formula="?f220 / ?f97"/>
                <draw:equation draw:name="f310" draw:formula="?f221 / ?f98"/>
                <draw:equation draw:name="f311" draw:formula="?f222 / ?f97"/>
                <draw:equation draw:name="f312" draw:formula="?f223 / ?f98"/>
                <draw:equation draw:name="f313" draw:formula="?f224 / ?f97"/>
                <draw:equation draw:name="f314" draw:formula="?f225 / ?f98"/>
                <draw:equation draw:name="f315" draw:formula="?f226 / ?f97"/>
                <draw:equation draw:name="f316" draw:formula="?f227 / ?f98"/>
                <draw:equation draw:name="f317" draw:formula="?f228 / ?f97"/>
                <draw:equation draw:name="f318" draw:formula="?f229 / ?f97"/>
                <draw:equation draw:name="f319" draw:formula="?f230 / ?f98"/>
                <draw:equation draw:name="f320" draw:formula="?f231 / ?f97"/>
                <draw:equation draw:name="f321" draw:formula="?f232 / ?f98"/>
                <draw:equation draw:name="f322" draw:formula="?f233 / ?f97"/>
                <draw:equation draw:name="f323" draw:formula="?f234 / ?f98"/>
                <draw:equation draw:name="f324" draw:formula="?f235 / ?f97"/>
                <draw:equation draw:name="f325" draw:formula="?f236 / ?f98"/>
                <draw:equation draw:name="f326" draw:formula="?f237 / ?f98"/>
                <draw:equation draw:name="f327" draw:formula="?f238 / ?f97"/>
                <draw:equation draw:name="f328" draw:formula="?f239 / ?f97"/>
                <draw:equation draw:name="f329" draw:formula="?f240 / ?f98"/>
                <draw:equation draw:name="f330" draw:formula="?f241 / ?f97"/>
                <draw:equation draw:name="f331" draw:formula="?f242 / ?f97"/>
                <draw:equation draw:name="f332" draw:formula="?f243 / ?f98"/>
                <draw:equation draw:name="f333" draw:formula="?f244 / ?f97"/>
                <draw:equation draw:name="f334" draw:formula="?f245 / ?f98"/>
                <draw:equation draw:name="f335" draw:formula="?f246 / ?f97"/>
                <draw:equation draw:name="f336" draw:formula="?f247 / ?f98"/>
                <draw:equation draw:name="f337" draw:formula="?f248 / ?f97"/>
                <draw:equation draw:name="f338" draw:formula="?f249 / ?f98"/>
                <draw:equation draw:name="f339" draw:formula="?f250 / ?f97"/>
                <draw:equation draw:name="f340" draw:formula="?f251 / ?f98"/>
                <draw:equation draw:name="f341" draw:formula="?f252 / ?f97"/>
                <draw:equation draw:name="f342" draw:formula="?f253 / ?f97"/>
                <draw:equation draw:name="f343" draw:formula="?f254 / ?f98"/>
                <draw:equation draw:name="f344" draw:formula="?f255 / ?f97"/>
                <draw:equation draw:name="f345" draw:formula="?f256 / ?f98"/>
                <draw:equation draw:name="f346" draw:formula="?f257 / ?f97"/>
                <draw:equation draw:name="f347" draw:formula="?f258 / ?f98"/>
                <draw:equation draw:name="f348" draw:formula="?f259 / ?f97"/>
                <draw:equation draw:name="f349" draw:formula="?f260 / ?f98"/>
                <draw:equation draw:name="f350" draw:formula="?f261 / ?f97"/>
                <draw:equation draw:name="f351" draw:formula="?f262 / ?f97"/>
                <draw:equation draw:name="f352" draw:formula="?f263 / ?f98"/>
                <draw:equation draw:name="f353" draw:formula="?f264 / ?f97"/>
                <draw:equation draw:name="f354" draw:formula="?f265 / ?f98"/>
                <draw:equation draw:name="f355" draw:formula="?f266 / ?f97"/>
                <draw:equation draw:name="f356" draw:formula="?f267 / ?f97"/>
                <draw:equation draw:name="f357" draw:formula="?f268 / ?f98"/>
              </draw:enhanced-geometry>
            </draw:custom-shape>
          </table:table-cell>
          <table:table-cell table:number-columns-repeated="16383"/>
        </table:table-row>
        <table:table-row table:style-name="ro7">
          <table:table-cell office:value-type="string" table:style-name="ce48">
            <text:p>To add to this list, type your entry directly below the</text:p>
            <text:p>last row in the table.</text:p>
          </table:table-cell>
          <table:table-cell table:number-columns-repeated="16383"/>
        </table:table-row>
        <table:table-row table:style-name="ro8">
          <table:table-cell office:value-type="string" table:style-name="ce49">
            <text:p>Room/Area</text:p>
          </table:table-cell>
          <table:table-cell table:number-columns-repeated="16383"/>
        </table:table-row>
        <table:table-row table:style-name="ro4">
          <table:table-cell office:value-type="string" table:style-name="ce50">
            <text:p>Basement</text:p>
          </table:table-cell>
          <table:table-cell table:number-columns-repeated="16383"/>
        </table:table-row>
        <table:table-row table:style-name="ro4">
          <table:table-cell office:value-type="string" table:style-name="ce51">
            <text:p>Bedroom 1</text:p>
          </table:table-cell>
          <table:table-cell table:number-columns-repeated="16383"/>
        </table:table-row>
        <table:table-row table:style-name="ro4">
          <table:table-cell office:value-type="string" table:style-name="ce51">
            <text:p>Bedroom 2</text:p>
          </table:table-cell>
          <table:table-cell table:number-columns-repeated="16383"/>
        </table:table-row>
        <table:table-row table:style-name="ro4">
          <table:table-cell office:value-type="string" table:style-name="ce51">
            <text:p>Bedroom 3</text:p>
          </table:table-cell>
          <table:table-cell table:number-columns-repeated="16383"/>
        </table:table-row>
        <table:table-row table:style-name="ro4">
          <table:table-cell office:value-type="string" table:style-name="ce50">
            <text:p>Bedroom 4</text:p>
          </table:table-cell>
          <table:table-cell table:number-columns-repeated="16383"/>
        </table:table-row>
        <table:table-row table:style-name="ro4">
          <table:table-cell office:value-type="string" table:style-name="ce51">
            <text:p>Dining Room</text:p>
          </table:table-cell>
          <table:table-cell table:number-columns-repeated="16383"/>
        </table:table-row>
        <table:table-row table:style-name="ro4">
          <table:table-cell office:value-type="string" table:style-name="ce51">
            <text:p>Family Room</text:p>
          </table:table-cell>
          <table:table-cell table:number-columns-repeated="16383"/>
        </table:table-row>
        <table:table-row table:style-name="ro4">
          <table:table-cell office:value-type="string" table:style-name="ce51">
            <text:p>Garage</text:p>
          </table:table-cell>
          <table:table-cell table:number-columns-repeated="16383"/>
        </table:table-row>
        <table:table-row table:style-name="ro4">
          <table:table-cell office:value-type="string" table:style-name="ce51">
            <text:p>Home Office</text:p>
          </table:table-cell>
          <table:table-cell table:number-columns-repeated="16383"/>
        </table:table-row>
        <table:table-row table:style-name="ro4">
          <table:table-cell office:value-type="string" table:style-name="ce51">
            <text:p>Kitchen</text:p>
          </table:table-cell>
          <table:table-cell table:number-columns-repeated="16383"/>
        </table:table-row>
        <table:table-row table:style-name="ro4">
          <table:table-cell office:value-type="string" table:style-name="ce51">
            <text:p>Living Room</text:p>
          </table:table-cell>
          <table:table-cell table:number-columns-repeated="16383"/>
        </table:table-row>
        <table:table-row table:style-name="ro4">
          <table:table-cell office:value-type="string" table:style-name="ce51">
            <text:p>Master Bedroom</text:p>
          </table:table-cell>
          <table:table-cell table:number-columns-repeated="16383"/>
        </table:table-row>
        <table:table-row table:number-rows-repeated="1048561" table:style-name="ro4">
          <table:table-cell table:number-columns-repeated="16384"/>
        </table:table-row>
      </table:table>
      <table:named-expressions>
        <table:named-range table:name="RoomList" table:cell-range-address="Room_Lookup.$A$4:Room_Lookup.$A$15" table:base-cell-address="Room_Lookup.$A$1"/>
        <table:named-expression table:name="Slicer_Room__area" table:expression="of:=&quot;&quot;" table:base-cell-address="Home_Contents_Inventory_List.$A$1"/>
      </table:named-expressions>
      <table:database-ranges>
        <table:database-range table:target-range-address="Home_Contents_Inventory_List.A11:Home_Contents_Inventory_List.K16" table:name="InventoryTable" table:display-filter-buttons="true"/>
        <table:database-range table:target-range-address="Room_Lookup.A3:Room_Lookup.A15" table:name="RoomLookup" table:display-filter-buttons="true">
          <table:sort>
            <table:sort-by table:field-number="0"/>
          </table:sort>
        </table:database-rang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Corbel" svg:font-family="Corbel"/>
  </office:font-face-decls>
  <office:styles>
    <number:number-style style:name="N0">
      <number:number number:min-integer-digits="1"/>
    </number:number-style>
    <number:date-style style:name="N36">
      <number:day number:style="long"/>
      <number:text>.</number:text>
      <number:month number:style="long"/>
      <number:text>.</number:text>
      <number:year number:style="long"/>
    </number:date-style>
    <number:number-style style:name="N37">
      <number:text>$</number:text>
      <number:number number:decimal-places="2" number:min-integer-digits="1" number:grouping="true"/>
    </number:number-style>
    <number:number-style style:name="N38P0">
      <number:text>$</number:text>
      <number:number number:decimal-places="2" number:min-integer-digits="1" number:grouping="true"/>
      <number:text> </number:text>
    </number:number-style>
    <number:number-style style:name="N38">
      <number:text>($</number:text>
      <number:number number:decimal-places="2" number:min-integer-digits="1" number:grouping="true"/>
      <number:text>)</number:text>
      <style:map style:condition="value()&gt;=0" style:apply-style-name="N38P0"/>
    </number:number-style>
    <number:text-style style:name="N39">
      <number:text> </number:text>
      <number:text-content/>
    </number:text-style>
    <number:number-style style:name="N40P0">
      <number:number number:decimal-places="0" number:min-integer-digits="0">
        <number:embedded-text number:position="4">-</number:embedded-text>
      </number:number>
    </number:number-style>
    <number:number-style style:name="N40">
      <number:text>(</number:text>
      <number:number number:decimal-places="0" number:min-integer-digits="0">
        <number:embedded-text number:position="4">-</number:embedded-text>
        <number:embedded-text number:position="7">) </number:embedded-text>
      </number:number>
      <style:map style:condition="value()&lt;=9999999" style:apply-style-name="N40P0"/>
    </number:number-style>
    <style:style style:name="Heading_32_1" style:display-name="Heading 1" style:family="table-cell" style:data-style-name="N0">
      <style:text-properties fo:color="#3E9D94" fo:font-size="16pt" style:font-size-asian="16pt" style:font-size-complex="16pt" fo:font-weight="bold" style:font-weight-asian="bold" style:font-weight-complex="bold"/>
    </style:style>
    <style:style style:name="Heading_32_2" style:display-name="Heading 2" style:family="table-cell" style:data-style-name="N0">
      <style:text-properties fo:color="#3E9D94" fo:font-size="12pt" style:font-size-asian="12pt" style:font-size-complex="12pt" fo:font-weight="bold" style:font-weight-asian="bold" style:font-weight-complex="bold"/>
    </style:style>
    <style:style style:name="Heading_32_3" style:display-name="Heading 3" style:family="table-cell" style:data-style-name="N0">
      <style:text-properties fo:color="#3E9D94" style:font-name="Corbel" style:font-name-asian="Corbel" style:font-name-complex="Corbel" fo:font-size="10pt" style:font-size-asian="10pt" style:font-size-complex="10pt" fo:font-weight="bold" style:font-weight-asian="bold" style:font-weight-complex="bold"/>
    </style:style>
    <style:style style:name="Heading_32_4" style:display-name="Heading 4" style:family="table-cell" style:data-style-name="N0">
      <style:text-properties fo:color="#3E9D94" fo:font-size="11pt" style:font-size-asian="11pt" style:font-size-complex="11pt"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9pt" style:font-size-asian="9pt" style:font-size-complex="9pt"/>
    </style:style>
    <style:style style:name="Title" style:family="table-cell" style:data-style-name="N0">
      <style:text-properties fo:color="#3E9D94" fo:font-size="26pt" style:font-size-asian="26pt" style:font-size-complex="26pt"/>
    </style:style>
    <style:style style:name="Total" style:family="table-cell" style:data-style-name="N0">
      <style:table-cell-properties fo:border-top="thin solid #3A7269" fo:border-bottom="thin double #3A7269" fo:border-left="none" fo:border-right="none"/>
      <style:text-properties fo:font-size="11pt" style:font-size-asian="11pt" style:font-size-complex="11pt" fo:font-weight="bold" style:font-weight-asian="bold" style:font-weight-complex="bold"/>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25in" fo:margin-right="0.25in" style:print-orientation="landscape" style:print-page-order="ttb" style:first-page-number="continue" style:scale-to="76%" style:table-centering="horizontal" style:print="objects charts drawings"/>
      <style:header-style>
        <style:header-footer-properties fo:min-height="0.45in" fo:margin-left="0in" fo:margin-right="0in" fo:margin-bottom="0in"/>
      </style:header-style>
      <style:footer-style>
        <style:header-footer-properties fo:min-height="0.45in" fo:margin-left="0in" fo:margin-right="0in" fo:margin-top="0in"/>
      </style:footer-style>
    </style:page-layout>
    <style:page-layout style:name="pm2">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8067</meta:generator>
    <dc:title>Home inventory</dc:title>
    <meta:initial-creator>Cem Alacayir</meta:initial-creator>
    <dc:creator>Cem Alacayir</dc:creator>
    <meta:creation-date>2017-06-07T21:36:36Z</meta:creation-date>
    <dc:date>2017-06-07T21:38:05Z</dc:date>
    <meta:user-defined meta:name="_TemplateID">TC028023459991</meta:user-defined>
  </office:meta>
</office:document-meta>
</file>